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Nimbus Roman No9 L" svg:font-family="&quot;Nimbus Roman No9 L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Nimbus Roman No9 L" style:font-name-asian="Nimbus Roman No9 L" style:font-name-complex="Nimbus Roman No9 L" fo:font-size="12pt" style:font-size-asian="12pt" style:font-size-complex="12pt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fo:background-color="#FFFF00"/>
      <style:text-properties style:font-name="Nimbus Roman No9 L" style:font-name-asian="Nimbus Roman No9 L" style:font-name-complex="Nimbus Roman No9 L" fo:font-size="12pt" style:font-size-asian="12pt" style:font-size-complex="12p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ext-properties style:font-name="Nimbus Roman No9 L" style:font-name-asian="Nimbus Roman No9 L" style:font-name-complex="Nimbus Roman No9 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" style:font-name-asian="Liberation Sans" style:font-name-complex="Liberation Sans"/>
    </style:style>
    <style:style style:name="ce13" style:family="table-cell" style:parent-style-name="Default" style:data-style-name="N36">
      <style:text-properties style:font-name="Nimbus Roman No9 L" style:font-name-asian="Nimbus Roman No9 L" style:font-name-complex="Nimbus Roman No9 L" fo:font-size="12pt" style:font-size-asian="12pt" style:font-size-complex="12pt"/>
    </style:style>
    <style:style style:name="ce14" style:family="table-cell" style:parent-style-name="Default" style:data-style-name="N36">
      <style:table-cell-properties fo:background-color="transparent"/>
      <style:text-properties style:font-name="Nimbus Roman No9 L" style:font-name-asian="Nimbus Roman No9 L" style:font-name-complex="Nimbus Roman No9 L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2">
      <style:table-cell-properties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05694444444444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23472222222222cm"/>
    </style:style>
    <style:style style:name="co4" style:family="table-column">
      <style:table-column-properties fo:break-before="auto" style:column-width="3.10444444444444cm"/>
    </style:style>
    <style:style style:name="co5" style:family="table-column">
      <style:table-column-properties fo:break-before="auto" style:column-width="2.68111111111111cm"/>
    </style:style>
    <style:style style:name="co6" style:family="table-column">
      <style:table-column-properties fo:break-before="auto" style:column-width="2.83986111111111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1.56986111111111cm"/>
    </style:style>
    <style:style style:name="co13" style:family="table-column">
      <style:table-column-properties fo:break-before="auto" style:column-width="2.62819444444444cm"/>
    </style:style>
    <style:style style:name="co14" style:family="table-column">
      <style:table-column-properties fo:break-before="auto" style:column-width="2.34597222222222cm"/>
    </style:style>
    <style:style style:name="co15" style:family="table-column">
      <style:table-column-properties fo:break-before="auto" style:column-width="2.25777777777778cm"/>
    </style:style>
    <style:style style:name="co16" style:family="table-column">
      <style:table-column-properties fo:break-before="auto" style:column-width="2.08138888888889cm"/>
    </style:style>
    <style:style style:name="co17" style:family="table-column">
      <style:table-column-properties fo:break-before="auto" style:column-width="1.02305555555556cm"/>
    </style:style>
    <style:style style:name="co18" style:family="table-column">
      <style:table-column-properties fo:break-before="auto" style:column-width="2.52236111111111cm"/>
    </style:style>
    <style:style style:name="co19" style:family="table-column">
      <style:table-column-properties fo:break-before="auto" style:column-width="3.40430555555556cm"/>
    </style:style>
    <style:style style:name="co20" style:family="table-column">
      <style:table-column-properties fo:break-before="auto" style:column-width="1.37583333333333cm"/>
    </style:style>
    <style:style style:name="co21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olet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Bromelia</text:p>
          </table:table-cell>
          <table:table-cell office:value-type="string" table:style-name="ce1">
            <text:p>Cenario</text:p>
          </table:table-cell>
          <table:table-cell office:value-type="string" table:style-name="ce1">
            <text:p>Bloco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office:value-type="string" table:style-name="ce2">
            <text:p>Fósforo (mg/L)</text:p>
          </table:table-cell>
          <table:table-cell office:value-type="string" table:style-name="ce1">
            <text:p>Carbono</text:p>
          </table:table-cell>
          <table:table-cell office:value-type="string" table:style-name="ce1">
            <text:p>Nitrogênio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u0.1K.05</text:p>
          </table:table-cell>
          <table:table-cell office:value-type="float" office:value="2" table:style-name="ce1">
            <text:p>2</text:p>
          </table:table-cell>
          <table:table-cell office:value-type="float" office:value="41.78" table:formula="of:=[Coleta_1.G2]*2" table:style-name="ce2">
            <text:p>41.78</text:p>
          </table:table-cell>
          <table:table-cell office:value-type="float" office:value="1.6946000000000001" table:formula="of:=[Coleta_1.H2]*2" table:style-name="ce2">
            <text:p>1.6946</text:p>
          </table:table-cell>
          <table:table-cell office:value-type="float" office:value="0.16364512345000001" table:style-name="ce3">
            <text:p>0.16365</text:p>
          </table:table-cell>
          <table:table-cell office:value-type="float" office:value="20.89" table:style-name="ce1">
            <text:p>20.89</text:p>
          </table:table-cell>
          <table:table-cell office:value-type="float" office:value="0.84730000000000005" table:style-name="ce1">
            <text:p>0.847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u1K1</text:p>
          </table:table-cell>
          <table:table-cell office:value-type="float" office:value="5" table:style-name="ce1">
            <text:p>5</text:p>
          </table:table-cell>
          <table:table-cell office:value-type="float" office:value="2312" table:formula="of:=[Coleta_1.G3]*2" table:style-name="ce2">
            <text:p>2312</text:p>
          </table:table-cell>
          <table:table-cell office:value-type="float" office:value="0.8226" table:formula="of:=[Coleta_1.H3]*2" table:style-name="ce2">
            <text:p>0.8226</text:p>
          </table:table-cell>
          <table:table-cell office:value-type="string" table:style-name="ce4">
            <text:p>-</text:p>
          </table:table-cell>
          <table:table-cell office:value-type="float" office:value="1156" table:style-name="ce1">
            <text:p>1156</text:p>
          </table:table-cell>
          <table:table-cell office:value-type="float" office:value="0.4113" table:style-name="ce1">
            <text:p>0.4113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u0.1K1</text:p>
          </table:table-cell>
          <table:table-cell office:value-type="float" office:value="4" table:style-name="ce1">
            <text:p>4</text:p>
          </table:table-cell>
          <table:table-cell office:value-type="float" office:value="1.0176000000000001" table:formula="of:=[Coleta_1.G4]*2" table:style-name="ce2">
            <text:p>1.0176</text:p>
          </table:table-cell>
          <table:table-cell office:value-type="float" office:value="0.36080000000000001" table:formula="of:=[Coleta_1.H4]*2" table:style-name="ce2">
            <text:p>0.3608</text:p>
          </table:table-cell>
          <table:table-cell office:value-type="string" table:style-name="ce4">
            <text:p>-</text:p>
          </table:table-cell>
          <table:table-cell office:value-type="float" office:value="0.50880000000000003" table:style-name="ce1">
            <text:p>0.5088</text:p>
          </table:table-cell>
          <table:table-cell office:value-type="float" office:value="0.1804" table:style-name="ce1">
            <text:p>0.1804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u1K0.5</text:p>
          </table:table-cell>
          <table:table-cell office:value-type="float" office:value="5" table:style-name="ce1">
            <text:p>5</text:p>
          </table:table-cell>
          <table:table-cell office:value-type="float" office:value="105.68" table:formula="of:=[Coleta_1.G5]*2" table:style-name="ce2">
            <text:p>105.68</text:p>
          </table:table-cell>
          <table:table-cell office:value-type="float" office:value="0.2838" table:formula="of:=[Coleta_1.H5]*2" table:style-name="ce2">
            <text:p>0.2838</text:p>
          </table:table-cell>
          <table:table-cell office:value-type="float" office:value="3.026380146E-2" table:style-name="ce3">
            <text:p>0.03026</text:p>
          </table:table-cell>
          <table:table-cell office:value-type="float" office:value="52.84" table:style-name="ce1">
            <text:p>52.84</text:p>
          </table:table-cell>
          <table:table-cell office:value-type="float" office:value="0.1419" table:style-name="ce1">
            <text:p>0.141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u1K1</text:p>
          </table:table-cell>
          <table:table-cell office:value-type="float" office:value="1" table:style-name="ce1">
            <text:p>1</text:p>
          </table:table-cell>
          <table:table-cell office:value-type="float" office:value="27.7" table:formula="of:=[Coleta_1.G6]*2" table:style-name="ce2">
            <text:p>27.7</text:p>
          </table:table-cell>
          <table:table-cell office:value-type="float" office:value="0.27200000000000002" table:formula="of:=[Coleta_1.H6]*2" table:style-name="ce2">
            <text:p>0.272</text:p>
          </table:table-cell>
          <table:table-cell office:value-type="float" office:value="8.8860610919999999E-2" table:style-name="ce3">
            <text:p>0.08886</text:p>
          </table:table-cell>
          <table:table-cell office:value-type="float" office:value="13.85" table:style-name="ce1">
            <text:p>13.85</text:p>
          </table:table-cell>
          <table:table-cell office:value-type="float" office:value="0.13600000000000001" table:style-name="ce1">
            <text:p>0.136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u1K0.5</text:p>
          </table:table-cell>
          <table:table-cell office:value-type="float" office:value="2" table:style-name="ce1">
            <text:p>2</text:p>
          </table:table-cell>
          <table:table-cell office:value-type="float" office:value="41.1" table:formula="of:=[Coleta_1.G7]*2" table:style-name="ce2">
            <text:p>41.1</text:p>
          </table:table-cell>
          <table:table-cell office:value-type="float" office:value="1.5496000000000001" table:formula="of:=[Coleta_1.H7]*2" table:style-name="ce2">
            <text:p>1.5496</text:p>
          </table:table-cell>
          <table:table-cell office:value-type="float" office:value="0.22063654087000001" table:style-name="ce3">
            <text:p>0.22064</text:p>
          </table:table-cell>
          <table:table-cell office:value-type="float" office:value="20.55" table:style-name="ce1">
            <text:p>20.55</text:p>
          </table:table-cell>
          <table:table-cell office:value-type="float" office:value="0.77480000000000004" table:style-name="ce1">
            <text:p>0.7748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u1K1</text:p>
          </table:table-cell>
          <table:table-cell office:value-type="float" office:value="3" table:style-name="ce1">
            <text:p>3</text:p>
          </table:table-cell>
          <table:table-cell office:value-type="float" office:value="23.34" table:formula="of:=[Coleta_1.G8]*2" table:style-name="ce2">
            <text:p>23.34</text:p>
          </table:table-cell>
          <table:table-cell office:value-type="float" office:value="0.46300000000000002" table:formula="of:=[Coleta_1.H8]*2" table:style-name="ce2">
            <text:p>0.463</text:p>
          </table:table-cell>
          <table:table-cell office:value-type="string" table:style-name="ce4">
            <text:p>-</text:p>
          </table:table-cell>
          <table:table-cell office:value-type="float" office:value="11.67" table:style-name="ce1">
            <text:p>11.67</text:p>
          </table:table-cell>
          <table:table-cell office:value-type="float" office:value="0.23150000000000001" table:style-name="ce1">
            <text:p>0.231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u1K0.5</text:p>
          </table:table-cell>
          <table:table-cell office:value-type="float" office:value="4" table:style-name="ce1">
            <text:p>4</text:p>
          </table:table-cell>
          <table:table-cell office:value-type="float" office:value="1.0286" table:formula="of:=[Coleta_1.G9]*2" table:style-name="ce2">
            <text:p>1.0286</text:p>
          </table:table-cell>
          <table:table-cell office:value-type="float" office:value="0.75" table:formula="of:=[Coleta_1.H9]*2" table:style-name="ce2">
            <text:p>0.75</text:p>
          </table:table-cell>
          <table:table-cell office:value-type="float" office:value="3.4946194909999999E-2" table:style-name="ce3">
            <text:p>0.03495</text:p>
          </table:table-cell>
          <table:table-cell office:value-type="float" office:value="0.51429999999999998" table:style-name="ce1">
            <text:p>0.5143</text:p>
          </table:table-cell>
          <table:table-cell office:value-type="float" office:value="0.375" table:style-name="ce1">
            <text:p>0.37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u0.1K1</text:p>
          </table:table-cell>
          <table:table-cell office:value-type="float" office:value="2" table:style-name="ce1">
            <text:p>2</text:p>
          </table:table-cell>
          <table:table-cell office:value-type="float" office:value="16.678000000000001" table:formula="of:=[Coleta_1.G10]*2" table:style-name="ce2">
            <text:p>16.678</text:p>
          </table:table-cell>
          <table:table-cell office:value-type="float" office:value="0.78739999999999999" table:formula="of:=[Coleta_1.H10]*2" table:style-name="ce2">
            <text:p>0.7874</text:p>
          </table:table-cell>
          <table:table-cell office:value-type="float" office:value="6.6117557019999995E-2" table:style-name="ce3">
            <text:p>0.06612</text:p>
          </table:table-cell>
          <table:table-cell office:value-type="float" office:value="8.3390000000000004" table:style-name="ce1">
            <text:p>8.339</text:p>
          </table:table-cell>
          <table:table-cell office:value-type="float" office:value="0.39369999999999999" table:style-name="ce1">
            <text:p>0.3937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u1K1</text:p>
          </table:table-cell>
          <table:table-cell office:value-type="float" office:value="3" table:style-name="ce1">
            <text:p>3</text:p>
          </table:table-cell>
          <table:table-cell office:value-type="float" office:value="34.840000000000003" table:formula="of:=[Coleta_1.G11]*2" table:style-name="ce2">
            <text:p>34.84</text:p>
          </table:table-cell>
          <table:table-cell office:value-type="float" office:value="0.38200000000000001" table:formula="of:=[Coleta_1.H11]*2" table:style-name="ce2">
            <text:p>0.382</text:p>
          </table:table-cell>
          <table:table-cell office:value-type="string" table:style-name="ce4">
            <text:p>-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0.191" table:style-name="ce1">
            <text:p>0.19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u1K0.5</text:p>
          </table:table-cell>
          <table:table-cell office:value-type="float" office:value="1" table:style-name="ce1">
            <text:p>1</text:p>
          </table:table-cell>
          <table:table-cell office:value-type="float" office:value="36.72" table:formula="of:=[Coleta_1.G12]*2" table:style-name="ce2">
            <text:p>36.72</text:p>
          </table:table-cell>
          <table:table-cell office:value-type="float" office:value="1.5848" table:formula="of:=[Coleta_1.H12]*2" table:style-name="ce2">
            <text:p>1.5848</text:p>
          </table:table-cell>
          <table:table-cell office:value-type="float" office:value="9.9295659179999995E-2" table:style-name="ce3">
            <text:p>0.09930</text:p>
          </table:table-cell>
          <table:table-cell office:value-type="float" office:value="18.36" table:style-name="ce1">
            <text:p>18.36</text:p>
          </table:table-cell>
          <table:table-cell office:value-type="float" office:value="0.79239999999999999" table:style-name="ce1">
            <text:p>0.7924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u1K0.5</text:p>
          </table:table-cell>
          <table:table-cell office:value-type="float" office:value="1" table:style-name="ce1">
            <text:p>1</text:p>
          </table:table-cell>
          <table:table-cell office:value-type="float" office:value="11.538" table:formula="of:=[Coleta_1.G13]*2" table:style-name="ce2">
            <text:p>11.538</text:p>
          </table:table-cell>
          <table:table-cell office:value-type="float" office:value="0.40699999999999997" table:formula="of:=[Coleta_1.H13]*2" table:style-name="ce2">
            <text:p>0.407</text:p>
          </table:table-cell>
          <table:table-cell office:value-type="float" office:value="9.5683527089999998E-2" table:style-name="ce3">
            <text:p>0.09568</text:p>
          </table:table-cell>
          <table:table-cell office:value-type="float" office:value="5.7690000000000001" table:style-name="ce1">
            <text:p>5.769</text:p>
          </table:table-cell>
          <table:table-cell office:value-type="float" office:value="0.20349999999999999" table:style-name="ce1">
            <text:p>0.203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u1K1</text:p>
          </table:table-cell>
          <table:table-cell office:value-type="float" office:value="4" table:style-name="ce1">
            <text:p>4</text:p>
          </table:table-cell>
          <table:table-cell office:value-type="float" office:value="1.198" table:formula="of:=[Coleta_1.G14]*2" table:style-name="ce2">
            <text:p>1.198</text:p>
          </table:table-cell>
          <table:table-cell office:value-type="float" office:value="0.57840000000000003" table:formula="of:=[Coleta_1.H14]*2" table:style-name="ce2">
            <text:p>0.5784</text:p>
          </table:table-cell>
          <table:table-cell office:value-type="float" office:value="3.7488065639999998E-2" table:style-name="ce3">
            <text:p>0.03749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0.28920000000000001" table:style-name="ce1">
            <text:p>0.2892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u0.1K1</text:p>
          </table:table-cell>
          <table:table-cell office:value-type="float" office:value="2" table:style-name="ce1">
            <text:p>2</text:p>
          </table:table-cell>
          <table:table-cell office:value-type="float" office:value="103.4" table:formula="of:=[Coleta_1.G15]*2" table:style-name="ce2">
            <text:p>103.4</text:p>
          </table:table-cell>
          <table:table-cell office:value-type="float" office:value="1.3388" table:formula="of:=[Coleta_1.H15]*2" table:style-name="ce2">
            <text:p>1.3388</text:p>
          </table:table-cell>
          <table:table-cell office:value-type="float" office:value="6.0364902210000002E-2" table:style-name="ce3">
            <text:p>0.06036</text:p>
          </table:table-cell>
          <table:table-cell office:value-type="float" office:value="51.7" table:style-name="ce1">
            <text:p>51.7</text:p>
          </table:table-cell>
          <table:table-cell office:value-type="float" office:value="0.6694" table:style-name="ce1">
            <text:p>0.6694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u1K0.5</text:p>
          </table:table-cell>
          <table:table-cell office:value-type="float" office:value="2" table:style-name="ce1">
            <text:p>2</text:p>
          </table:table-cell>
          <table:table-cell office:value-type="float" office:value="11.37" table:formula="of:=[Coleta_1.G16]*2" table:style-name="ce2">
            <text:p>11.37</text:p>
          </table:table-cell>
          <table:table-cell office:value-type="float" office:value="0.51239999999999997" table:formula="of:=[Coleta_1.H16]*2" table:style-name="ce2">
            <text:p>0.5124</text:p>
          </table:table-cell>
          <table:table-cell office:value-type="float" office:value="9.6084875099999995E-2" table:style-name="ce3">
            <text:p>0.09608</text:p>
          </table:table-cell>
          <table:table-cell office:value-type="float" office:value="5.6849999999999996" table:style-name="ce1">
            <text:p>5.685</text:p>
          </table:table-cell>
          <table:table-cell office:value-type="float" office:value="0.25619999999999998" table:style-name="ce1">
            <text:p>0.2562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u0.1K0.5</text:p>
          </table:table-cell>
          <table:table-cell office:value-type="float" office:value="4" table:style-name="ce1">
            <text:p>4</text:p>
          </table:table-cell>
          <table:table-cell office:value-type="float" office:value="2.0379999999999998" table:formula="of:=[Coleta_1.G17]*2" table:style-name="ce2">
            <text:p>2.038</text:p>
          </table:table-cell>
          <table:table-cell office:value-type="float" office:value="1.6177999999999999" table:formula="of:=[Coleta_1.H17]*2" table:style-name="ce2">
            <text:p>1.6178</text:p>
          </table:table-cell>
          <table:table-cell office:value-type="float" office:value="4.284660195E-2" table:style-name="ce3">
            <text:p>0.04285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80889999999999995" table:style-name="ce1">
            <text:p>0.8089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u1K0.5</text:p>
          </table:table-cell>
          <table:table-cell office:value-type="float" office:value="3" table:style-name="ce1">
            <text:p>3</text:p>
          </table:table-cell>
          <table:table-cell office:value-type="float" office:value="18.518000000000001" table:formula="of:=[Coleta_1.G18]*2" table:style-name="ce2">
            <text:p>18.518</text:p>
          </table:table-cell>
          <table:table-cell office:value-type="float" office:value="0.42920000000000003" table:formula="of:=[Coleta_1.H18]*2" table:style-name="ce2">
            <text:p>0.4292</text:p>
          </table:table-cell>
          <table:table-cell office:value-type="string" table:style-name="ce4">
            <text:p>-</text:p>
          </table:table-cell>
          <table:table-cell office:value-type="float" office:value="9.2590000000000003" table:style-name="ce1">
            <text:p>9.259</text:p>
          </table:table-cell>
          <table:table-cell office:value-type="float" office:value="0.21460000000000001" table:style-name="ce1">
            <text:p>0.2146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u1K0.5</text:p>
          </table:table-cell>
          <table:table-cell office:value-type="float" office:value="4" table:style-name="ce1">
            <text:p>4</text:p>
          </table:table-cell>
          <table:table-cell office:value-type="float" office:value="2966" table:formula="of:=[Coleta_1.G19]*2" table:style-name="ce2">
            <text:p>2966</text:p>
          </table:table-cell>
          <table:table-cell office:value-type="float" office:value="0.62139999999999995" table:formula="of:=[Coleta_1.H19]*2" table:style-name="ce2">
            <text:p>0.6214</text:p>
          </table:table-cell>
          <table:table-cell office:value-type="float" office:value="3.3073237530000001E-2" table:style-name="ce3">
            <text:p>0.03307</text:p>
          </table:table-cell>
          <table:table-cell office:value-type="float" office:value="1483" table:style-name="ce1">
            <text:p>1483</text:p>
          </table:table-cell>
          <table:table-cell office:value-type="float" office:value="0.31069999999999998" table:style-name="ce1">
            <text:p>0.3107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u1K1</text:p>
          </table:table-cell>
          <table:table-cell office:value-type="float" office:value="4" table:style-name="ce1">
            <text:p>4</text:p>
          </table:table-cell>
          <table:table-cell office:value-type="float" office:value="66.34" table:formula="of:=[Coleta_1.G20]*2" table:style-name="ce2">
            <text:p>66.34</text:p>
          </table:table-cell>
          <table:table-cell office:value-type="float" office:value="1.3808" table:formula="of:=[Coleta_1.H20]*2" table:style-name="ce2">
            <text:p>1.3808</text:p>
          </table:table-cell>
          <table:table-cell office:value-type="float" office:value="0.10174712430000001" table:style-name="ce3">
            <text:p>0.10175</text:p>
          </table:table-cell>
          <table:table-cell office:value-type="float" office:value="33.17" table:style-name="ce1">
            <text:p>33.17</text:p>
          </table:table-cell>
          <table:table-cell office:value-type="float" office:value="0.69040000000000001" table:style-name="ce1">
            <text:p>0.6904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u1K1</text:p>
          </table:table-cell>
          <table:table-cell office:value-type="float" office:value="1" table:style-name="ce1">
            <text:p>1</text:p>
          </table:table-cell>
          <table:table-cell office:value-type="float" office:value="14.27" table:formula="of:=[Coleta_1.G21]*2" table:style-name="ce2">
            <text:p>14.27</text:p>
          </table:table-cell>
          <table:table-cell office:value-type="float" office:value="0.5534" table:formula="of:=[Coleta_1.H21]*2" table:style-name="ce2">
            <text:p>0.5534</text:p>
          </table:table-cell>
          <table:table-cell office:value-type="float" office:value="7.4412082559999995E-2" table:style-name="ce3">
            <text:p>0.07441</text:p>
          </table:table-cell>
          <table:table-cell office:value-type="float" office:value="7.1349999999999998" table:style-name="ce1">
            <text:p>7.135</text:p>
          </table:table-cell>
          <table:table-cell office:value-type="float" office:value="0.2767" table:style-name="ce1">
            <text:p>0.2767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u1K1</text:p>
          </table:table-cell>
          <table:table-cell office:value-type="float" office:value="5" table:style-name="ce1">
            <text:p>5</text:p>
          </table:table-cell>
          <table:table-cell office:value-type="float" office:value="70.760000000000005" table:formula="of:=[Coleta_1.G22]*2" table:style-name="ce2">
            <text:p>70.76</text:p>
          </table:table-cell>
          <table:table-cell office:value-type="float" office:value="0.31859999999999999" table:formula="of:=[Coleta_1.H22]*2" table:style-name="ce2">
            <text:p>0.3186</text:p>
          </table:table-cell>
          <table:table-cell office:value-type="float" office:value="3.9227240349999998E-2" table:style-name="ce3">
            <text:p>0.03923</text:p>
          </table:table-cell>
          <table:table-cell office:value-type="float" office:value="35.380000000000003" table:style-name="ce1">
            <text:p>35.38</text:p>
          </table:table-cell>
          <table:table-cell office:value-type="float" office:value="0.1593" table:style-name="ce1">
            <text:p>0.1593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u0.1K.05</text:p>
          </table:table-cell>
          <table:table-cell office:value-type="float" office:value="2" table:style-name="ce1">
            <text:p>2</text:p>
          </table:table-cell>
          <table:table-cell office:value-type="float" office:value="57.18" table:formula="of:=[Coleta_1.G23]*2" table:style-name="ce2">
            <text:p>57.18</text:p>
          </table:table-cell>
          <table:table-cell office:value-type="float" office:value="1.3737999999999999" table:formula="of:=[Coleta_1.H23]*2" table:style-name="ce2">
            <text:p>1.3738</text:p>
          </table:table-cell>
          <table:table-cell office:value-type="float" office:value="7.4010734549999999E-2" table:style-name="ce3">
            <text:p>0.07401</text:p>
          </table:table-cell>
          <table:table-cell office:value-type="float" office:value="28.59" table:style-name="ce1">
            <text:p>28.59</text:p>
          </table:table-cell>
          <table:table-cell office:value-type="float" office:value="0.68689999999999996" table:style-name="ce1">
            <text:p>0.6869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u0.1K1</text:p>
          </table:table-cell>
          <table:table-cell office:value-type="float" office:value="3" table:style-name="ce1">
            <text:p>3</text:p>
          </table:table-cell>
          <table:table-cell office:value-type="float" office:value="42.08" table:formula="of:=[Coleta_1.G24]*2" table:style-name="ce2">
            <text:p>42.08</text:p>
          </table:table-cell>
          <table:table-cell office:value-type="float" office:value="1.0318000000000001" table:formula="of:=[Coleta_1.H24]*2" table:style-name="ce2">
            <text:p>1.0318</text:p>
          </table:table-cell>
          <table:table-cell office:value-type="string" table:style-name="ce4">
            <text:p>-</text:p>
          </table:table-cell>
          <table:table-cell office:value-type="float" office:value="21.04" table:style-name="ce1">
            <text:p>21.04</text:p>
          </table:table-cell>
          <table:table-cell office:value-type="float" office:value="0.51590000000000003" table:style-name="ce1">
            <text:p>0.5159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u0.1K.05</text:p>
          </table:table-cell>
          <table:table-cell office:value-type="float" office:value="5" table:style-name="ce1">
            <text:p>5</text:p>
          </table:table-cell>
          <table:table-cell office:value-type="float" office:value="34.82" table:formula="of:=[Coleta_1.G25]*2" table:style-name="ce2">
            <text:p>34.82</text:p>
          </table:table-cell>
          <table:table-cell office:value-type="float" office:value="0.80620000000000003" table:formula="of:=[Coleta_1.H25]*2" table:style-name="ce2">
            <text:p>0.8062</text:p>
          </table:table-cell>
          <table:table-cell office:value-type="string" table:style-name="ce4">
            <text:p>-</text:p>
          </table:table-cell>
          <table:table-cell office:value-type="float" office:value="17.41" table:style-name="ce1">
            <text:p>17.41</text:p>
          </table:table-cell>
          <table:table-cell office:value-type="float" office:value="0.40310000000000001" table:style-name="ce1">
            <text:p>0.403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u0.1K.05</text:p>
          </table:table-cell>
          <table:table-cell office:value-type="float" office:value="5" table:style-name="ce1">
            <text:p>5</text:p>
          </table:table-cell>
          <table:table-cell office:value-type="float" office:value="94.86" table:formula="of:=[Coleta_1.G26]*2" table:style-name="ce2">
            <text:p>94.86</text:p>
          </table:table-cell>
          <table:table-cell office:value-type="float" office:value="0.93820000000000003" table:formula="of:=[Coleta_1.H26]*2" table:style-name="ce2">
            <text:p>0.9382</text:p>
          </table:table-cell>
          <table:table-cell office:value-type="float" office:value="5.1535245989999999E-2" table:style-name="ce3">
            <text:p>0.05154</text:p>
          </table:table-cell>
          <table:table-cell office:value-type="float" office:value="47.43" table:style-name="ce1">
            <text:p>47.43</text:p>
          </table:table-cell>
          <table:table-cell office:value-type="float" office:value="0.46910000000000002" table:style-name="ce1">
            <text:p>0.469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u1K0.5</text:p>
          </table:table-cell>
          <table:table-cell office:value-type="float" office:value="5" table:style-name="ce1">
            <text:p>5</text:p>
          </table:table-cell>
          <table:table-cell office:value-type="float" office:value="45.88" table:formula="of:=[Coleta_1.G27]*2" table:style-name="ce2">
            <text:p>45.88</text:p>
          </table:table-cell>
          <table:table-cell office:value-type="float" office:value="0.73719999999999997" table:formula="of:=[Coleta_1.H27]*2" table:style-name="ce2">
            <text:p>0.7372</text:p>
          </table:table-cell>
          <table:table-cell office:value-type="float" office:value="4.7923113900000001E-2" table:style-name="ce3">
            <text:p>0.04792</text:p>
          </table:table-cell>
          <table:table-cell office:value-type="float" office:value="22.94" table:style-name="ce1">
            <text:p>22.94</text:p>
          </table:table-cell>
          <table:table-cell office:value-type="float" office:value="0.36859999999999998" table:style-name="ce1">
            <text:p>0.3686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u0.1K0.5</text:p>
          </table:table-cell>
          <table:table-cell office:value-type="float" office:value="3" table:style-name="ce1">
            <text:p>3</text:p>
          </table:table-cell>
          <table:table-cell office:value-type="float" office:value="33.979999999999997" table:formula="of:=[Coleta_1.G28]*2" table:style-name="ce2">
            <text:p>33.98</text:p>
          </table:table-cell>
          <table:table-cell office:value-type="float" office:value="1.3109999999999999" table:formula="of:=[Coleta_1.H28]*2" table:style-name="ce2">
            <text:p>1.311</text:p>
          </table:table-cell>
          <table:table-cell office:value-type="string" table:style-name="ce4">
            <text:p>-</text:p>
          </table:table-cell>
          <table:table-cell office:value-type="float" office:value="16.989999999999998" table:style-name="ce1">
            <text:p>16.99</text:p>
          </table:table-cell>
          <table:table-cell office:value-type="float" office:value="0.65549999999999997" table:style-name="ce1">
            <text:p>0.6555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u0.1K0.5</text:p>
          </table:table-cell>
          <table:table-cell office:value-type="float" office:value="4" table:style-name="ce1">
            <text:p>4</text:p>
          </table:table-cell>
          <table:table-cell office:value-type="float" office:value="4238" table:formula="of:=[Coleta_1.G29]*2" table:style-name="ce2">
            <text:p>4238</text:p>
          </table:table-cell>
          <table:table-cell office:value-type="float" office:value="1.8702000000000001" table:formula="of:=[Coleta_1.H29]*2" table:style-name="ce2">
            <text:p>1.8702</text:p>
          </table:table-cell>
          <table:table-cell office:value-type="float" office:value="4.4177199139999998E-2" table:style-name="ce3">
            <text:p>0.04418</text:p>
          </table:table-cell>
          <table:table-cell office:value-type="float" office:value="2119" table:style-name="ce1">
            <text:p>2119</text:p>
          </table:table-cell>
          <table:table-cell office:value-type="float" office:value="0.93510000000000004" table:style-name="ce1">
            <text:p>0.935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u1K1</text:p>
          </table:table-cell>
          <table:table-cell office:value-type="float" office:value="2" table:style-name="ce1">
            <text:p>2</text:p>
          </table:table-cell>
          <table:table-cell office:value-type="float" office:value="17.202000000000002" table:formula="of:=[Coleta_1.G30]*2" table:style-name="ce2">
            <text:p>17.202</text:p>
          </table:table-cell>
          <table:table-cell office:value-type="float" office:value="0.39800000000000002" table:formula="of:=[Coleta_1.H30]*2" table:style-name="ce2">
            <text:p>0.398</text:p>
          </table:table-cell>
          <table:table-cell office:value-type="float" office:value="9.1536264320000005E-2" table:style-name="ce3">
            <text:p>0.09154</text:p>
          </table:table-cell>
          <table:table-cell office:value-type="float" office:value="8.6010000000000009" table:style-name="ce1">
            <text:p>8.601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u0.1K1</text:p>
          </table:table-cell>
          <table:table-cell office:value-type="float" office:value="5" table:style-name="ce1">
            <text:p>5</text:p>
          </table:table-cell>
          <table:table-cell office:value-type="float" office:value="49.7" table:formula="of:=[Coleta_1.G31]*2" table:style-name="ce2">
            <text:p>49.7</text:p>
          </table:table-cell>
          <table:table-cell office:value-type="float" office:value="0.72060000000000002" table:formula="of:=[Coleta_1.H31]*2" table:style-name="ce2">
            <text:p>0.7206</text:p>
          </table:table-cell>
          <table:table-cell office:value-type="float" office:value="4.2036676420000002E-2" table:style-name="ce3">
            <text:p>0.04204</text:p>
          </table:table-cell>
          <table:table-cell office:value-type="float" office:value="24.85" table:style-name="ce1">
            <text:p>24.85</text:p>
          </table:table-cell>
          <table:table-cell office:value-type="float" office:value="0.36030000000000001" table:style-name="ce1">
            <text:p>0.3603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u0.1K1</text:p>
          </table:table-cell>
          <table:table-cell office:value-type="float" office:value="1" table:style-name="ce1">
            <text:p>1</text:p>
          </table:table-cell>
          <table:table-cell office:value-type="float" office:value="25.96" table:formula="of:=[Coleta_1.G32]*2" table:style-name="ce2">
            <text:p>25.96</text:p>
          </table:table-cell>
          <table:table-cell office:value-type="float" office:value="0.84940000000000004" table:formula="of:=[Coleta_1.H32]*2" table:style-name="ce2">
            <text:p>0.8494</text:p>
          </table:table-cell>
          <table:table-cell office:value-type="float" office:value="0.13876154683" table:style-name="ce3">
            <text:p>0.13876</text:p>
          </table:table-cell>
          <table:table-cell office:value-type="float" office:value="12.98" table:style-name="ce1">
            <text:p>12.98</text:p>
          </table:table-cell>
          <table:table-cell office:value-type="float" office:value="0.42470000000000002" table:style-name="ce1">
            <text:p>0.4247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u0.1K1</text:p>
          </table:table-cell>
          <table:table-cell office:value-type="float" office:value="4" table:style-name="ce1">
            <text:p>4</text:p>
          </table:table-cell>
          <table:table-cell office:value-type="float" office:value="3232" table:formula="of:=[Coleta_1.G33]*2" table:style-name="ce2">
            <text:p>3232</text:p>
          </table:table-cell>
          <table:table-cell office:value-type="float" office:value="1.9632000000000001" table:formula="of:=[Coleta_1.H33]*2" table:style-name="ce2">
            <text:p>1.9632</text:p>
          </table:table-cell>
          <table:table-cell office:value-type="float" office:value="4.0163719039999997E-2" table:style-name="ce3">
            <text:p>0.04016</text:p>
          </table:table-cell>
          <table:table-cell office:value-type="float" office:value="1616" table:style-name="ce1">
            <text:p>1616</text:p>
          </table:table-cell>
          <table:table-cell office:value-type="float" office:value="0.98160000000000003" table:style-name="ce1">
            <text:p>0.9816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u1K1</text:p>
          </table:table-cell>
          <table:table-cell office:value-type="float" office:value="2" table:style-name="ce1">
            <text:p>2</text:p>
          </table:table-cell>
          <table:table-cell office:value-type="float" office:value="32.979999999999997" table:formula="of:=[Coleta_1.G34]*2" table:style-name="ce2">
            <text:p>32.98</text:p>
          </table:table-cell>
          <table:table-cell office:value-type="float" office:value="0.2722" table:formula="of:=[Coleta_1.H34]*2" table:style-name="ce2">
            <text:p>0.2722</text:p>
          </table:table-cell>
          <table:table-cell office:value-type="float" office:value="9.1268698979999993E-2" table:style-name="ce3">
            <text:p>0.09127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0.1361" table:style-name="ce1">
            <text:p>0.136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u1K0.5</text:p>
          </table:table-cell>
          <table:table-cell office:value-type="float" office:value="3" table:style-name="ce1">
            <text:p>3</text:p>
          </table:table-cell>
          <table:table-cell office:value-type="float" office:value="44.58" table:formula="of:=[Coleta_1.G35]*2" table:style-name="ce2">
            <text:p>44.58</text:p>
          </table:table-cell>
          <table:table-cell office:value-type="float" office:value="0.83440000000000003" table:formula="of:=[Coleta_1.H35]*2" table:style-name="ce2">
            <text:p>0.8344</text:p>
          </table:table-cell>
          <table:table-cell office:value-type="string" table:style-name="ce4">
            <text:p>-</text:p>
          </table:table-cell>
          <table:table-cell office:value-type="float" office:value="22.29" table:style-name="ce1">
            <text:p>22.29</text:p>
          </table:table-cell>
          <table:table-cell office:value-type="float" office:value="0.41720000000000002" table:style-name="ce1">
            <text:p>0.4172</text:p>
          </table:table-cell>
          <table:table-cell table:number-columns-repeated="16376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style-name="ce4"/>
          <table:table-cell table:number-columns-repeated="16378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2" table:style-name="ce2"/>
          <table:table-cell table:style-name="ce4"/>
          <table:table-cell table:number-columns-repeated="16378" table:style-name="ce1"/>
        </table:table-row>
        <table:table-row table:number-rows-repeated="7" table:style-name="ro1">
          <table:table-cell table:number-columns-repeated="5"/>
          <table:table-cell table:style-name="ce4"/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number-rows-repeated="7" table:style-name="ro1">
          <table:table-cell table:number-columns-repeated="5"/>
          <table:table-cell table:style-name="ce4"/>
          <table:table-cell table:number-columns-repeated="16378"/>
        </table:table-row>
        <table:table-row table:number-rows-repeated="1048498" table:style-name="ro1">
          <table:table-cell table:number-columns-repeated="16384"/>
        </table:table-row>
        <table:table-row table:number-rows-repeated="9" table:style-name="ro2">
          <table:table-cell table:number-columns-repeated="16384"/>
        </table:table-row>
      </table:table>
      <table:table table:name="Coleta_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2"/>
        <table:table-column table:style-name="co15" table:number-columns-repeated="1018" table:default-cell-style-name="ce1"/>
        <table:table-column table:style-name="co9" table:number-columns-repeated="15360" table:default-cell-style-name="ce1"/>
        <table:table-row table:style-name="ro3">
          <table:table-cell office:value-type="string" table:style-name="ce5">
            <text:p>Bromélia</text:p>
          </table:table-cell>
          <table:table-cell office:value-type="string" table:style-name="ce5">
            <text:p>Cenario</text:p>
          </table:table-cell>
          <table:table-cell office:value-type="string" table:style-name="ce5">
            <text:p>Bloco</text:p>
          </table:table-cell>
          <table:table-cell office:value-type="string" table:style-name="ce1">
            <text:p>COD (mg/L)</text:p>
          </table:table-cell>
          <table:table-cell office:value-type="string" table:style-name="ce1">
            <text:p>ND (mg/L)</text:p>
          </table:table-cell>
          <table:table-cell office:value-type="string" table:style-name="ce2">
            <text:p>Fósforo (mg/L)</text:p>
          </table:table-cell>
          <table:table-cell office:value-type="string" table:style-name="ce5">
            <text:p>COD</text:p>
          </table:table-cell>
          <table:table-cell office:value-type="string" table:style-name="ce5">
            <text:p>ND</text:p>
          </table:table-cell>
          <table:table-cell table:style-name="ce5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5">
            <text:p>Mu0.1K0.5</text:p>
          </table:table-cell>
          <table:table-cell office:value-type="float" office:value="2" table:style-name="ce5">
            <text:p>2</text:p>
          </table:table-cell>
          <table:table-cell office:value-type="float" office:value="89.24" table:formula="of:=[Coleta_2.G2]*2" table:style-name="ce1">
            <text:p>89.24</text:p>
          </table:table-cell>
          <table:table-cell office:value-type="float" office:value="0.55920000000000003" table:formula="of:=[Coleta_2.H2]*2" table:style-name="ce1">
            <text:p>0.5592</text:p>
          </table:table-cell>
          <table:table-cell office:value-type="float" office:value="5.9829771529999999E-2" table:style-name="ce3">
            <text:p>0.05983</text:p>
          </table:table-cell>
          <table:table-cell office:value-type="float" office:value="44.62" table:style-name="ce5">
            <text:p>44.62</text:p>
          </table:table-cell>
          <table:table-cell office:value-type="float" office:value="0.27960000000000002" table:style-name="ce5">
            <text:p>0.2796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5">
            <text:p>Mu1K1</text:p>
          </table:table-cell>
          <table:table-cell office:value-type="float" office:value="5" table:style-name="ce5">
            <text:p>5</text:p>
          </table:table-cell>
          <table:table-cell office:value-type="float" office:value="185.42" table:formula="of:=[Coleta_2.G3]*2" table:style-name="ce1">
            <text:p>185.42</text:p>
          </table:table-cell>
          <table:table-cell office:value-type="float" office:value="0.371" table:formula="of:=[Coleta_2.H3]*2" table:style-name="ce1">
            <text:p>0.371</text:p>
          </table:table-cell>
          <table:table-cell office:value-type="float" office:value="4.056506705E-2" table:style-name="ce3">
            <text:p>0.04057</text:p>
          </table:table-cell>
          <table:table-cell office:value-type="float" office:value="92.71" table:style-name="ce5">
            <text:p>92.71</text:p>
          </table:table-cell>
          <table:table-cell office:value-type="float" office:value="0.1855" table:style-name="ce5">
            <text:p>0.1855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6" table:style-name="ce5">
            <text:p>6</text:p>
          </table:table-cell>
          <table:table-cell office:value-type="string" table:style-name="ce5">
            <text:p>Mu0.1K1</text:p>
          </table:table-cell>
          <table:table-cell office:value-type="float" office:value="4" table:style-name="ce5">
            <text:p>4</text:p>
          </table:table-cell>
          <table:table-cell office:value-type="float" office:value="2.8940000000000001" table:formula="of:=[Coleta_2.G4]*2" table:style-name="ce1">
            <text:p>2.894</text:p>
          </table:table-cell>
          <table:table-cell office:value-type="float" office:value="7.3480000000000004E-2" table:formula="of:=[Coleta_2.H4]*2" table:style-name="ce1">
            <text:p>0.07348</text:p>
          </table:table-cell>
          <table:table-cell office:value-type="float" office:value="9.4054620775E-2" table:style-name="ce3">
            <text:p>0.09405</text:p>
          </table:table-cell>
          <table:table-cell office:value-type="float" office:value="1.4470000000000001" table:style-name="ce5">
            <text:p>1.447</text:p>
          </table:table-cell>
          <table:table-cell office:value-type="float" office:value="3.6740000000000002E-2" table:style-name="ce5">
            <text:p>0.03674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8" table:style-name="ce5">
            <text:p>8</text:p>
          </table:table-cell>
          <table:table-cell office:value-type="string" table:style-name="ce5">
            <text:p>Mu1K0.5</text:p>
          </table:table-cell>
          <table:table-cell office:value-type="float" office:value="5" table:style-name="ce5">
            <text:p>5</text:p>
          </table:table-cell>
          <table:table-cell office:value-type="float" office:value="8.9079999999999995" table:formula="of:=[Coleta_2.G5]*2" table:style-name="ce1">
            <text:p>8.908</text:p>
          </table:table-cell>
          <table:table-cell office:value-type="float" office:value="0.38600000000000001" table:formula="of:=[Coleta_2.H5]*2" table:style-name="ce1">
            <text:p>0.386</text:p>
          </table:table-cell>
          <table:table-cell office:value-type="float" office:value="6.2371642259999999E-2" table:style-name="ce3">
            <text:p>0.06237</text:p>
          </table:table-cell>
          <table:table-cell office:value-type="float" office:value="4.4539999999999997" table:style-name="ce5">
            <text:p>4.454</text:p>
          </table:table-cell>
          <table:table-cell office:value-type="float" office:value="0.193" table:style-name="ce5">
            <text:p>0.193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9" table:style-name="ce5">
            <text:p>9</text:p>
          </table:table-cell>
          <table:table-cell office:value-type="string" table:style-name="ce5">
            <text:p>Mu1K1</text:p>
          </table:table-cell>
          <table:table-cell office:value-type="float" office:value="1" table:style-name="ce5">
            <text:p>1</text:p>
          </table:table-cell>
          <table:table-cell office:value-type="float" office:value="11.667999999999999" table:formula="of:=[Coleta_2.G6]*2" table:style-name="ce1">
            <text:p>11.668</text:p>
          </table:table-cell>
          <table:table-cell office:value-type="float" office:value="0.37940000000000002" table:formula="of:=[Coleta_2.H6]*2" table:style-name="ce1">
            <text:p>0.3794</text:p>
          </table:table-cell>
          <table:table-cell office:value-type="float" office:value="3.5882673599999998E-2" table:style-name="ce3">
            <text:p>0.03588</text:p>
          </table:table-cell>
          <table:table-cell office:value-type="float" office:value="5.8339999999999996" table:style-name="ce5">
            <text:p>5.834</text:p>
          </table:table-cell>
          <table:table-cell office:value-type="float" office:value="0.18970000000000001" table:style-name="ce5">
            <text:p>0.1897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0" table:style-name="ce5">
            <text:p>10</text:p>
          </table:table-cell>
          <table:table-cell office:value-type="string" table:style-name="ce5">
            <text:p>Mu0.1K0.5</text:p>
          </table:table-cell>
          <table:table-cell office:value-type="float" office:value="1" table:style-name="ce5">
            <text:p>1</text:p>
          </table:table-cell>
          <table:table-cell office:value-type="float" office:value="36.18" table:formula="of:=[Coleta_2.G7]*2" table:style-name="ce1">
            <text:p>36.18</text:p>
          </table:table-cell>
          <table:table-cell office:value-type="float" office:value="0.62639999999999996" table:formula="of:=[Coleta_2.H7]*2" table:style-name="ce1">
            <text:p>0.6264</text:p>
          </table:table-cell>
          <table:table-cell office:value-type="float" office:value="4.2571807099999998E-2" table:style-name="ce3">
            <text:p>0.04257</text:p>
          </table:table-cell>
          <table:table-cell office:value-type="float" office:value="18.09" table:style-name="ce5">
            <text:p>18.09</text:p>
          </table:table-cell>
          <table:table-cell office:value-type="float" office:value="0.31319999999999998" table:style-name="ce5">
            <text:p>0.3132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2" table:style-name="ce5">
            <text:p>12</text:p>
          </table:table-cell>
          <table:table-cell office:value-type="string" table:style-name="ce5">
            <text:p>Mu1K0.5</text:p>
          </table:table-cell>
          <table:table-cell office:value-type="float" office:value="2" table:style-name="ce5">
            <text:p>2</text:p>
          </table:table-cell>
          <table:table-cell office:value-type="float" office:value="82.94" table:formula="of:=[Coleta_2.G8]*2" table:style-name="ce1">
            <text:p>82.94</text:p>
          </table:table-cell>
          <table:table-cell office:value-type="float" office:value="0.17286000000000001" table:formula="of:=[Coleta_2.H8]*2" table:style-name="ce1">
            <text:p>0.17286</text:p>
          </table:table-cell>
          <table:table-cell office:value-type="float" office:value="0.10063348588" table:style-name="ce3">
            <text:p>0.10063</text:p>
          </table:table-cell>
          <table:table-cell office:value-type="float" office:value="41.47" table:style-name="ce5">
            <text:p>41.47</text:p>
          </table:table-cell>
          <table:table-cell office:value-type="float" office:value="8.6430000000000007E-2" table:style-name="ce5">
            <text:p>0.08643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3" table:style-name="ce5">
            <text:p>13</text:p>
          </table:table-cell>
          <table:table-cell office:value-type="string" table:style-name="ce5">
            <text:p>Mu1K1</text:p>
          </table:table-cell>
          <table:table-cell office:value-type="float" office:value="3" table:style-name="ce5">
            <text:p>3</text:p>
          </table:table-cell>
          <table:table-cell office:value-type="float" office:value="16.974" table:formula="of:=[Coleta_2.G9]*2" table:style-name="ce1">
            <text:p>16.974</text:p>
          </table:table-cell>
          <table:table-cell office:value-type="float" office:value="0.2576" table:formula="of:=[Coleta_2.H9]*2" table:style-name="ce1">
            <text:p>0.2576</text:p>
          </table:table-cell>
          <table:table-cell office:value-type="float" office:value="8.377686946E-2" table:style-name="ce3">
            <text:p>0.08378</text:p>
          </table:table-cell>
          <table:table-cell office:value-type="float" office:value="8.4870000000000001" table:style-name="ce5">
            <text:p>8.487</text:p>
          </table:table-cell>
          <table:table-cell office:value-type="float" office:value="0.1288" table:style-name="ce5">
            <text:p>0.1288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4" table:style-name="ce5">
            <text:p>14</text:p>
          </table:table-cell>
          <table:table-cell office:value-type="string" table:style-name="ce5">
            <text:p>Mu1K0.5</text:p>
          </table:table-cell>
          <table:table-cell office:value-type="float" office:value="4" table:style-name="ce5">
            <text:p>4</text:p>
          </table:table-cell>
          <table:table-cell office:value-type="float" office:value="15.452" table:formula="of:=[Coleta_2.G10]*2" table:style-name="ce1">
            <text:p>15.452</text:p>
          </table:table-cell>
          <table:table-cell office:value-type="float" office:value="0.26279999999999998" table:formula="of:=[Coleta_2.H10]*2" table:style-name="ce1">
            <text:p>0.2628</text:p>
          </table:table-cell>
          <table:table-cell office:value-type="float" office:value="4.5916373849999997E-2" table:style-name="ce3">
            <text:p>0.04592</text:p>
          </table:table-cell>
          <table:table-cell office:value-type="float" office:value="7.726" table:style-name="ce5">
            <text:p>7.726</text:p>
          </table:table-cell>
          <table:table-cell office:value-type="float" office:value="0.13139999999999999" table:style-name="ce5">
            <text:p>0.1314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5" table:style-name="ce5">
            <text:p>15</text:p>
          </table:table-cell>
          <table:table-cell office:value-type="string" table:style-name="ce5">
            <text:p>Mu0.1K1</text:p>
          </table:table-cell>
          <table:table-cell office:value-type="float" office:value="2" table:style-name="ce5">
            <text:p>2</text:p>
          </table:table-cell>
          <table:table-cell office:value-type="float" office:value="64.64" table:formula="of:=[Coleta_2.G11]*2" table:style-name="ce1">
            <text:p>64.64</text:p>
          </table:table-cell>
          <table:table-cell office:value-type="float" office:value="0.495" table:formula="of:=[Coleta_2.H11]*2" table:style-name="ce1">
            <text:p>0.495</text:p>
          </table:table-cell>
          <table:table-cell office:value-type="float" office:value="5.2605507349999997E-2" table:style-name="ce3">
            <text:p>0.05261</text:p>
          </table:table-cell>
          <table:table-cell office:value-type="float" office:value="32.32" table:style-name="ce5">
            <text:p>32.32</text:p>
          </table:table-cell>
          <table:table-cell office:value-type="float" office:value="0.2475" table:style-name="ce5">
            <text:p>0.2475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6" table:style-name="ce5">
            <text:p>16</text:p>
          </table:table-cell>
          <table:table-cell office:value-type="string" table:style-name="ce5">
            <text:p>Mu1K1</text:p>
          </table:table-cell>
          <table:table-cell office:value-type="float" office:value="3" table:style-name="ce5">
            <text:p>3</text:p>
          </table:table-cell>
          <table:table-cell office:value-type="float" office:value="8.2240000000000002" table:formula="of:=[Coleta_2.G12]*2" table:style-name="ce1">
            <text:p>8.224</text:p>
          </table:table-cell>
          <table:table-cell office:value-type="float" office:value="0.2356" table:formula="of:=[Coleta_2.H12]*2" table:style-name="ce1">
            <text:p>0.2356</text:p>
          </table:table-cell>
          <table:table-cell office:value-type="float" office:value="4.4712329820000001E-2" table:style-name="ce3">
            <text:p>0.04471</text:p>
          </table:table-cell>
          <table:table-cell office:value-type="float" office:value="4.1120000000000001" table:style-name="ce5">
            <text:p>4.112</text:p>
          </table:table-cell>
          <table:table-cell office:value-type="float" office:value="0.1178" table:style-name="ce5">
            <text:p>0.1178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3">
          <table:table-cell office:value-type="float" office:value="17" table:style-name="ce5">
            <text:p>17</text:p>
          </table:table-cell>
          <table:table-cell office:value-type="string" table:style-name="ce5">
            <text:p>Mu1K0.5</text:p>
          </table:table-cell>
          <table:table-cell office:value-type="float" office:value="1" table:style-name="ce5">
            <text:p>1</text:p>
          </table:table-cell>
          <table:table-cell office:value-type="float" office:value="6.8179999999999996" table:formula="of:=[Coleta_2.G13]*2" table:style-name="ce1">
            <text:p>6.818</text:p>
          </table:table-cell>
          <table:table-cell office:value-type="float" office:value="0.2762" table:formula="of:=[Coleta_2.H13]*2" table:style-name="ce1">
            <text:p>0.2762</text:p>
          </table:table-cell>
          <table:table-cell office:value-type="string" table:style-name="ce7">
            <text:p>-</text:p>
          </table:table-cell>
          <table:table-cell office:value-type="float" office:value="3.4089999999999998" table:style-name="ce5">
            <text:p>3.409</text:p>
          </table:table-cell>
          <table:table-cell office:value-type="float" office:value="0.1381" table:style-name="ce5">
            <text:p>0.1381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18" table:style-name="ce5">
            <text:p>18</text:p>
          </table:table-cell>
          <table:table-cell office:value-type="string" table:style-name="ce5">
            <text:p>Mu0.1K0.5</text:p>
          </table:table-cell>
          <table:table-cell office:value-type="float" office:value="1" table:style-name="ce5">
            <text:p>1</text:p>
          </table:table-cell>
          <table:table-cell office:value-type="float" office:value="51.98" table:formula="of:=[Coleta_2.G14]*2" table:style-name="ce1">
            <text:p>51.98</text:p>
          </table:table-cell>
          <table:table-cell office:value-type="float" office:value="0.84119999999999995" table:formula="of:=[Coleta_2.H14]*2" table:style-name="ce1">
            <text:p>0.8412</text:p>
          </table:table-cell>
          <table:table-cell office:value-type="float" office:value="0.105449662" table:style-name="ce3">
            <text:p>0.10545</text:p>
          </table:table-cell>
          <table:table-cell office:value-type="float" office:value="25.99" table:style-name="ce5">
            <text:p>25.99</text:p>
          </table:table-cell>
          <table:table-cell office:value-type="float" office:value="0.42059999999999997" table:style-name="ce5">
            <text:p>0.4206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0" table:style-name="ce5">
            <text:p>20</text:p>
          </table:table-cell>
          <table:table-cell office:value-type="string" table:style-name="ce5">
            <text:p>Mu1K0.5</text:p>
          </table:table-cell>
          <table:table-cell office:value-type="float" office:value="1" table:style-name="ce5">
            <text:p>1</text:p>
          </table:table-cell>
          <table:table-cell office:value-type="float" office:value="10.522" table:formula="of:=[Coleta_2.G15]*2" table:style-name="ce1">
            <text:p>10.522</text:p>
          </table:table-cell>
          <table:table-cell office:value-type="float" office:value="0.34960000000000002" table:formula="of:=[Coleta_2.H15]*2" table:style-name="ce1">
            <text:p>0.3496</text:p>
          </table:table-cell>
          <table:table-cell office:value-type="float" office:value="3.2805672190000003E-2" table:style-name="ce3">
            <text:p>0.03281</text:p>
          </table:table-cell>
          <table:table-cell office:value-type="float" office:value="5.2610000000000001" table:style-name="ce5">
            <text:p>5.261</text:p>
          </table:table-cell>
          <table:table-cell office:value-type="float" office:value="0.17480000000000001" table:style-name="ce5">
            <text:p>0.1748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2" table:style-name="ce5">
            <text:p>22</text:p>
          </table:table-cell>
          <table:table-cell office:value-type="string" table:style-name="ce5">
            <text:p>Mu1K1</text:p>
          </table:table-cell>
          <table:table-cell office:value-type="float" office:value="4" table:style-name="ce5">
            <text:p>4</text:p>
          </table:table-cell>
          <table:table-cell office:value-type="float" office:value="9.0220000000000002" table:formula="of:=[Coleta_2.G16]*2" table:style-name="ce1">
            <text:p>9.022</text:p>
          </table:table-cell>
          <table:table-cell office:value-type="float" office:value="0.2384" table:formula="of:=[Coleta_2.H16]*2" table:style-name="ce1">
            <text:p>0.2384</text:p>
          </table:table-cell>
          <table:table-cell office:value-type="float" office:value="3.8424544329999998E-2" table:style-name="ce3">
            <text:p>0.03842</text:p>
          </table:table-cell>
          <table:table-cell office:value-type="float" office:value="4.5110000000000001" table:style-name="ce5">
            <text:p>4.511</text:p>
          </table:table-cell>
          <table:table-cell office:value-type="float" office:value="0.1192" table:style-name="ce5">
            <text:p>0.1192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3" table:style-name="ce5">
            <text:p>23</text:p>
          </table:table-cell>
          <table:table-cell office:value-type="string" table:style-name="ce5">
            <text:p>Mu0.1K1</text:p>
          </table:table-cell>
          <table:table-cell office:value-type="float" office:value="2" table:style-name="ce5">
            <text:p>2</text:p>
          </table:table-cell>
          <table:table-cell office:value-type="float" office:value="73.739999999999995" table:formula="of:=[Coleta_2.G17]*2" table:style-name="ce1">
            <text:p>73.74</text:p>
          </table:table-cell>
          <table:table-cell office:value-type="float" office:value="0.4698" table:formula="of:=[Coleta_2.H17]*2" table:style-name="ce1">
            <text:p>0.4698</text:p>
          </table:table-cell>
          <table:table-cell office:value-type="float" office:value="4.9528505940000002E-2" table:style-name="ce3">
            <text:p>0.04953</text:p>
          </table:table-cell>
          <table:table-cell office:value-type="float" office:value="36.869999999999997" table:style-name="ce5">
            <text:p>36.87</text:p>
          </table:table-cell>
          <table:table-cell office:value-type="float" office:value="0.2349" table:style-name="ce5">
            <text:p>0.2349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4" table:style-name="ce5">
            <text:p>24</text:p>
          </table:table-cell>
          <table:table-cell office:value-type="string" table:style-name="ce5">
            <text:p>Mu1K0.5</text:p>
          </table:table-cell>
          <table:table-cell office:value-type="float" office:value="2" table:style-name="ce5">
            <text:p>2</text:p>
          </table:table-cell>
          <table:table-cell office:value-type="float" office:value="20.82" table:formula="of:=[Coleta_2.G18]*2" table:style-name="ce1">
            <text:p>20.82</text:p>
          </table:table-cell>
          <table:table-cell office:value-type="float" office:value="0.379" table:formula="of:=[Coleta_2.H18]*2" table:style-name="ce1">
            <text:p>0.379</text:p>
          </table:table-cell>
          <table:table-cell office:value-type="float" office:value="4.4444764480000003E-2" table:style-name="ce3">
            <text:p>0.04444</text:p>
          </table:table-cell>
          <table:table-cell office:value-type="float" office:value="10.41" table:style-name="ce5">
            <text:p>10.41</text:p>
          </table:table-cell>
          <table:table-cell office:value-type="float" office:value="0.1895" table:style-name="ce5">
            <text:p>0.1895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6" table:style-name="ce5">
            <text:p>26</text:p>
          </table:table-cell>
          <table:table-cell office:value-type="string" table:style-name="ce5">
            <text:p>Mu0.1K0.5</text:p>
          </table:table-cell>
          <table:table-cell office:value-type="float" office:value="4" table:style-name="ce5">
            <text:p>4</text:p>
          </table:table-cell>
          <table:table-cell office:value-type="float" office:value="25.58" table:formula="of:=[Coleta_2.G19]*2" table:style-name="ce1">
            <text:p>25.58</text:p>
          </table:table-cell>
          <table:table-cell office:value-type="float" office:value="0.60819999999999996" table:formula="of:=[Coleta_2.H19]*2" table:style-name="ce1">
            <text:p>0.6082</text:p>
          </table:table-cell>
          <table:table-cell office:value-type="float" office:value="7.9897172030000005E-2" table:style-name="ce3">
            <text:p>0.07990</text:p>
          </table:table-cell>
          <table:table-cell office:value-type="float" office:value="12.79" table:style-name="ce5">
            <text:p>12.79</text:p>
          </table:table-cell>
          <table:table-cell office:value-type="float" office:value="0.30409999999999998" table:style-name="ce5">
            <text:p>0.3041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7" table:style-name="ce5">
            <text:p>27</text:p>
          </table:table-cell>
          <table:table-cell office:value-type="string" table:style-name="ce5">
            <text:p>Mu1K0.5</text:p>
          </table:table-cell>
          <table:table-cell office:value-type="float" office:value="3" table:style-name="ce5">
            <text:p>3</text:p>
          </table:table-cell>
          <table:table-cell office:value-type="float" office:value="19.058" table:formula="of:=[Coleta_2.G20]*2" table:style-name="ce1">
            <text:p>19.058</text:p>
          </table:table-cell>
          <table:table-cell office:value-type="float" office:value="0.32740000000000002" table:formula="of:=[Coleta_2.H20]*2" table:style-name="ce1">
            <text:p>0.3274</text:p>
          </table:table-cell>
          <table:table-cell office:value-type="float" office:value="4.310693778E-2" table:style-name="ce3">
            <text:p>0.04311</text:p>
          </table:table-cell>
          <table:table-cell office:value-type="float" office:value="9.5289999999999999" table:style-name="ce5">
            <text:p>9.529</text:p>
          </table:table-cell>
          <table:table-cell office:value-type="float" office:value="0.16370000000000001" table:style-name="ce5">
            <text:p>0.1637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8" table:style-name="ce5">
            <text:p>28</text:p>
          </table:table-cell>
          <table:table-cell office:value-type="string" table:style-name="ce5">
            <text:p>Mu1K0.5</text:p>
          </table:table-cell>
          <table:table-cell office:value-type="float" office:value="4" table:style-name="ce5">
            <text:p>4</text:p>
          </table:table-cell>
          <table:table-cell office:value-type="float" office:value="11.204000000000001" table:formula="of:=[Coleta_2.G21]*2" table:style-name="ce1">
            <text:p>11.204</text:p>
          </table:table-cell>
          <table:table-cell office:value-type="float" office:value="0.19950000000000001" table:formula="of:=[Coleta_2.H21]*2" table:style-name="ce1">
            <text:p>0.1995</text:p>
          </table:table-cell>
          <table:table-cell office:value-type="float" office:value="3.815697899E-2" table:style-name="ce3">
            <text:p>0.03816</text:p>
          </table:table-cell>
          <table:table-cell office:value-type="float" office:value="5.6020000000000003" table:style-name="ce5">
            <text:p>5.602</text:p>
          </table:table-cell>
          <table:table-cell office:value-type="float" office:value="9.9750000000000005E-2" table:style-name="ce5">
            <text:p>0.09975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29" table:style-name="ce5">
            <text:p>29</text:p>
          </table:table-cell>
          <table:table-cell office:value-type="string" table:style-name="ce5">
            <text:p>Mu1K1</text:p>
          </table:table-cell>
          <table:table-cell office:value-type="float" office:value="4" table:style-name="ce5">
            <text:p>4</text:p>
          </table:table-cell>
          <table:table-cell office:value-type="float" office:value="5.5860000000000003" table:formula="of:=[Coleta_2.G22]*2" table:style-name="ce1">
            <text:p>5.586</text:p>
          </table:table-cell>
          <table:table-cell office:value-type="float" office:value="0.25419999999999998" table:formula="of:=[Coleta_2.H22]*2" table:style-name="ce1">
            <text:p>0.2542</text:p>
          </table:table-cell>
          <table:table-cell office:value-type="float" office:value="4.2705589770000003E-2" table:style-name="ce3">
            <text:p>0.04271</text:p>
          </table:table-cell>
          <table:table-cell office:value-type="float" office:value="2.7930000000000001" table:style-name="ce5">
            <text:p>2.793</text:p>
          </table:table-cell>
          <table:table-cell office:value-type="float" office:value="0.12709999999999999" table:style-name="ce5">
            <text:p>0.1271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31" table:style-name="ce5">
            <text:p>31</text:p>
          </table:table-cell>
          <table:table-cell office:value-type="string" table:style-name="ce5">
            <text:p>Mu1K1</text:p>
          </table:table-cell>
          <table:table-cell office:value-type="float" office:value="1" table:style-name="ce5">
            <text:p>1</text:p>
          </table:table-cell>
          <table:table-cell office:value-type="float" office:value="9.3759999999999994" table:formula="of:=[Coleta_2.G23]*2" table:style-name="ce1">
            <text:p>9.376</text:p>
          </table:table-cell>
          <table:table-cell office:value-type="float" office:value="0.35720000000000002" table:formula="of:=[Coleta_2.H23]*2" table:style-name="ce1">
            <text:p>0.3572</text:p>
          </table:table-cell>
          <table:table-cell office:value-type="float" office:value="3.7889413650000002E-2" table:style-name="ce3">
            <text:p>0.03789</text:p>
          </table:table-cell>
          <table:table-cell office:value-type="float" office:value="4.6879999999999997" table:style-name="ce5">
            <text:p>4.688</text:p>
          </table:table-cell>
          <table:table-cell office:value-type="float" office:value="0.17860000000000001" table:style-name="ce5">
            <text:p>0.1786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32" table:style-name="ce5">
            <text:p>32</text:p>
          </table:table-cell>
          <table:table-cell office:value-type="string" table:style-name="ce5">
            <text:p>Mu0.1K1</text:p>
          </table:table-cell>
          <table:table-cell office:value-type="float" office:value="1" table:style-name="ce5">
            <text:p>1</text:p>
          </table:table-cell>
          <table:table-cell office:value-type="float" office:value="57.9" table:formula="of:=[Coleta_2.G24]*2" table:style-name="ce1">
            <text:p>57.9</text:p>
          </table:table-cell>
          <table:table-cell office:value-type="float" office:value="0.52459999999999996" table:formula="of:=[Coleta_2.H24]*2" table:style-name="ce1">
            <text:p>0.5246</text:p>
          </table:table-cell>
          <table:table-cell office:value-type="float" office:value="3.3875933550000001E-2" table:style-name="ce3">
            <text:p>0.03388</text:p>
          </table:table-cell>
          <table:table-cell office:value-type="float" office:value="28.95" table:style-name="ce5">
            <text:p>28.95</text:p>
          </table:table-cell>
          <table:table-cell office:value-type="float" office:value="0.26229999999999998" table:style-name="ce5">
            <text:p>0.2623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33" table:style-name="ce5">
            <text:p>33</text:p>
          </table:table-cell>
          <table:table-cell office:value-type="string" table:style-name="ce5">
            <text:p>Mu1K1</text:p>
          </table:table-cell>
          <table:table-cell office:value-type="float" office:value="5" table:style-name="ce5">
            <text:p>5</text:p>
          </table:table-cell>
          <table:table-cell office:value-type="float" office:value="20.48" table:formula="of:=[Coleta_2.G25]*2" table:style-name="ce1">
            <text:p>20.48</text:p>
          </table:table-cell>
          <table:table-cell office:value-type="float" office:value="0.34200000000000003" table:formula="of:=[Coleta_2.H25]*2" table:style-name="ce1">
            <text:p>0.342</text:p>
          </table:table-cell>
          <table:table-cell office:value-type="float" office:value="3.7755630980000003E-2" table:style-name="ce3">
            <text:p>0.03776</text:p>
          </table:table-cell>
          <table:table-cell office:value-type="float" office:value="10.24" table:style-name="ce5">
            <text:p>10.24</text:p>
          </table:table-cell>
          <table:table-cell office:value-type="float" office:value="0.17100000000000001" table:style-name="ce5">
            <text:p>0.171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string" table:style-name="ce5">
            <text:p>Mu0.1K0.5</text:p>
          </table:table-cell>
          <table:table-cell office:value-type="float" office:value="2" table:style-name="ce5">
            <text:p>2</text:p>
          </table:table-cell>
          <table:table-cell office:value-type="float" office:value="47.8" table:formula="of:=[Coleta_2.G26]*2" table:style-name="ce1">
            <text:p>47.8</text:p>
          </table:table-cell>
          <table:table-cell office:value-type="float" office:value="0.64480000000000004" table:formula="of:=[Coleta_2.H26]*2" table:style-name="ce1">
            <text:p>0.6448</text:p>
          </table:table-cell>
          <table:table-cell office:value-type="string" table:style-name="ce7">
            <text:p>-</text:p>
          </table:table-cell>
          <table:table-cell office:value-type="float" office:value="23.9" table:style-name="ce5">
            <text:p>23.9</text:p>
          </table:table-cell>
          <table:table-cell office:value-type="float" office:value="0.32240000000000002" table:style-name="ce5">
            <text:p>0.3224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38" table:style-name="ce5">
            <text:p>38</text:p>
          </table:table-cell>
          <table:table-cell office:value-type="string" table:style-name="ce5">
            <text:p>Mu0.1K1</text:p>
          </table:table-cell>
          <table:table-cell office:value-type="float" office:value="3" table:style-name="ce5">
            <text:p>3</text:p>
          </table:table-cell>
          <table:table-cell office:value-type="float" office:value="23.42" table:formula="of:=[Coleta_2.G27]*2" table:style-name="ce1">
            <text:p>23.42</text:p>
          </table:table-cell>
          <table:table-cell office:value-type="float" office:value="0.442" table:formula="of:=[Coleta_2.H27]*2" table:style-name="ce1">
            <text:p>0.442</text:p>
          </table:table-cell>
          <table:table-cell office:value-type="float" office:value="6.3174338280000006E-2" table:style-name="ce3">
            <text:p>0.06317</text:p>
          </table:table-cell>
          <table:table-cell office:value-type="float" office:value="11.71" table:style-name="ce5">
            <text:p>11.71</text:p>
          </table:table-cell>
          <table:table-cell office:value-type="float" office:value="0.221" table:style-name="ce5">
            <text:p>0.221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0" table:style-name="ce5">
            <text:p>40</text:p>
          </table:table-cell>
          <table:table-cell office:value-type="string" table:style-name="ce5">
            <text:p>Mu0.1K0.5</text:p>
          </table:table-cell>
          <table:table-cell office:value-type="float" office:value="3" table:style-name="ce5">
            <text:p>3</text:p>
          </table:table-cell>
          <table:table-cell office:value-type="float" office:value="27.82" table:formula="of:=[Coleta_2.G28]*2" table:style-name="ce1">
            <text:p>27.82</text:p>
          </table:table-cell>
          <table:table-cell office:value-type="float" office:value="0.72860000000000003" table:formula="of:=[Coleta_2.H28]*2" table:style-name="ce1">
            <text:p>0.7286</text:p>
          </table:table-cell>
          <table:table-cell office:value-type="float" office:value="6.9328341099999996E-2" table:style-name="ce3">
            <text:p>0.06933</text:p>
          </table:table-cell>
          <table:table-cell office:value-type="float" office:value="13.91" table:style-name="ce5">
            <text:p>13.91</text:p>
          </table:table-cell>
          <table:table-cell office:value-type="float" office:value="0.36430000000000001" table:style-name="ce5">
            <text:p>0.3643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1" table:style-name="ce5">
            <text:p>41</text:p>
          </table:table-cell>
          <table:table-cell office:value-type="string" table:style-name="ce5">
            <text:p>Mu0.1K0.5</text:p>
          </table:table-cell>
          <table:table-cell office:value-type="float" office:value="5" table:style-name="ce5">
            <text:p>5</text:p>
          </table:table-cell>
          <table:table-cell office:value-type="float" office:value="47.62" table:formula="of:=[Coleta_2.G29]*2" table:style-name="ce1">
            <text:p>47.62</text:p>
          </table:table-cell>
          <table:table-cell office:value-type="float" office:value="1.5953999999999999" table:formula="of:=[Coleta_2.H29]*2" table:style-name="ce1">
            <text:p>1.5954</text:p>
          </table:table-cell>
          <table:table-cell office:value-type="float" office:value="9.2472743009999997E-2" table:style-name="ce3">
            <text:p>0.09247</text:p>
          </table:table-cell>
          <table:table-cell office:value-type="float" office:value="23.81" table:style-name="ce5">
            <text:p>23.81</text:p>
          </table:table-cell>
          <table:table-cell office:value-type="float" office:value="0.79769999999999996" table:style-name="ce5">
            <text:p>0.7977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2" table:style-name="ce5">
            <text:p>42</text:p>
          </table:table-cell>
          <table:table-cell office:value-type="string" table:style-name="ce5">
            <text:p>Mu1K0.5</text:p>
          </table:table-cell>
          <table:table-cell office:value-type="float" office:value="5" table:style-name="ce5">
            <text:p>5</text:p>
          </table:table-cell>
          <table:table-cell office:value-type="float" office:value="17.141999999999999" table:formula="of:=[Coleta_2.G30]*2" table:style-name="ce1">
            <text:p>17.142</text:p>
          </table:table-cell>
          <table:table-cell office:value-type="float" office:value="0.61480000000000001" table:formula="of:=[Coleta_2.H30]*2" table:style-name="ce1">
            <text:p>0.6148</text:p>
          </table:table-cell>
          <table:table-cell office:value-type="float" office:value="6.1568946239999998E-2" table:style-name="ce3">
            <text:p>0.06157</text:p>
          </table:table-cell>
          <table:table-cell office:value-type="float" office:value="8.5709999999999997" table:style-name="ce5">
            <text:p>8.571</text:p>
          </table:table-cell>
          <table:table-cell office:value-type="float" office:value="0.30740000000000001" table:style-name="ce5">
            <text:p>0.3074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4" table:style-name="ce5">
            <text:p>44</text:p>
          </table:table-cell>
          <table:table-cell office:value-type="string" table:style-name="ce5">
            <text:p>Mu0.1K0.5</text:p>
          </table:table-cell>
          <table:table-cell office:value-type="float" office:value="3" table:style-name="ce5">
            <text:p>3</text:p>
          </table:table-cell>
          <table:table-cell office:value-type="float" office:value="24.34" table:formula="of:=[Coleta_2.G31]*2" table:style-name="ce1">
            <text:p>24.34</text:p>
          </table:table-cell>
          <table:table-cell office:value-type="float" office:value="0.78600000000000003" table:formula="of:=[Coleta_2.H31]*2" table:style-name="ce1">
            <text:p>0.786</text:p>
          </table:table-cell>
          <table:table-cell office:value-type="float" office:value="6.3040555609999993E-2" table:style-name="ce3">
            <text:p>0.06304</text:p>
          </table:table-cell>
          <table:table-cell office:value-type="float" office:value="12.17" table:style-name="ce5">
            <text:p>12.17</text:p>
          </table:table-cell>
          <table:table-cell office:value-type="float" office:value="0.39300000000000002" table:style-name="ce5">
            <text:p>0.393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5" table:style-name="ce5">
            <text:p>45</text:p>
          </table:table-cell>
          <table:table-cell office:value-type="string" table:style-name="ce5">
            <text:p>Mu0.1K0.5</text:p>
          </table:table-cell>
          <table:table-cell office:value-type="float" office:value="4" table:style-name="ce5">
            <text:p>4</text:p>
          </table:table-cell>
          <table:table-cell office:value-type="float" office:value="14.24" table:formula="of:=[Coleta_2.G32]*2" table:style-name="ce1">
            <text:p>14.24</text:p>
          </table:table-cell>
          <table:table-cell office:value-type="float" office:value="0.52159999999999995" table:formula="of:=[Coleta_2.H32]*2" table:style-name="ce1">
            <text:p>0.5216</text:p>
          </table:table-cell>
          <table:table-cell office:value-type="float" office:value="5.4879812739999999E-2" table:style-name="ce3">
            <text:p>0.05488</text:p>
          </table:table-cell>
          <table:table-cell office:value-type="float" office:value="7.12" table:style-name="ce5">
            <text:p>7.12</text:p>
          </table:table-cell>
          <table:table-cell office:value-type="float" office:value="0.26079999999999998" table:style-name="ce5">
            <text:p>0.2608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6" table:style-name="ce5">
            <text:p>46</text:p>
          </table:table-cell>
          <table:table-cell office:value-type="string" table:style-name="ce5">
            <text:p>Mu1K1</text:p>
          </table:table-cell>
          <table:table-cell office:value-type="float" office:value="2" table:style-name="ce5">
            <text:p>2</text:p>
          </table:table-cell>
          <table:table-cell office:value-type="float" office:value="97.62" table:formula="of:=[Coleta_2.G33]*2" table:style-name="ce1">
            <text:p>97.62</text:p>
          </table:table-cell>
          <table:table-cell office:value-type="float" office:value="0.2102" table:formula="of:=[Coleta_2.H33]*2" table:style-name="ce1">
            <text:p>0.2102</text:p>
          </table:table-cell>
          <table:table-cell office:value-type="float" office:value="5.5950074099999997E-2" table:style-name="ce3">
            <text:p>0.05595</text:p>
          </table:table-cell>
          <table:table-cell office:value-type="float" office:value="48.81" table:style-name="ce5">
            <text:p>48.81</text:p>
          </table:table-cell>
          <table:table-cell office:value-type="float" office:value="0.1051" table:style-name="ce5">
            <text:p>0.1051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7" table:style-name="ce5">
            <text:p>47</text:p>
          </table:table-cell>
          <table:table-cell office:value-type="string" table:style-name="ce5">
            <text:p>Mu0.1K1</text:p>
          </table:table-cell>
          <table:table-cell office:value-type="float" office:value="5" table:style-name="ce5">
            <text:p>5</text:p>
          </table:table-cell>
          <table:table-cell office:value-type="float" office:value="21.72" table:formula="of:=[Coleta_2.G34]*2" table:style-name="ce1">
            <text:p>21.72</text:p>
          </table:table-cell>
          <table:table-cell office:value-type="float" office:value="0.54959999999999998" table:formula="of:=[Coleta_2.H34]*2" table:style-name="ce1">
            <text:p>0.5496</text:p>
          </table:table-cell>
          <table:table-cell office:value-type="float" office:value="5.7154118130000001E-2" table:style-name="ce3">
            <text:p>0.05715</text:p>
          </table:table-cell>
          <table:table-cell office:value-type="float" office:value="10.86" table:style-name="ce5">
            <text:p>10.86</text:p>
          </table:table-cell>
          <table:table-cell office:value-type="float" office:value="0.27479999999999999" table:style-name="ce5">
            <text:p>0.2748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8" table:style-name="ce5">
            <text:p>48</text:p>
          </table:table-cell>
          <table:table-cell office:value-type="string" table:style-name="ce5">
            <text:p>Mu0.1K1</text:p>
          </table:table-cell>
          <table:table-cell office:value-type="float" office:value="1" table:style-name="ce5">
            <text:p>1</text:p>
          </table:table-cell>
          <table:table-cell office:value-type="float" office:value="26.22" table:formula="of:=[Coleta_2.G35]*2" table:style-name="ce1">
            <text:p>26.22</text:p>
          </table:table-cell>
          <table:table-cell office:value-type="float" office:value="0.58399999999999996" table:formula="of:=[Coleta_2.H35]*2" table:style-name="ce1">
            <text:p>0.584</text:p>
          </table:table-cell>
          <table:table-cell office:value-type="float" office:value="3.3608368210000003E-2" table:style-name="ce3">
            <text:p>0.03361</text:p>
          </table:table-cell>
          <table:table-cell office:value-type="float" office:value="13.11" table:style-name="ce5">
            <text:p>13.11</text:p>
          </table:table-cell>
          <table:table-cell office:value-type="float" office:value="0.29199999999999998" table:style-name="ce5">
            <text:p>0.292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49" table:style-name="ce5">
            <text:p>49</text:p>
          </table:table-cell>
          <table:table-cell office:value-type="string" table:style-name="ce5">
            <text:p>Mu0.1K1</text:p>
          </table:table-cell>
          <table:table-cell office:value-type="float" office:value="4" table:style-name="ce5">
            <text:p>4</text:p>
          </table:table-cell>
          <table:table-cell office:value-type="float" office:value="29.08" table:formula="of:=[Coleta_2.G36]*2" table:style-name="ce1">
            <text:p>29.08</text:p>
          </table:table-cell>
          <table:table-cell office:value-type="float" office:value="0.87139999999999995" table:formula="of:=[Coleta_2.H36]*2" table:style-name="ce1">
            <text:p>0.8714</text:p>
          </table:table-cell>
          <table:table-cell office:value-type="float" office:value="5.6083856770000003E-2" table:style-name="ce3">
            <text:p>0.05608</text:p>
          </table:table-cell>
          <table:table-cell office:value-type="float" office:value="14.54" table:style-name="ce5">
            <text:p>14.54</text:p>
          </table:table-cell>
          <table:table-cell office:value-type="float" office:value="0.43569999999999998" table:style-name="ce5">
            <text:p>0.4357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3">
          <table:table-cell office:value-type="float" office:value="51" table:style-name="ce5">
            <text:p>51</text:p>
          </table:table-cell>
          <table:table-cell office:value-type="string" table:style-name="ce5">
            <text:p>Mu1K1</text:p>
          </table:table-cell>
          <table:table-cell office:value-type="float" office:value="2" table:style-name="ce5">
            <text:p>2</text:p>
          </table:table-cell>
          <table:table-cell office:value-type="float" office:value="61.3" table:formula="of:=[Coleta_2.G37]*2" table:style-name="ce1">
            <text:p>61.3</text:p>
          </table:table-cell>
          <table:table-cell office:value-type="float" office:value="0.14235999999999999" table:formula="of:=[Coleta_2.H37]*2" table:style-name="ce1">
            <text:p>0.14236</text:p>
          </table:table-cell>
          <table:table-cell office:value-type="string" table:style-name="ce7">
            <text:p>-</text:p>
          </table:table-cell>
          <table:table-cell office:value-type="float" office:value="30.65" table:style-name="ce5">
            <text:p>30.65</text:p>
          </table:table-cell>
          <table:table-cell office:value-type="float" office:value="7.1179999999999993E-2" table:style-name="ce5">
            <text:p>0.07118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style-name="ro4">
          <table:table-cell office:value-type="float" office:value="52" table:style-name="ce5">
            <text:p>52</text:p>
          </table:table-cell>
          <table:table-cell office:value-type="string" table:style-name="ce5">
            <text:p>Mu1K0.5</text:p>
          </table:table-cell>
          <table:table-cell office:value-type="float" office:value="3" table:style-name="ce5">
            <text:p>3</text:p>
          </table:table-cell>
          <table:table-cell office:value-type="float" office:value="18.434000000000001" table:formula="of:=[Coleta_2.G38]*2" table:style-name="ce1">
            <text:p>18.434</text:p>
          </table:table-cell>
          <table:table-cell office:value-type="float" office:value="0.25259999999999999" table:formula="of:=[Coleta_2.H38]*2" table:style-name="ce1">
            <text:p>0.2526</text:p>
          </table:table-cell>
          <table:table-cell office:value-type="float" office:value="0.25702542710999998" table:style-name="ce3">
            <text:p>0.25703</text:p>
          </table:table-cell>
          <table:table-cell office:value-type="float" office:value="9.2170000000000005" table:style-name="ce5">
            <text:p>9.217</text:p>
          </table:table-cell>
          <table:table-cell office:value-type="float" office:value="0.1263" table:style-name="ce5">
            <text:p>0.1263</text:p>
          </table:table-cell>
          <table:table-cell table:style-name="ce6"/>
          <table:table-cell table:number-columns-repeated="2" table:style-name="ce1"/>
          <table:table-cell table:number-columns-repeated="16373" table:style-name="ce5"/>
        </table:table-row>
        <table:table-row table:number-rows-repeated="14" table:style-name="ro3">
          <table:table-cell table:number-columns-repeated="3" table:style-name="ce5"/>
          <table:table-cell table:number-columns-repeated="2" table:style-name="ce1"/>
          <table:table-cell table:style-name="ce7"/>
          <table:table-cell table:number-columns-repeated="3" table:style-name="ce5"/>
          <table:table-cell table:number-columns-repeated="2" table:style-name="ce1"/>
          <table:table-cell table:number-columns-repeated="16373" table:style-name="ce5"/>
        </table:table-row>
        <table:table-row table:number-rows-repeated="1048524" table:style-name="ro5">
          <table:table-cell table:number-columns-repeated="16384"/>
        </table:table-row>
      </table:table>
      <table:table table:name="Coleta_3" table:style-name="ta2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15" table:number-columns-repeated="2" table:default-cell-style-name="ce1"/>
        <table:table-column table:style-name="co9" table:number-columns-repeated="16376" table:default-cell-style-name="ce1"/>
        <table:table-row table:style-name="ro3">
          <table:table-cell office:value-type="string" table:style-name="ce1">
            <text:p>Bromélia</text:p>
          </table:table-cell>
          <table:table-cell office:value-type="string" table:style-name="ce1">
            <text:p>Cenario</text:p>
          </table:table-cell>
          <table:table-cell office:value-type="string" table:style-name="ce1">
            <text:p>Bloco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office:value-type="string" table:style-name="ce2">
            <text:p>Fósforo (mg/L)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ND</text:p>
          </table:table-cell>
          <table:table-cell table:number-columns-repeated="16376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5">
            <text:p>Mu0.1K0.5</text:p>
          </table:table-cell>
          <table:table-cell office:value-type="float" office:value="2" table:style-name="ce1">
            <text:p>2</text:p>
          </table:table-cell>
          <table:table-cell office:value-type="float" office:value="19.085999999999999" table:formula="of:=[Coleta_3.G2]*2" table:style-name="ce2">
            <text:p>19.086</text:p>
          </table:table-cell>
          <table:table-cell office:value-type="float" office:value="0" table:formula="of:=[Coleta_3.H2]*2" table:style-name="ce2">
            <text:p>0</text:p>
          </table:table-cell>
          <table:table-cell office:value-type="float" office:value="2.3230000000000001E-2" table:style-name="ce3">
            <text:p>0.02323</text:p>
          </table:table-cell>
          <table:table-cell office:value-type="float" office:value="9.5429999999999993" table:style-name="ce8">
            <text:p>9.54</text:p>
          </table:table-cell>
          <table:table-cell office:value-type="float" office:value="0" table:style-name="ce8">
            <text:p>0.00</text:p>
          </table:table-cell>
          <table:table-cell table:number-columns-repeated="16376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5">
            <text:p>Mu1K1</text:p>
          </table:table-cell>
          <table:table-cell office:value-type="float" office:value="5" table:style-name="ce1">
            <text:p>5</text:p>
          </table:table-cell>
          <table:table-cell office:value-type="float" office:value="8.6959999999999997" table:formula="of:=[Coleta_3.G3]*2" table:style-name="ce2">
            <text:p>8.696</text:p>
          </table:table-cell>
          <table:table-cell office:value-type="float" office:value="0.24399999999999999" table:formula="of:=[Coleta_3.H3]*2" table:style-name="ce2">
            <text:p>0.244</text:p>
          </table:table-cell>
          <table:table-cell office:value-type="float" office:value="4.0287999999999997E-2" table:style-name="ce3">
            <text:p>0.04029</text:p>
          </table:table-cell>
          <table:table-cell office:value-type="float" office:value="4.3479999999999999" table:style-name="ce8">
            <text:p>4.35</text:p>
          </table:table-cell>
          <table:table-cell office:value-type="float" office:value="0.122" table:style-name="ce8">
            <text:p>0.12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5">
            <text:p>Mu0.1K1</text:p>
          </table:table-cell>
          <table:table-cell office:value-type="float" office:value="4" table:style-name="ce1">
            <text:p>4</text:p>
          </table:table-cell>
          <table:table-cell office:value-type="float" office:value="7.97" table:formula="of:=[Coleta_3.G4]*2" table:style-name="ce2">
            <text:p>7.97</text:p>
          </table:table-cell>
          <table:table-cell office:value-type="float" office:value="0.26179999999999998" table:formula="of:=[Coleta_3.H4]*2" table:style-name="ce2">
            <text:p>0.2618</text:p>
          </table:table-cell>
          <table:table-cell office:value-type="float" office:value="5.2650000000000002E-2" table:style-name="ce3">
            <text:p>0.05265</text:p>
          </table:table-cell>
          <table:table-cell office:value-type="float" office:value="3.9849999999999999" table:style-name="ce8">
            <text:p>3.99</text:p>
          </table:table-cell>
          <table:table-cell office:value-type="float" office:value="0.13089999999999999" table:style-name="ce8">
            <text:p>0.13</text:p>
          </table:table-cell>
          <table:table-cell table:number-columns-repeated="16376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5">
            <text:p>Mu1K0.5</text:p>
          </table:table-cell>
          <table:table-cell office:value-type="float" office:value="5" table:style-name="ce1">
            <text:p>5</text:p>
          </table:table-cell>
          <table:table-cell office:value-type="float" office:value="4.9359999999999999" table:formula="of:=[Coleta_3.G5]*2" table:style-name="ce2">
            <text:p>4.936</text:p>
          </table:table-cell>
          <table:table-cell office:value-type="float" office:value="0.22420000000000001" table:formula="of:=[Coleta_3.H5]*2" table:style-name="ce2">
            <text:p>0.2242</text:p>
          </table:table-cell>
          <table:table-cell office:value-type="float" office:value="5.2075999999999997E-2" table:style-name="ce3">
            <text:p>0.05208</text:p>
          </table:table-cell>
          <table:table-cell office:value-type="float" office:value="2.468" table:style-name="ce8">
            <text:p>2.47</text:p>
          </table:table-cell>
          <table:table-cell office:value-type="float" office:value="0.11210000000000001" table:style-name="ce8">
            <text:p>0.11</text:p>
          </table:table-cell>
          <table:table-cell table:number-columns-repeated="16376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5">
            <text:p>Mu1K1</text:p>
          </table:table-cell>
          <table:table-cell office:value-type="float" office:value="1" table:style-name="ce1">
            <text:p>1</text:p>
          </table:table-cell>
          <table:table-cell office:value-type="float" office:value="11.208" table:formula="of:=[Coleta_3.G6]*2" table:style-name="ce2">
            <text:p>11.208</text:p>
          </table:table-cell>
          <table:table-cell office:value-type="float" office:value="0.45379999999999998" table:formula="of:=[Coleta_3.H6]*2" table:style-name="ce2">
            <text:p>0.4538</text:p>
          </table:table-cell>
          <table:table-cell office:value-type="float" office:value="2.2575999999999999E-2" table:style-name="ce3">
            <text:p>0.02258</text:p>
          </table:table-cell>
          <table:table-cell office:value-type="float" office:value="5.6040000000000001" table:style-name="ce8">
            <text:p>5.60</text:p>
          </table:table-cell>
          <table:table-cell office:value-type="float" office:value="0.22689999999999999" table:style-name="ce8">
            <text:p>0.23</text:p>
          </table:table-cell>
          <table:table-cell table:number-columns-repeated="16376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5">
            <text:p>Mu0.1K0.5</text:p>
          </table:table-cell>
          <table:table-cell office:value-type="float" office:value="1" table:style-name="ce1">
            <text:p>1</text:p>
          </table:table-cell>
          <table:table-cell office:value-type="float" office:value="1.7936000000000001" table:formula="of:=[Coleta_3.G7]*2" table:style-name="ce2">
            <text:p>1.7936</text:p>
          </table:table-cell>
          <table:table-cell office:value-type="float" office:value="0.16667999999999999" table:formula="of:=[Coleta_3.H7]*2" table:style-name="ce2">
            <text:p>0.16668</text:p>
          </table:table-cell>
          <table:table-cell office:value-type="float" office:value="0.119944" table:style-name="ce3">
            <text:p>0.11994</text:p>
          </table:table-cell>
          <table:table-cell office:value-type="float" office:value="0.89680000000000004" table:style-name="ce8">
            <text:p>0.90</text:p>
          </table:table-cell>
          <table:table-cell office:value-type="float" office:value="8.3339999999999997E-2" table:style-name="ce8">
            <text:p>0.08</text:p>
          </table:table-cell>
          <table:table-cell table:number-columns-repeated="16376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5">
            <text:p>Mu1K0.5</text:p>
          </table:table-cell>
          <table:table-cell office:value-type="float" office:value="2" table:style-name="ce1">
            <text:p>2</text:p>
          </table:table-cell>
          <table:table-cell office:value-type="float" office:value="11.286" table:formula="of:=[Coleta_3.G8]*2" table:style-name="ce2">
            <text:p>11.286</text:p>
          </table:table-cell>
          <table:table-cell office:value-type="float" office:value="0.3296" table:formula="of:=[Coleta_3.H8]*2" table:style-name="ce2">
            <text:p>0.3296</text:p>
          </table:table-cell>
          <table:table-cell office:value-type="float" office:value="0.18928400000000001" table:style-name="ce3">
            <text:p>0.18928</text:p>
          </table:table-cell>
          <table:table-cell office:value-type="float" office:value="5.6429999999999998" table:style-name="ce8">
            <text:p>5.64</text:p>
          </table:table-cell>
          <table:table-cell office:value-type="float" office:value="0.1648" table:style-name="ce8">
            <text:p>0.16</text:p>
          </table:table-cell>
          <table:table-cell table:number-columns-repeated="16376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5">
            <text:p>Mu1K1</text:p>
          </table:table-cell>
          <table:table-cell office:value-type="float" office:value="3" table:style-name="ce1">
            <text:p>3</text:p>
          </table:table-cell>
          <table:table-cell office:value-type="float" office:value="6.1719999999999997" table:formula="of:=[Coleta_3.G9]*2" table:style-name="ce2">
            <text:p>6.172</text:p>
          </table:table-cell>
          <table:table-cell office:value-type="float" office:value="0.24099999999999999" table:formula="of:=[Coleta_3.H9]*2" table:style-name="ce2">
            <text:p>0.241</text:p>
          </table:table-cell>
          <table:table-cell office:value-type="float" office:value="3.7519999999999998E-2" table:style-name="ce3">
            <text:p>0.03752</text:p>
          </table:table-cell>
          <table:table-cell office:value-type="float" office:value="3.0859999999999999" table:style-name="ce8">
            <text:p>3.09</text:p>
          </table:table-cell>
          <table:table-cell office:value-type="float" office:value="0.1205" table:style-name="ce8">
            <text:p>0.12</text:p>
          </table:table-cell>
          <table:table-cell table:number-columns-repeated="16376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5">
            <text:p>Mu1K0.5</text:p>
          </table:table-cell>
          <table:table-cell office:value-type="float" office:value="4" table:style-name="ce1">
            <text:p>4</text:p>
          </table:table-cell>
          <table:table-cell office:value-type="float" office:value="16.015999999999998" table:formula="of:=[Coleta_3.G10]*2" table:style-name="ce2">
            <text:p>16.016</text:p>
          </table:table-cell>
          <table:table-cell office:value-type="float" office:value="0.46139999999999998" table:formula="of:=[Coleta_3.H10]*2" table:style-name="ce2">
            <text:p>0.4614</text:p>
          </table:table-cell>
          <table:table-cell office:value-type="float" office:value="2.3598000000000001E-2" table:style-name="ce3">
            <text:p>0.02360</text:p>
          </table:table-cell>
          <table:table-cell office:value-type="float" office:value="8.0079999999999991" table:style-name="ce8">
            <text:p>8.01</text:p>
          </table:table-cell>
          <table:table-cell office:value-type="float" office:value="0.23069999999999999" table:style-name="ce8">
            <text:p>0.23</text:p>
          </table:table-cell>
          <table:table-cell table:number-columns-repeated="16376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5">
            <text:p>Mu0.1K1</text:p>
          </table:table-cell>
          <table:table-cell office:value-type="float" office:value="2" table:style-name="ce1">
            <text:p>2</text:p>
          </table:table-cell>
          <table:table-cell office:value-type="float" office:value="11.342000000000001" table:formula="of:=[Coleta_3.G11]*2" table:style-name="ce2">
            <text:p>11.342</text:p>
          </table:table-cell>
          <table:table-cell office:value-type="float" office:value="0.43540000000000001" table:formula="of:=[Coleta_3.H11]*2" table:style-name="ce2">
            <text:p>0.4354</text:p>
          </table:table-cell>
          <table:table-cell office:value-type="float" office:value="3.1289999999999998E-2" table:style-name="ce3">
            <text:p>0.03129</text:p>
          </table:table-cell>
          <table:table-cell office:value-type="float" office:value="5.6710000000000003" table:style-name="ce8">
            <text:p>5.67</text:p>
          </table:table-cell>
          <table:table-cell office:value-type="float" office:value="0.2177" table:style-name="ce8">
            <text:p>0.22</text:p>
          </table:table-cell>
          <table:table-cell table:number-columns-repeated="16376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5">
            <text:p>Mu1K1</text:p>
          </table:table-cell>
          <table:table-cell office:value-type="float" office:value="3" table:style-name="ce1">
            <text:p>3</text:p>
          </table:table-cell>
          <table:table-cell office:value-type="float" office:value="5.758" table:formula="of:=[Coleta_3.G12]*2" table:style-name="ce2">
            <text:p>5.758</text:p>
          </table:table-cell>
          <table:table-cell office:value-type="float" office:value="0.3206" table:formula="of:=[Coleta_3.H12]*2" table:style-name="ce2">
            <text:p>0.3206</text:p>
          </table:table-cell>
          <table:table-cell office:value-type="float" office:value="3.9671999999999999E-2" table:style-name="ce3">
            <text:p>0.03967</text:p>
          </table:table-cell>
          <table:table-cell office:value-type="float" office:value="2.879" table:style-name="ce8">
            <text:p>2.88</text:p>
          </table:table-cell>
          <table:table-cell office:value-type="float" office:value="0.1603" table:style-name="ce8">
            <text:p>0.16</text:p>
          </table:table-cell>
          <table:table-cell table:number-columns-repeated="16376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5">
            <text:p>Mu1K0.5</text:p>
          </table:table-cell>
          <table:table-cell office:value-type="float" office:value="1" table:style-name="ce1">
            <text:p>1</text:p>
          </table:table-cell>
          <table:table-cell office:value-type="float" office:value="51.04" table:formula="of:=[Coleta_3.G13]*2" table:style-name="ce2">
            <text:p>51.04</text:p>
          </table:table-cell>
          <table:table-cell office:value-type="float" office:value="0.3846" table:formula="of:=[Coleta_3.H13]*2" table:style-name="ce2">
            <text:p>0.3846</text:p>
          </table:table-cell>
          <table:table-cell office:value-type="float" office:value="0.60141599999999995" table:style-name="ce3">
            <text:p>0.60142</text:p>
          </table:table-cell>
          <table:table-cell office:value-type="float" office:value="25.52" table:style-name="ce8">
            <text:p>25.52</text:p>
          </table:table-cell>
          <table:table-cell office:value-type="float" office:value="0.1923" table:style-name="ce8">
            <text:p>0.19</text:p>
          </table:table-cell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5">
            <text:p>Mu1K0.5</text:p>
          </table:table-cell>
          <table:table-cell office:value-type="float" office:value="1" table:style-name="ce1">
            <text:p>1</text:p>
          </table:table-cell>
          <table:table-cell office:value-type="float" office:value="12.06" table:formula="of:=[Coleta_3.G14]*2" table:style-name="ce2">
            <text:p>12.06</text:p>
          </table:table-cell>
          <table:table-cell office:value-type="float" office:value="0.46800000000000003" table:formula="of:=[Coleta_3.H14]*2" table:style-name="ce2">
            <text:p>0.468</text:p>
          </table:table-cell>
          <table:table-cell office:value-type="float" office:value="8.8188000000000002E-2" table:style-name="ce3">
            <text:p>0.08819</text:p>
          </table:table-cell>
          <table:table-cell office:value-type="float" office:value="6.03" table:style-name="ce8">
            <text:p>6.03</text:p>
          </table:table-cell>
          <table:table-cell office:value-type="float" office:value="0.23400000000000001" table:style-name="ce8">
            <text:p>0.23</text:p>
          </table:table-cell>
          <table:table-cell table:number-columns-repeated="16376"/>
        </table:table-row>
        <table:table-row table:style-name="ro4">
          <table:table-cell office:value-type="float" office:value="22" table:style-name="ce1">
            <text:p>22</text:p>
          </table:table-cell>
          <table:table-cell office:value-type="string" table:style-name="ce5">
            <text:p>Mu1K1</text:p>
          </table:table-cell>
          <table:table-cell office:value-type="float" office:value="4" table:style-name="ce1">
            <text:p>4</text:p>
          </table:table-cell>
          <table:table-cell office:value-type="float" office:value="9.0760000000000005" table:formula="of:=[Coleta_3.G15]*2" table:style-name="ce2">
            <text:p>9.076</text:p>
          </table:table-cell>
          <table:table-cell office:value-type="float" office:value="0.44400000000000001" table:formula="of:=[Coleta_3.H15]*2" table:style-name="ce2">
            <text:p>0.444</text:p>
          </table:table-cell>
          <table:table-cell office:value-type="float" office:value="3.3952000000000003E-2" table:style-name="ce3">
            <text:p>0.03395</text:p>
          </table:table-cell>
          <table:table-cell office:value-type="float" office:value="4.5380000000000003" table:style-name="ce8">
            <text:p>4.54</text:p>
          </table:table-cell>
          <table:table-cell office:value-type="float" office:value="0.222" table:style-name="ce8">
            <text:p>0.22</text:p>
          </table:table-cell>
          <table:table-cell table:number-columns-repeated="16376"/>
        </table:table-row>
        <table:table-row table:style-name="ro4">
          <table:table-cell office:value-type="float" office:value="23" table:style-name="ce1">
            <text:p>23</text:p>
          </table:table-cell>
          <table:table-cell office:value-type="string" table:style-name="ce5">
            <text:p>Mu0.1K1</text:p>
          </table:table-cell>
          <table:table-cell office:value-type="float" office:value="2" table:style-name="ce1">
            <text:p>2</text:p>
          </table:table-cell>
          <table:table-cell office:value-type="float" office:value="18.606000000000002" table:formula="of:=[Coleta_3.G16]*2" table:style-name="ce2">
            <text:p>18.606</text:p>
          </table:table-cell>
          <table:table-cell office:value-type="float" office:value="0.57099999999999995" table:formula="of:=[Coleta_3.H16]*2" table:style-name="ce2">
            <text:p>0.571</text:p>
          </table:table-cell>
          <table:table-cell office:value-type="float" office:value="2.2138000000000001E-2" table:style-name="ce3">
            <text:p>0.02214</text:p>
          </table:table-cell>
          <table:table-cell office:value-type="float" office:value="9.3030000000000008" table:style-name="ce8">
            <text:p>9.30</text:p>
          </table:table-cell>
          <table:table-cell office:value-type="float" office:value="0.28549999999999998" table:style-name="ce8">
            <text:p>0.29</text:p>
          </table:table-cell>
          <table:table-cell table:number-columns-repeated="16376"/>
        </table:table-row>
        <table:table-row table:style-name="ro4">
          <table:table-cell office:value-type="float" office:value="24" table:style-name="ce1">
            <text:p>24</text:p>
          </table:table-cell>
          <table:table-cell office:value-type="string" table:style-name="ce5">
            <text:p>Mu1K0.5</text:p>
          </table:table-cell>
          <table:table-cell office:value-type="float" office:value="2" table:style-name="ce1">
            <text:p>2</text:p>
          </table:table-cell>
          <table:table-cell office:value-type="float" office:value="8.6479999999999997" table:formula="of:=[Coleta_3.G17]*2" table:style-name="ce2">
            <text:p>8.648</text:p>
          </table:table-cell>
          <table:table-cell office:value-type="float" office:value="0.31480000000000002" table:formula="of:=[Coleta_3.H17]*2" table:style-name="ce2">
            <text:p>0.3148</text:p>
          </table:table-cell>
          <table:table-cell office:value-type="float" office:value="0.107406" table:style-name="ce3">
            <text:p>0.10741</text:p>
          </table:table-cell>
          <table:table-cell office:value-type="float" office:value="4.3239999999999998" table:style-name="ce8">
            <text:p>4.32</text:p>
          </table:table-cell>
          <table:table-cell office:value-type="float" office:value="0.15740000000000001" table:style-name="ce8">
            <text:p>0.16</text:p>
          </table:table-cell>
          <table:table-cell table:number-columns-repeated="16376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5">
            <text:p>Mu0.1K0.5</text:p>
          </table:table-cell>
          <table:table-cell office:value-type="float" office:value="4" table:style-name="ce1">
            <text:p>4</text:p>
          </table:table-cell>
          <table:table-cell office:value-type="float" office:value="4.1399999999999997" table:formula="of:=[Coleta_3.G18]*2" table:style-name="ce2">
            <text:p>4.14</text:p>
          </table:table-cell>
          <table:table-cell office:value-type="float" office:value="0.14885999999999999" table:formula="of:=[Coleta_3.H18]*2" table:style-name="ce2">
            <text:p>0.14886</text:p>
          </table:table-cell>
          <table:table-cell office:value-type="string" table:style-name="ce2">
            <text:p>-</text:p>
          </table:table-cell>
          <table:table-cell office:value-type="float" office:value="2.0699999999999998" table:style-name="ce8">
            <text:p>2.07</text:p>
          </table:table-cell>
          <table:table-cell office:value-type="float" office:value="7.4429999999999996E-2" table:style-name="ce8">
            <text:p>0.07</text:p>
          </table:table-cell>
          <table:table-cell table:number-columns-repeated="16376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string" table:style-name="ce5">
            <text:p>Mu1K0.5</text:p>
          </table:table-cell>
          <table:table-cell office:value-type="float" office:value="3" table:style-name="ce1">
            <text:p>3</text:p>
          </table:table-cell>
          <table:table-cell office:value-type="float" office:value="14.103999999999999" table:formula="of:=[Coleta_3.G19]*2" table:style-name="ce2">
            <text:p>14.104</text:p>
          </table:table-cell>
          <table:table-cell office:value-type="float" office:value="0.2848" table:formula="of:=[Coleta_3.H19]*2" table:style-name="ce2">
            <text:p>0.2848</text:p>
          </table:table-cell>
          <table:table-cell office:value-type="float" office:value="6.2831999999999999E-2" table:style-name="ce3">
            <text:p>0.06283</text:p>
          </table:table-cell>
          <table:table-cell office:value-type="float" office:value="7.0519999999999996" table:style-name="ce8">
            <text:p>7.05</text:p>
          </table:table-cell>
          <table:table-cell office:value-type="float" office:value="0.1424" table:style-name="ce8">
            <text:p>0.14</text:p>
          </table:table-cell>
          <table:table-cell table:number-columns-repeated="16376"/>
        </table:table-row>
        <table:table-row table:style-name="ro4">
          <table:table-cell office:value-type="float" office:value="28" table:style-name="ce1">
            <text:p>28</text:p>
          </table:table-cell>
          <table:table-cell office:value-type="string" table:style-name="ce5">
            <text:p>Mu1K0.5</text:p>
          </table:table-cell>
          <table:table-cell office:value-type="float" office:value="4" table:style-name="ce1">
            <text:p>4</text:p>
          </table:table-cell>
          <table:table-cell office:value-type="float" office:value="9.9960000000000004" table:formula="of:=[Coleta_3.G20]*2" table:style-name="ce2">
            <text:p>9.996</text:p>
          </table:table-cell>
          <table:table-cell office:value-type="float" office:value="0.377" table:formula="of:=[Coleta_3.H20]*2" table:style-name="ce2">
            <text:p>0.377</text:p>
          </table:table-cell>
          <table:table-cell office:value-type="float" office:value="9.0980000000000005E-2" table:style-name="ce3">
            <text:p>0.09098</text:p>
          </table:table-cell>
          <table:table-cell office:value-type="float" office:value="4.9980000000000002" table:style-name="ce8">
            <text:p>5.00</text:p>
          </table:table-cell>
          <table:table-cell office:value-type="float" office:value="0.1885" table:style-name="ce8">
            <text:p>0.19</text:p>
          </table:table-cell>
          <table:table-cell table:number-columns-repeated="16376"/>
        </table:table-row>
        <table:table-row table:style-name="ro4">
          <table:table-cell office:value-type="float" office:value="31" table:style-name="ce1">
            <text:p>31</text:p>
          </table:table-cell>
          <table:table-cell office:value-type="string" table:style-name="ce5">
            <text:p>Mu1K1</text:p>
          </table:table-cell>
          <table:table-cell office:value-type="float" office:value="1" table:style-name="ce1">
            <text:p>1</text:p>
          </table:table-cell>
          <table:table-cell office:value-type="float" office:value="18.986000000000001" table:formula="of:=[Coleta_3.G21]*2" table:style-name="ce2">
            <text:p>18.986</text:p>
          </table:table-cell>
          <table:table-cell office:value-type="float" office:value="0.29480000000000001" table:formula="of:=[Coleta_3.H21]*2" table:style-name="ce2">
            <text:p>0.2948</text:p>
          </table:table-cell>
          <table:table-cell office:value-type="float" office:value="3.7816000000000002E-2" table:style-name="ce3">
            <text:p>0.03782</text:p>
          </table:table-cell>
          <table:table-cell office:value-type="float" office:value="9.4930000000000003" table:style-name="ce8">
            <text:p>9.49</text:p>
          </table:table-cell>
          <table:table-cell office:value-type="float" office:value="0.1474" table:style-name="ce8">
            <text:p>0.15</text:p>
          </table:table-cell>
          <table:table-cell table:number-columns-repeated="16376"/>
        </table:table-row>
        <table:table-row table:style-name="ro4">
          <table:table-cell office:value-type="float" office:value="32" table:style-name="ce1">
            <text:p>32</text:p>
          </table:table-cell>
          <table:table-cell office:value-type="string" table:style-name="ce5">
            <text:p>Mu0.1K1</text:p>
          </table:table-cell>
          <table:table-cell office:value-type="float" office:value="1" table:style-name="ce1">
            <text:p>1</text:p>
          </table:table-cell>
          <table:table-cell office:value-type="float" office:value="53.8" table:formula="of:=[Coleta_3.G22]*2" table:style-name="ce2">
            <text:p>53.8</text:p>
          </table:table-cell>
          <table:table-cell office:value-type="float" office:value="0.55279999999999996" table:formula="of:=[Coleta_3.H22]*2" table:style-name="ce2">
            <text:p>0.5528</text:p>
          </table:table-cell>
          <table:table-cell office:value-type="float" office:value="0.284912" table:style-name="ce3">
            <text:p>0.28491</text:p>
          </table:table-cell>
          <table:table-cell office:value-type="float" office:value="26.9" table:style-name="ce8">
            <text:p>26.90</text:p>
          </table:table-cell>
          <table:table-cell office:value-type="float" office:value="0.27639999999999998" table:style-name="ce8">
            <text:p>0.28</text:p>
          </table:table-cell>
          <table:table-cell table:number-columns-repeated="16376"/>
        </table:table-row>
        <table:table-row table:style-name="ro4">
          <table:table-cell office:value-type="float" office:value="33" table:style-name="ce1">
            <text:p>33</text:p>
          </table:table-cell>
          <table:table-cell office:value-type="string" table:style-name="ce5">
            <text:p>Mu1K1</text:p>
          </table:table-cell>
          <table:table-cell office:value-type="float" office:value="5" table:style-name="ce1">
            <text:p>5</text:p>
          </table:table-cell>
          <table:table-cell office:value-type="float" office:value="9.5220000000000002" table:formula="of:=[Coleta_3.G23]*2" table:style-name="ce2">
            <text:p>9.522</text:p>
          </table:table-cell>
          <table:table-cell office:value-type="float" office:value="0.25380000000000003" table:formula="of:=[Coleta_3.H23]*2" table:style-name="ce2">
            <text:p>0.2538</text:p>
          </table:table-cell>
          <table:table-cell office:value-type="float" office:value="1.9991999999999999E-2" table:style-name="ce3">
            <text:p>0.01999</text:p>
          </table:table-cell>
          <table:table-cell office:value-type="float" office:value="4.7610000000000001" table:style-name="ce8">
            <text:p>4.76</text:p>
          </table:table-cell>
          <table:table-cell office:value-type="float" office:value="0.12690000000000001" table:style-name="ce8">
            <text:p>0.13</text:p>
          </table:table-cell>
          <table:table-cell table:number-columns-repeated="16376"/>
        </table:table-row>
        <table:table-row table:style-name="ro4">
          <table:table-cell office:value-type="float" office:value="36" table:style-name="ce1">
            <text:p>36</text:p>
          </table:table-cell>
          <table:table-cell office:value-type="string" table:style-name="ce5">
            <text:p>Mu0.1K0.5</text:p>
          </table:table-cell>
          <table:table-cell office:value-type="float" office:value="2" table:style-name="ce1">
            <text:p>2</text:p>
          </table:table-cell>
          <table:table-cell office:value-type="float" office:value="21.7" table:formula="of:=[Coleta_3.G24]*2" table:style-name="ce2">
            <text:p>21.7</text:p>
          </table:table-cell>
          <table:table-cell office:value-type="float" office:value="0.94259999999999999" table:formula="of:=[Coleta_3.H24]*2" table:style-name="ce2">
            <text:p>0.9426</text:p>
          </table:table-cell>
          <table:table-cell office:value-type="float" office:value="0.12378400000000001" table:style-name="ce3">
            <text:p>0.12378</text:p>
          </table:table-cell>
          <table:table-cell office:value-type="float" office:value="10.85" table:style-name="ce8">
            <text:p>10.85</text:p>
          </table:table-cell>
          <table:table-cell office:value-type="float" office:value="0.4713" table:style-name="ce8">
            <text:p>0.47</text:p>
          </table:table-cell>
          <table:table-cell table:number-columns-repeated="16376"/>
        </table:table-row>
        <table:table-row table:style-name="ro4">
          <table:table-cell office:value-type="float" office:value="38" table:style-name="ce1">
            <text:p>38</text:p>
          </table:table-cell>
          <table:table-cell office:value-type="string" table:style-name="ce5">
            <text:p>Mu0.1K1</text:p>
          </table:table-cell>
          <table:table-cell office:value-type="float" office:value="3" table:style-name="ce1">
            <text:p>3</text:p>
          </table:table-cell>
          <table:table-cell office:value-type="float" office:value="18.66" table:formula="of:=[Coleta_3.G25]*2" table:style-name="ce2">
            <text:p>18.66</text:p>
          </table:table-cell>
          <table:table-cell office:value-type="float" office:value="0.44" table:formula="of:=[Coleta_3.H25]*2" table:style-name="ce2">
            <text:p>0.44</text:p>
          </table:table-cell>
          <table:table-cell office:value-type="float" office:value="1.7073999999999999E-2" table:style-name="ce3">
            <text:p>0.01707</text:p>
          </table:table-cell>
          <table:table-cell office:value-type="float" office:value="9.33" table:style-name="ce8">
            <text:p>9.33</text:p>
          </table:table-cell>
          <table:table-cell office:value-type="float" office:value="0.22" table:style-name="ce8">
            <text:p>0.22</text:p>
          </table:table-cell>
          <table:table-cell table:number-columns-repeated="16376"/>
        </table:table-row>
        <table:table-row table:style-name="ro4">
          <table:table-cell office:value-type="float" office:value="40" table:style-name="ce1">
            <text:p>40</text:p>
          </table:table-cell>
          <table:table-cell office:value-type="string" table:style-name="ce5">
            <text:p>Mu0.1K0.5</text:p>
          </table:table-cell>
          <table:table-cell office:value-type="float" office:value="3" table:style-name="ce1">
            <text:p>3</text:p>
          </table:table-cell>
          <table:table-cell office:value-type="float" office:value="10.715999999999999" table:formula="of:=[Coleta_3.G26]*2" table:style-name="ce2">
            <text:p>10.716</text:p>
          </table:table-cell>
          <table:table-cell office:value-type="float" office:value="0.3412" table:formula="of:=[Coleta_3.H26]*2" table:style-name="ce2">
            <text:p>0.3412</text:p>
          </table:table-cell>
          <table:table-cell office:value-type="float" office:value="2.8799999999999999E-2" table:style-name="ce3">
            <text:p>0.02880</text:p>
          </table:table-cell>
          <table:table-cell office:value-type="float" office:value="5.3579999999999997" table:style-name="ce8">
            <text:p>5.36</text:p>
          </table:table-cell>
          <table:table-cell office:value-type="float" office:value="0.1706" table:style-name="ce8">
            <text:p>0.17</text:p>
          </table:table-cell>
          <table:table-cell table:number-columns-repeated="16376"/>
        </table:table-row>
        <table:table-row table:style-name="ro4">
          <table:table-cell office:value-type="float" office:value="41" table:style-name="ce1">
            <text:p>41</text:p>
          </table:table-cell>
          <table:table-cell office:value-type="string" table:style-name="ce5">
            <text:p>Mu0.1K0.5</text:p>
          </table:table-cell>
          <table:table-cell office:value-type="float" office:value="5" table:style-name="ce1">
            <text:p>5</text:p>
          </table:table-cell>
          <table:table-cell office:value-type="float" office:value="11.676" table:formula="of:=[Coleta_3.G27]*2" table:style-name="ce2">
            <text:p>11.676</text:p>
          </table:table-cell>
          <table:table-cell office:value-type="float" office:value="0.33760000000000001" table:formula="of:=[Coleta_3.H27]*2" table:style-name="ce2">
            <text:p>0.3376</text:p>
          </table:table-cell>
          <table:table-cell office:value-type="float" office:value="5.4945000000000001E-2" table:style-name="ce3">
            <text:p>0.05495</text:p>
          </table:table-cell>
          <table:table-cell office:value-type="float" office:value="5.8380000000000001" table:style-name="ce8">
            <text:p>5.84</text:p>
          </table:table-cell>
          <table:table-cell office:value-type="float" office:value="0.16880000000000001" table:style-name="ce8">
            <text:p>0.17</text:p>
          </table:table-cell>
          <table:table-cell table:number-columns-repeated="16376"/>
        </table:table-row>
        <table:table-row table:style-name="ro4">
          <table:table-cell office:value-type="float" office:value="42" table:style-name="ce1">
            <text:p>42</text:p>
          </table:table-cell>
          <table:table-cell office:value-type="string" table:style-name="ce5">
            <text:p>Mu1K0.5</text:p>
          </table:table-cell>
          <table:table-cell office:value-type="float" office:value="5" table:style-name="ce1">
            <text:p>5</text:p>
          </table:table-cell>
          <table:table-cell office:value-type="float" office:value="8.9039999999999999" table:formula="of:=[Coleta_3.G28]*2" table:style-name="ce2">
            <text:p>8.904</text:p>
          </table:table-cell>
          <table:table-cell office:value-type="float" office:value="0.29520000000000002" table:formula="of:=[Coleta_3.H28]*2" table:style-name="ce2">
            <text:p>0.2952</text:p>
          </table:table-cell>
          <table:table-cell office:value-type="float" office:value="7.2875999999999996E-2" table:style-name="ce3">
            <text:p>0.07288</text:p>
          </table:table-cell>
          <table:table-cell office:value-type="float" office:value="4.452" table:style-name="ce8">
            <text:p>4.45</text:p>
          </table:table-cell>
          <table:table-cell office:value-type="float" office:value="0.14760000000000001" table:style-name="ce8">
            <text:p>0.15</text:p>
          </table:table-cell>
          <table:table-cell table:number-columns-repeated="16376"/>
        </table:table-row>
        <table:table-row table:style-name="ro4">
          <table:table-cell office:value-type="float" office:value="44" table:style-name="ce1">
            <text:p>44</text:p>
          </table:table-cell>
          <table:table-cell office:value-type="string" table:style-name="ce5">
            <text:p>Mu0.1K0.5</text:p>
          </table:table-cell>
          <table:table-cell office:value-type="float" office:value="3" table:style-name="ce1">
            <text:p>3</text:p>
          </table:table-cell>
          <table:table-cell office:value-type="float" office:value="33.92" table:formula="of:=[Coleta_3.G29]*2" table:style-name="ce2">
            <text:p>33.92</text:p>
          </table:table-cell>
          <table:table-cell office:value-type="float" office:value="0.99119999999999997" table:formula="of:=[Coleta_3.H29]*2" table:style-name="ce2">
            <text:p>0.9912</text:p>
          </table:table-cell>
          <table:table-cell office:value-type="float" office:value="7.2120000000000004E-2" table:style-name="ce3">
            <text:p>0.07212</text:p>
          </table:table-cell>
          <table:table-cell office:value-type="float" office:value="16.96" table:style-name="ce8">
            <text:p>16.96</text:p>
          </table:table-cell>
          <table:table-cell office:value-type="float" office:value="0.49559999999999998" table:style-name="ce8">
            <text:p>0.50</text:p>
          </table:table-cell>
          <table:table-cell table:number-columns-repeated="16376"/>
        </table:table-row>
        <table:table-row table:style-name="ro4">
          <table:table-cell office:value-type="float" office:value="45" table:style-name="ce1">
            <text:p>45</text:p>
          </table:table-cell>
          <table:table-cell office:value-type="string" table:style-name="ce5">
            <text:p>Mu0.1K0.5</text:p>
          </table:table-cell>
          <table:table-cell office:value-type="float" office:value="4" table:style-name="ce1">
            <text:p>4</text:p>
          </table:table-cell>
          <table:table-cell office:value-type="float" office:value="26.2" table:formula="of:=[Coleta_3.G30]*2" table:style-name="ce2">
            <text:p>26.2</text:p>
          </table:table-cell>
          <table:table-cell office:value-type="float" office:value="0.76519999999999999" table:formula="of:=[Coleta_3.H30]*2" table:style-name="ce2">
            <text:p>0.7652</text:p>
          </table:table-cell>
          <table:table-cell office:value-type="float" office:value="6.8474999999999994E-2" table:style-name="ce3">
            <text:p>0.06848</text:p>
          </table:table-cell>
          <table:table-cell office:value-type="float" office:value="13.1" table:style-name="ce8">
            <text:p>13.10</text:p>
          </table:table-cell>
          <table:table-cell office:value-type="float" office:value="0.3826" table:style-name="ce8">
            <text:p>0.38</text:p>
          </table:table-cell>
          <table:table-cell table:number-columns-repeated="16376"/>
        </table:table-row>
        <table:table-row table:style-name="ro4">
          <table:table-cell office:value-type="float" office:value="46" table:style-name="ce1">
            <text:p>46</text:p>
          </table:table-cell>
          <table:table-cell office:value-type="string" table:style-name="ce5">
            <text:p>Mu1K1</text:p>
          </table:table-cell>
          <table:table-cell office:value-type="float" office:value="2" table:style-name="ce1">
            <text:p>2</text:p>
          </table:table-cell>
          <table:table-cell office:value-type="float" office:value="9.8019999999999996" table:formula="of:=[Coleta_3.G31]*2" table:style-name="ce2">
            <text:p>9.802</text:p>
          </table:table-cell>
          <table:table-cell office:value-type="float" office:value="0.4834" table:formula="of:=[Coleta_3.H31]*2" table:style-name="ce2">
            <text:p>0.4834</text:p>
          </table:table-cell>
          <table:table-cell office:value-type="float" office:value="4.4434000000000001E-2" table:style-name="ce3">
            <text:p>0.04443</text:p>
          </table:table-cell>
          <table:table-cell office:value-type="float" office:value="4.9009999999999998" table:style-name="ce8">
            <text:p>4.90</text:p>
          </table:table-cell>
          <table:table-cell office:value-type="float" office:value="0.2417" table:style-name="ce8">
            <text:p>0.24</text:p>
          </table:table-cell>
          <table:table-cell table:number-columns-repeated="16376"/>
        </table:table-row>
        <table:table-row table:style-name="ro4">
          <table:table-cell office:value-type="float" office:value="47" table:style-name="ce1">
            <text:p>47</text:p>
          </table:table-cell>
          <table:table-cell office:value-type="string" table:style-name="ce5">
            <text:p>Mu0.1K1</text:p>
          </table:table-cell>
          <table:table-cell office:value-type="float" office:value="5" table:style-name="ce1">
            <text:p>5</text:p>
          </table:table-cell>
          <table:table-cell office:value-type="float" office:value="12.64" table:formula="of:=[Coleta_3.G32]*2" table:style-name="ce2">
            <text:p>12.64</text:p>
          </table:table-cell>
          <table:table-cell office:value-type="float" office:value="0.52780000000000005" table:formula="of:=[Coleta_3.H32]*2" table:style-name="ce2">
            <text:p>0.5278</text:p>
          </table:table-cell>
          <table:table-cell office:value-type="float" office:value="4.0724000000000003E-2" table:style-name="ce3">
            <text:p>0.04072</text:p>
          </table:table-cell>
          <table:table-cell office:value-type="float" office:value="6.32" table:style-name="ce8">
            <text:p>6.32</text:p>
          </table:table-cell>
          <table:table-cell office:value-type="float" office:value="0.26390000000000002" table:style-name="ce8">
            <text:p>0.26</text:p>
          </table:table-cell>
          <table:table-cell table:number-columns-repeated="16376"/>
        </table:table-row>
        <table:table-row table:style-name="ro4">
          <table:table-cell office:value-type="float" office:value="48" table:style-name="ce1">
            <text:p>48</text:p>
          </table:table-cell>
          <table:table-cell office:value-type="string" table:style-name="ce5">
            <text:p>Mu0.1K1</text:p>
          </table:table-cell>
          <table:table-cell office:value-type="float" office:value="1" table:style-name="ce1">
            <text:p>1</text:p>
          </table:table-cell>
          <table:table-cell office:value-type="float" office:value="42.02" table:formula="of:=[Coleta_3.G33]*2" table:style-name="ce2">
            <text:p>42.02</text:p>
          </table:table-cell>
          <table:table-cell office:value-type="float" office:value="0.57740000000000002" table:formula="of:=[Coleta_3.H33]*2" table:style-name="ce2">
            <text:p>0.5774</text:p>
          </table:table-cell>
          <table:table-cell office:value-type="float" office:value="8.9279999999999998E-2" table:style-name="ce3">
            <text:p>0.08928</text:p>
          </table:table-cell>
          <table:table-cell office:value-type="float" office:value="21.01" table:style-name="ce8">
            <text:p>21.01</text:p>
          </table:table-cell>
          <table:table-cell office:value-type="float" office:value="0.28870000000000001" table:style-name="ce8">
            <text:p>0.29</text:p>
          </table:table-cell>
          <table:table-cell table:number-columns-repeated="16376"/>
        </table:table-row>
        <table:table-row table:style-name="ro4">
          <table:table-cell office:value-type="float" office:value="49" table:style-name="ce1">
            <text:p>49</text:p>
          </table:table-cell>
          <table:table-cell office:value-type="string" table:style-name="ce5">
            <text:p>Mu0.1K1</text:p>
          </table:table-cell>
          <table:table-cell office:value-type="float" office:value="4" table:style-name="ce1">
            <text:p>4</text:p>
          </table:table-cell>
          <table:table-cell office:value-type="float" office:value="22.52" table:formula="of:=[Coleta_3.G34]*2" table:style-name="ce2">
            <text:p>22.52</text:p>
          </table:table-cell>
          <table:table-cell office:value-type="float" office:value="0.77800000000000002" table:formula="of:=[Coleta_3.H34]*2" table:style-name="ce2">
            <text:p>0.778</text:p>
          </table:table-cell>
          <table:table-cell office:value-type="float" office:value="3.4341999999999998E-2" table:style-name="ce3">
            <text:p>0.03434</text:p>
          </table:table-cell>
          <table:table-cell office:value-type="float" office:value="11.26" table:style-name="ce8">
            <text:p>11.26</text:p>
          </table:table-cell>
          <table:table-cell office:value-type="float" office:value="0.38900000000000001" table:style-name="ce8">
            <text:p>0.39</text:p>
          </table:table-cell>
          <table:table-cell table:number-columns-repeated="16376"/>
        </table:table-row>
        <table:table-row table:style-name="ro4">
          <table:table-cell office:value-type="float" office:value="51" table:style-name="ce1">
            <text:p>51</text:p>
          </table:table-cell>
          <table:table-cell office:value-type="string" table:style-name="ce5">
            <text:p>Mu1K1</text:p>
          </table:table-cell>
          <table:table-cell office:value-type="float" office:value="2" table:style-name="ce1">
            <text:p>2</text:p>
          </table:table-cell>
          <table:table-cell office:value-type="float" office:value="9.3819999999999997" table:formula="of:=[Coleta_3.G35]*2" table:style-name="ce2">
            <text:p>9.382</text:p>
          </table:table-cell>
          <table:table-cell office:value-type="float" office:value="0.29799999999999999" table:formula="of:=[Coleta_3.H35]*2" table:style-name="ce2">
            <text:p>0.298</text:p>
          </table:table-cell>
          <table:table-cell office:value-type="float" office:value="5.8504E-2" table:style-name="ce3">
            <text:p>0.05850</text:p>
          </table:table-cell>
          <table:table-cell office:value-type="float" office:value="4.6909999999999998" table:style-name="ce8">
            <text:p>4.69</text:p>
          </table:table-cell>
          <table:table-cell office:value-type="float" office:value="0.14899999999999999" table:style-name="ce8">
            <text:p>0.15</text:p>
          </table:table-cell>
          <table:table-cell table:number-columns-repeated="16376"/>
        </table:table-row>
        <table:table-row table:style-name="ro4">
          <table:table-cell office:value-type="float" office:value="52" table:style-name="ce1">
            <text:p>52</text:p>
          </table:table-cell>
          <table:table-cell office:value-type="string" table:style-name="ce5">
            <text:p>Mu1K0.5</text:p>
          </table:table-cell>
          <table:table-cell office:value-type="float" office:value="3" table:style-name="ce1">
            <text:p>3</text:p>
          </table:table-cell>
          <table:table-cell office:value-type="float" office:value="8.9719999999999995" table:formula="of:=[Coleta_3.G36]*2" table:style-name="ce2">
            <text:p>8.972</text:p>
          </table:table-cell>
          <table:table-cell office:value-type="float" office:value="0.36620000000000003" table:formula="of:=[Coleta_3.H36]*2" table:style-name="ce2">
            <text:p>0.3662</text:p>
          </table:table-cell>
          <table:table-cell office:value-type="float" office:value="3.1283999999999999E-2" table:style-name="ce3">
            <text:p>0.03128</text:p>
          </table:table-cell>
          <table:table-cell office:value-type="float" office:value="4.4859999999999998" table:style-name="ce8">
            <text:p>4.49</text:p>
          </table:table-cell>
          <table:table-cell office:value-type="float" office:value="0.18310000000000001" table:style-name="ce8">
            <text:p>0.18</text:p>
          </table:table-cell>
          <table:table-cell table:number-columns-repeated="16376"/>
        </table:table-row>
        <table:table-row table:number-rows-repeated="1048540" table:style-name="ro5">
          <table:table-cell table:number-columns-repeated="16384"/>
        </table:table-row>
      </table:table>
      <table:table table:name="Coleta_4" table:style-name="ta2"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2"/>
        <table:table-column table:style-name="co15" table:number-columns-repeated="8" table:default-cell-style-name="ce1"/>
        <table:table-column table:style-name="co9" table:number-columns-repeated="16370" table:default-cell-style-name="ce1"/>
        <table:table-row table:style-name="ro3">
          <table:table-cell office:value-type="string" table:style-name="ce1">
            <text:p>Bromélia</text:p>
          </table:table-cell>
          <table:table-cell office:value-type="string" table:style-name="ce1">
            <text:p>Cenario</text:p>
          </table:table-cell>
          <table:table-cell office:value-type="string" table:style-name="ce1">
            <text:p>Bloco</text:p>
          </table:table-cell>
          <table:table-cell office:value-type="string" table:style-name="ce1">
            <text:p>COD (mg/L)</text:p>
          </table:table-cell>
          <table:table-cell office:value-type="string" table:style-name="ce1">
            <text:p>ND (mg/L)</text:p>
          </table:table-cell>
          <table:table-cell office:value-type="string" table:style-name="ce2">
            <text:p>Fósforo (mg/L)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ND</text:p>
          </table:table-cell>
          <table:table-cell table:number-columns-repeated="3" table:style-name="ce1"/>
          <table:table-cell office:value-type="string" table:style-name="ce1">
            <text:p>Bromeliad</text:p>
          </table:table-cell>
          <table:table-cell office:value-type="string" table:style-name="ce1">
            <text:p>sampling</text:p>
          </table:table-cell>
          <table:table-cell office:value-type="string" table:style-name="ce1">
            <text:p>P(mg/l)</text:p>
          </table:table-cell>
          <table:table-cell table:number-columns-repeated="16370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5">
            <text:p>Mu0.1K0.5</text:p>
          </table:table-cell>
          <table:table-cell office:value-type="float" office:value="2" table:style-name="ce1">
            <text:p>2</text:p>
          </table:table-cell>
          <table:table-cell office:value-type="float" office:value="13.942" table:formula="of:=[Coleta_4.G2]*2" table:style-name="ce1">
            <text:p>13.942</text:p>
          </table:table-cell>
          <table:table-cell office:value-type="float" office:value="0.71299999999999997" table:formula="of:=[Coleta_4.H2]*2" table:style-name="ce1">
            <text:p>0.713</text:p>
          </table:table-cell>
          <table:table-cell office:value-type="float" office:value="4.7079999999999997E-2" table:style-name="ce2">
            <text:p>0.04708</text:p>
          </table:table-cell>
          <table:table-cell office:value-type="float" office:value="6.9710000000000001" table:style-name="ce1">
            <text:p>6.971</text:p>
          </table:table-cell>
          <table:table-cell office:value-type="float" office:value="0.35649999999999998" table:style-name="ce1">
            <text:p>0.3565</text:p>
          </table:table-cell>
          <table:table-cell table:number-columns-repeated="3" table:style-name="ce1"/>
          <table:table-cell office:value-type="float" office:value="23" table:style-name="ce9">
            <text:p>23</text:p>
          </table:table-cell>
          <table:table-cell office:value-type="float" office:value="4" table:style-name="ce9">
            <text:p>4</text:p>
          </table:table-cell>
          <table:table-cell office:value-type="float" office:value="3.1593999999999997E-2" table:style-name="ce10">
            <text:p>0.03159</text:p>
          </table:table-cell>
          <table:table-cell table:number-columns-repeated="16370"/>
        </table:table-row>
        <table:table-row table:style-name="ro4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.086" table:style-name="ce1">
            <text:p>10.086</text:p>
          </table:table-cell>
          <table:table-cell office:value-type="float" office:value="0.39419999999999999" table:style-name="ce1">
            <text:p>0.3942</text:p>
          </table:table-cell>
          <table:table-cell table:style-name="ce2"/>
          <table:table-cell table:number-columns-repeated="5" table:style-name="ce1"/>
          <table:table-cell office:value-type="float" office:value="24" table:style-name="ce11">
            <text:p>24</text:p>
          </table:table-cell>
          <table:table-cell office:value-type="float" office:value="4" table:style-name="ce9">
            <text:p>4</text:p>
          </table:table-cell>
          <table:table-cell office:value-type="float" office:value="2.7834000000000001E-2" table:style-name="ce10">
            <text:p>0.02783</text:p>
          </table:table-cell>
          <table:table-cell table:number-columns-repeated="16370"/>
        </table:table-row>
        <table:table-row table:style-name="ro4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.777100000000001" table:style-name="ce1">
            <text:p>11.7771</text:p>
          </table:table-cell>
          <table:table-cell office:value-type="float" office:value="0.35830800000000002" table:style-name="ce1">
            <text:p>0.358308</text:p>
          </table:table-cell>
          <table:table-cell table:style-name="ce2"/>
          <table:table-cell table:number-columns-repeated="5" table:style-name="ce1"/>
          <table:table-cell office:value-type="float" office:value="38" table:style-name="ce11">
            <text:p>38</text:p>
          </table:table-cell>
          <table:table-cell office:value-type="float" office:value="4" table:style-name="ce9">
            <text:p>4</text:p>
          </table:table-cell>
          <table:table-cell office:value-type="float" office:value="0.55149199999999998" table:style-name="ce10">
            <text:p>0.55149</text:p>
          </table:table-cell>
          <table:table-cell table:number-columns-repeated="16370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5">
            <text:p>Mu1K1</text:p>
          </table:table-cell>
          <table:table-cell office:value-type="float" office:value="1" table:style-name="ce1">
            <text:p>1</text:p>
          </table:table-cell>
          <table:table-cell office:value-type="float" office:value="76.02" table:formula="of:=[Coleta_4.G5]*2" table:style-name="ce1">
            <text:p>76.02</text:p>
          </table:table-cell>
          <table:table-cell office:value-type="float" office:value="0.82940000000000003" table:formula="of:=[Coleta_4.H5]*2" table:style-name="ce1">
            <text:p>0.8294</text:p>
          </table:table-cell>
          <table:table-cell office:value-type="float" office:value="3.5906E-2" table:style-name="ce2">
            <text:p>0.035906</text:p>
          </table:table-cell>
          <table:table-cell office:value-type="float" office:value="38.01" table:style-name="ce1">
            <text:p>38.01</text:p>
          </table:table-cell>
          <table:table-cell office:value-type="float" office:value="0.41470000000000001" table:style-name="ce1">
            <text:p>0.4147</text:p>
          </table:table-cell>
          <table:table-cell table:number-columns-repeated="3" table:style-name="ce1"/>
          <table:table-cell office:value-type="float" office:value="12" table:style-name="ce11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0.35738199999999998" table:style-name="ce10">
            <text:p>0.35738</text:p>
          </table:table-cell>
          <table:table-cell table:number-columns-repeated="16370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5">
            <text:p>Mu0.1K0.5</text:p>
          </table:table-cell>
          <table:table-cell office:value-type="float" office:value="1" table:style-name="ce1">
            <text:p>1</text:p>
          </table:table-cell>
          <table:table-cell office:value-type="float" office:value="11.914" table:formula="of:=[Coleta_4.G6]*2" table:style-name="ce1">
            <text:p>11.914</text:p>
          </table:table-cell>
          <table:table-cell office:value-type="float" office:value="0.4446" table:formula="of:=[Coleta_4.H6]*2" table:style-name="ce1">
            <text:p>0.4446</text:p>
          </table:table-cell>
          <table:table-cell office:value-type="float" office:value="4.3268000000000001E-2" table:style-name="ce2">
            <text:p>0.043268</text:p>
          </table:table-cell>
          <table:table-cell office:value-type="float" office:value="5.9569999999999999" table:style-name="ce1">
            <text:p>5.957</text:p>
          </table:table-cell>
          <table:table-cell office:value-type="float" office:value="0.2223" table:style-name="ce1">
            <text:p>0.2223</text:p>
          </table:table-cell>
          <table:table-cell table:number-columns-repeated="3" table:style-name="ce1"/>
          <table:table-cell office:value-type="float" office:value="31" table:style-name="ce11">
            <text:p>31</text:p>
          </table:table-cell>
          <table:table-cell office:value-type="float" office:value="4" table:style-name="ce9">
            <text:p>4</text:p>
          </table:table-cell>
          <table:table-cell office:value-type="float" office:value="1.668E-2" table:style-name="ce10">
            <text:p>0.01668</text:p>
          </table:table-cell>
          <table:table-cell table:number-columns-repeated="16370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5">
            <text:p>Mu1K0.5</text:p>
          </table:table-cell>
          <table:table-cell office:value-type="float" office:value="2" table:style-name="ce1">
            <text:p>2</text:p>
          </table:table-cell>
          <table:table-cell office:value-type="float" office:value="10.318" table:formula="of:=[Coleta_4.G7]*2" table:style-name="ce1">
            <text:p>10.318</text:p>
          </table:table-cell>
          <table:table-cell office:value-type="float" office:value="0.34060000000000001" table:formula="of:=[Coleta_4.H7]*2" table:style-name="ce1">
            <text:p>0.3406</text:p>
          </table:table-cell>
          <table:table-cell office:value-type="float" office:value="0.35738199999999998" table:style-name="ce2">
            <text:p>0.357382</text:p>
          </table:table-cell>
          <table:table-cell office:value-type="float" office:value="5.1589999999999998" table:style-name="ce1">
            <text:p>5.159</text:p>
          </table:table-cell>
          <table:table-cell office:value-type="float" office:value="0.17030000000000001" table:style-name="ce1">
            <text:p>0.1703</text:p>
          </table:table-cell>
          <table:table-cell table:number-columns-repeated="3" table:style-name="ce1"/>
          <table:table-cell office:value-type="float" office:value="9" table:style-name="ce11">
            <text:p>9</text:p>
          </table:table-cell>
          <table:table-cell office:value-type="float" office:value="4" table:style-name="ce9">
            <text:p>4</text:p>
          </table:table-cell>
          <table:table-cell office:value-type="float" office:value="3.5906E-2" table:style-name="ce10">
            <text:p>0.03591</text:p>
          </table:table-cell>
          <table:table-cell table:number-columns-repeated="16370"/>
        </table:table-row>
        <table:table-row table:style-name="ro4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.26" table:style-name="ce1">
            <text:p>29.26</text:p>
          </table:table-cell>
          <table:table-cell office:value-type="float" office:value="0.7006" table:style-name="ce1">
            <text:p>0.7006</text:p>
          </table:table-cell>
          <table:table-cell table:style-name="ce2"/>
          <table:table-cell table:number-columns-repeated="5" table:style-name="ce1"/>
          <table:table-cell office:value-type="float" office:value="17" table:style-name="ce11">
            <text:p>17</text:p>
          </table:table-cell>
          <table:table-cell office:value-type="float" office:value="4" table:style-name="ce9">
            <text:p>4</text:p>
          </table:table-cell>
          <table:table-cell office:value-type="float" office:value="1.1492E-2" table:style-name="ce10">
            <text:p>0.01149</text:p>
          </table:table-cell>
          <table:table-cell table:number-columns-repeated="16370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5">
            <text:p>Mu0.1K1</text:p>
          </table:table-cell>
          <table:table-cell office:value-type="float" office:value="2" table:style-name="ce1">
            <text:p>2</text:p>
          </table:table-cell>
          <table:table-cell office:value-type="float" office:value="19.478000000000002" table:formula="of:=[Coleta_4.G9]*2" table:style-name="ce1">
            <text:p>19.478</text:p>
          </table:table-cell>
          <table:table-cell office:value-type="float" office:value="0.72" table:formula="of:=[Coleta_4.H9]*2" table:style-name="ce1">
            <text:p>0.72</text:p>
          </table:table-cell>
          <table:table-cell office:value-type="float" office:value="0.13037199999999999" table:style-name="ce2">
            <text:p>0.130372</text:p>
          </table:table-cell>
          <table:table-cell office:value-type="float" office:value="9.7390000000000008" table:style-name="ce1">
            <text:p>9.739</text:p>
          </table:table-cell>
          <table:table-cell office:value-type="float" office:value="0.36" table:style-name="ce1">
            <text:p>0.36</text:p>
          </table:table-cell>
          <table:table-cell table:number-columns-repeated="3" table:style-name="ce1"/>
          <table:table-cell office:value-type="float" office:value="20" table:style-name="ce11">
            <text:p>20</text:p>
          </table:table-cell>
          <table:table-cell office:value-type="float" office:value="4" table:style-name="ce9">
            <text:p>4</text:p>
          </table:table-cell>
          <table:table-cell office:value-type="float" office:value="8.6041999999999993E-2" table:style-name="ce10">
            <text:p>0.08604</text:p>
          </table:table-cell>
          <table:table-cell table:number-columns-repeated="16370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5">
            <text:p>Mu1K0.5</text:p>
          </table:table-cell>
          <table:table-cell office:value-type="float" office:value="1" table:style-name="ce1">
            <text:p>1</text:p>
          </table:table-cell>
          <table:table-cell office:value-type="float" office:value="19.138000000000002" table:formula="of:=[Coleta_4.G10]*2" table:style-name="ce1">
            <text:p>19.138</text:p>
          </table:table-cell>
          <table:table-cell office:value-type="float" office:value="0.58020000000000005" table:formula="of:=[Coleta_4.H10]*2" table:style-name="ce1">
            <text:p>0.5802</text:p>
          </table:table-cell>
          <table:table-cell office:value-type="float" office:value="1.1492E-2" table:style-name="ce2">
            <text:p>0.011492</text:p>
          </table:table-cell>
          <table:table-cell office:value-type="float" office:value="9.5690000000000008" table:style-name="ce1">
            <text:p>9.569</text:p>
          </table:table-cell>
          <table:table-cell office:value-type="float" office:value="0.29010000000000002" table:style-name="ce1">
            <text:p>0.2901</text:p>
          </table:table-cell>
          <table:table-cell table:number-columns-repeated="3" table:style-name="ce1"/>
          <table:table-cell office:value-type="float" office:value="32" table:style-name="ce11">
            <text:p>32</text:p>
          </table:table-cell>
          <table:table-cell office:value-type="float" office:value="4" table:style-name="ce9">
            <text:p>4</text:p>
          </table:table-cell>
          <table:table-cell office:value-type="float" office:value="0.114412" table:style-name="ce10">
            <text:p>0.11441</text:p>
          </table:table-cell>
          <table:table-cell table:number-columns-repeated="16370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5">
            <text:p>Mu1K0.5</text:p>
          </table:table-cell>
          <table:table-cell office:value-type="float" office:value="1" table:style-name="ce1">
            <text:p>1</text:p>
          </table:table-cell>
          <table:table-cell office:value-type="float" office:value="22.22" table:formula="of:=[Coleta_4.G11]*2" table:style-name="ce1">
            <text:p>22.22</text:p>
          </table:table-cell>
          <table:table-cell office:value-type="float" office:value="0.59360000000000002" table:formula="of:=[Coleta_4.H11]*2" table:style-name="ce1">
            <text:p>0.5936</text:p>
          </table:table-cell>
          <table:table-cell office:value-type="float" office:value="8.6041999999999993E-2" table:style-name="ce2">
            <text:p>0.086042</text:p>
          </table:table-cell>
          <table:table-cell office:value-type="float" office:value="11.11" table:style-name="ce1">
            <text:p>11.11</text:p>
          </table:table-cell>
          <table:table-cell office:value-type="float" office:value="0.29680000000000001" table:style-name="ce1">
            <text:p>0.2968</text:p>
          </table:table-cell>
          <table:table-cell table:number-columns-repeated="3" table:style-name="ce1"/>
          <table:table-cell office:value-type="float" office:value="46" table:style-name="ce11">
            <text:p>46</text:p>
          </table:table-cell>
          <table:table-cell office:value-type="float" office:value="4" table:style-name="ce9">
            <text:p>4</text:p>
          </table:table-cell>
          <table:table-cell office:value-type="float" office:value="3.9649999999999998E-2" table:style-name="ce10">
            <text:p>0.03965</text:p>
          </table:table-cell>
          <table:table-cell table:number-columns-repeated="16370"/>
        </table:table-row>
        <table:table-row table:style-name="ro4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3.44" table:style-name="ce1">
            <text:p>23.44</text:p>
          </table:table-cell>
          <table:table-cell office:value-type="float" office:value="0.52759999999999996" table:style-name="ce1">
            <text:p>0.5276</text:p>
          </table:table-cell>
          <table:table-cell table:style-name="ce2"/>
          <table:table-cell table:number-columns-repeated="5" table:style-name="ce1"/>
          <table:table-cell office:value-type="float" office:value="51" table:style-name="ce11">
            <text:p>51</text:p>
          </table:table-cell>
          <table:table-cell office:value-type="float" office:value="4" table:style-name="ce9">
            <text:p>4</text:p>
          </table:table-cell>
          <table:table-cell office:value-type="float" office:value="2.6994000000000001E-2" table:style-name="ce10">
            <text:p>0.02699</text:p>
          </table:table-cell>
          <table:table-cell table:number-columns-repeated="16370"/>
        </table:table-row>
        <table:table-row table:style-name="ro4">
          <table:table-cell office:value-type="float" office:value="23" table:style-name="ce1">
            <text:p>23</text:p>
          </table:table-cell>
          <table:table-cell office:value-type="string" table:style-name="ce5">
            <text:p>Mu0.1K1</text:p>
          </table:table-cell>
          <table:table-cell office:value-type="float" office:value="2" table:style-name="ce1">
            <text:p>2</text:p>
          </table:table-cell>
          <table:table-cell office:value-type="float" office:value="35.159999999999997" table:formula="of:=[Coleta_4.G13]*2" table:style-name="ce1">
            <text:p>35.16</text:p>
          </table:table-cell>
          <table:table-cell office:value-type="float" office:value="1.0069999999999999" table:formula="of:=[Coleta_4.H13]*2" table:style-name="ce1">
            <text:p>1.007</text:p>
          </table:table-cell>
          <table:table-cell office:value-type="float" office:value="3.15E-2" table:style-name="ce12">
            <text:p>0.0315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0.50349999999999995" table:style-name="ce1">
            <text:p>0.5035</text:p>
          </table:table-cell>
          <table:table-cell table:number-columns-repeated="3" table:style-name="ce1"/>
          <table:table-cell office:value-type="float" office:value="15" table:style-name="ce11">
            <text:p>15</text:p>
          </table:table-cell>
          <table:table-cell office:value-type="float" office:value="4" table:style-name="ce9">
            <text:p>4</text:p>
          </table:table-cell>
          <table:table-cell office:value-type="float" office:value="0.13037199999999999" table:style-name="ce10">
            <text:p>0.13037</text:p>
          </table:table-cell>
          <table:table-cell table:number-columns-repeated="16370"/>
        </table:table-row>
        <table:table-row table:style-name="ro4">
          <table:table-cell office:value-type="float" office:value="24" table:style-name="ce1">
            <text:p>24</text:p>
          </table:table-cell>
          <table:table-cell office:value-type="string" table:style-name="ce5">
            <text:p>Mu1K0.5</text:p>
          </table:table-cell>
          <table:table-cell office:value-type="float" office:value="2" table:style-name="ce1">
            <text:p>2</text:p>
          </table:table-cell>
          <table:table-cell office:value-type="float" office:value="9.9179999999999993" table:formula="of:=[Coleta_4.G14]*2" table:style-name="ce1">
            <text:p>9.918</text:p>
          </table:table-cell>
          <table:table-cell office:value-type="float" office:value="0.37280000000000002" table:formula="of:=[Coleta_4.H14]*2" table:style-name="ce1">
            <text:p>0.3728</text:p>
          </table:table-cell>
          <table:table-cell office:value-type="float" office:value="2.7834000000000001E-2" table:style-name="ce2">
            <text:p>0.027834</text:p>
          </table:table-cell>
          <table:table-cell office:value-type="float" office:value="4.9589999999999996" table:style-name="ce1">
            <text:p>4.959</text:p>
          </table:table-cell>
          <table:table-cell office:value-type="float" office:value="0.18640000000000001" table:style-name="ce1">
            <text:p>0.1864</text:p>
          </table:table-cell>
          <table:table-cell table:number-columns-repeated="3" table:style-name="ce1"/>
          <table:table-cell office:value-type="float" office:value="3" table:style-name="ce11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.7079999999999997E-2" table:style-name="ce10">
            <text:p>0.04708</text:p>
          </table:table-cell>
          <table:table-cell table:number-columns-repeated="16370"/>
        </table:table-row>
        <table:table-row table:style-name="ro4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.657999999999999" table:style-name="ce1">
            <text:p>10.658</text:p>
          </table:table-cell>
          <table:table-cell office:value-type="float" office:value="0.43280000000000002" table:style-name="ce1">
            <text:p>0.4328</text:p>
          </table:table-cell>
          <table:table-cell table:style-name="ce2"/>
          <table:table-cell table:number-columns-repeated="5" table:style-name="ce1"/>
          <table:table-cell office:value-type="float" office:value="52" table:style-name="ce11">
            <text:p>52</text:p>
          </table:table-cell>
          <table:table-cell office:value-type="float" office:value="4" table:style-name="ce9">
            <text:p>4</text:p>
          </table:table-cell>
          <table:table-cell office:value-type="float" office:value="2.5864000000000002E-2" table:style-name="ce10">
            <text:p>0.02586</text:p>
          </table:table-cell>
          <table:table-cell table:number-columns-repeated="16370"/>
        </table:table-row>
        <table:table-row table:style-name="ro4">
          <table:table-cell office:value-type="float" office:value="31" table:style-name="ce1">
            <text:p>31</text:p>
          </table:table-cell>
          <table:table-cell office:value-type="string" table:style-name="ce5">
            <text:p>Mu1K1</text:p>
          </table:table-cell>
          <table:table-cell office:value-type="float" office:value="1" table:style-name="ce1">
            <text:p>1</text:p>
          </table:table-cell>
          <table:table-cell office:value-type="float" office:value="13.61" table:formula="of:=[Coleta_4.G16]*2" table:style-name="ce1">
            <text:p>13.61</text:p>
          </table:table-cell>
          <table:table-cell office:value-type="float" office:value="0.378" table:formula="of:=[Coleta_4.H16]*2" table:style-name="ce1">
            <text:p>0.378</text:p>
          </table:table-cell>
          <table:table-cell office:value-type="float" office:value="1.668E-2" table:style-name="ce2">
            <text:p>0.01668</text:p>
          </table:table-cell>
          <table:table-cell office:value-type="float" office:value="6.8049999999999997" table:style-name="ce1">
            <text:p>6.805</text:p>
          </table:table-cell>
          <table:table-cell office:value-type="float" office:value="0.189" table:style-name="ce1">
            <text:p>0.189</text:p>
          </table:table-cell>
          <table:table-cell table:number-columns-repeated="3" table:style-name="ce1"/>
          <table:table-cell office:value-type="float" office:value="13" table:style-name="ce11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2.5654E-2" table:style-name="ce10">
            <text:p>0.02565</text:p>
          </table:table-cell>
          <table:table-cell table:number-columns-repeated="16370"/>
        </table:table-row>
        <table:table-row table:style-name="ro4">
          <table:table-cell office:value-type="float" office:value="32" table:style-name="ce1">
            <text:p>32</text:p>
          </table:table-cell>
          <table:table-cell office:value-type="string" table:style-name="ce5">
            <text:p>Mu0.1K1</text:p>
          </table:table-cell>
          <table:table-cell office:value-type="float" office:value="1" table:style-name="ce1">
            <text:p>1</text:p>
          </table:table-cell>
          <table:table-cell office:value-type="float" office:value="18.577999999999999" table:formula="of:=[Coleta_4.G17]*2" table:style-name="ce1">
            <text:p>18.578</text:p>
          </table:table-cell>
          <table:table-cell office:value-type="float" office:value="0.7782" table:formula="of:=[Coleta_4.H17]*2" table:style-name="ce1">
            <text:p>0.7782</text:p>
          </table:table-cell>
          <table:table-cell office:value-type="float" office:value="0.114412" table:style-name="ce2">
            <text:p>0.114412</text:p>
          </table:table-cell>
          <table:table-cell office:value-type="float" office:value="9.2889999999999997" table:style-name="ce1">
            <text:p>9.289</text:p>
          </table:table-cell>
          <table:table-cell office:value-type="float" office:value="0.3891" table:style-name="ce1">
            <text:p>0.3891</text:p>
          </table:table-cell>
          <table:table-cell table:number-columns-repeated="3" table:style-name="ce1"/>
          <table:table-cell office:value-type="float" office:value="10" table:style-name="ce11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4.3268000000000001E-2" table:style-name="ce10">
            <text:p>0.04327</text:p>
          </table:table-cell>
          <table:table-cell table:number-columns-repeated="16370"/>
        </table:table-row>
        <table:table-row table:style-name="ro4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.7720000000000002" table:style-name="ce1">
            <text:p>8.772</text:p>
          </table:table-cell>
          <table:table-cell office:value-type="float" office:value="0.36" table:style-name="ce1">
            <text:p>0.36</text:p>
          </table:table-cell>
          <table:table-cell table:style-name="ce2"/>
          <table:table-cell table:number-columns-repeated="5" table:style-name="ce1"/>
          <table:table-cell office:value-type="float" office:value="36" table:style-name="ce11">
            <text:p>36</text:p>
          </table:table-cell>
          <table:table-cell office:value-type="float" office:value="4" table:style-name="ce9">
            <text:p>4</text:p>
          </table:table-cell>
          <table:table-cell office:value-type="float" office:value="7.9654000000000003E-2" table:style-name="ce10">
            <text:p>0.07965</text:p>
          </table:table-cell>
          <table:table-cell table:number-columns-repeated="16370"/>
        </table:table-row>
        <table:table-row table:style-name="ro4">
          <table:table-cell office:value-type="float" office:value="36" table:style-name="ce1">
            <text:p>36</text:p>
          </table:table-cell>
          <table:table-cell office:value-type="string" table:style-name="ce5">
            <text:p>Mu0.1K0.5</text:p>
          </table:table-cell>
          <table:table-cell office:value-type="float" office:value="2" table:style-name="ce1">
            <text:p>2</text:p>
          </table:table-cell>
          <table:table-cell office:value-type="float" office:value="24.74" table:formula="of:=[Coleta_4.G19]*2" table:style-name="ce1">
            <text:p>24.74</text:p>
          </table:table-cell>
          <table:table-cell office:value-type="float" office:value="0.97919999999999996" table:formula="of:=[Coleta_4.H19]*2" table:style-name="ce1">
            <text:p>0.9792</text:p>
          </table:table-cell>
          <table:table-cell office:value-type="float" office:value="7.9654000000000003E-2" table:style-name="ce2">
            <text:p>0.079654</text:p>
          </table:table-cell>
          <table:table-cell office:value-type="float" office:value="12.37" table:style-name="ce1">
            <text:p>12.37</text:p>
          </table:table-cell>
          <table:table-cell office:value-type="float" office:value="0.48959999999999998" table:style-name="ce1">
            <text:p>0.4896</text:p>
          </table:table-cell>
          <table:table-cell table:number-columns-repeated="3" table:style-name="ce1"/>
          <table:table-cell office:value-type="float" office:value="16" table:style-name="ce11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4.9748000000000001E-2" table:style-name="ce10">
            <text:p>0.04975</text:p>
          </table:table-cell>
          <table:table-cell table:number-columns-repeated="16370"/>
        </table:table-row>
        <table:table-row table:style-name="ro4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.406000000000001" table:style-name="ce1">
            <text:p>11.406</text:p>
          </table:table-cell>
          <table:table-cell office:value-type="float" office:value="0.56820000000000004" table:style-name="ce1">
            <text:p>0.5682</text:p>
          </table:table-cell>
          <table:table-cell table:style-name="ce2"/>
          <table:table-cell table:number-columns-repeated="5" table:style-name="ce1"/>
          <table:table-cell office:value-type="float" office:value="27" table:style-name="ce11">
            <text:p>27</text:p>
          </table:table-cell>
          <table:table-cell office:value-type="float" office:value="4" table:style-name="ce9">
            <text:p>4</text:p>
          </table:table-cell>
          <table:table-cell office:value-type="float" office:value="0.12706200000000001" table:style-name="ce10">
            <text:p>0.12706</text:p>
          </table:table-cell>
          <table:table-cell table:number-columns-repeated="16370"/>
        </table:table-row>
        <table:table-row table:style-name="ro4">
          <table:table-cell office:value-type="float" office:value="46" table:style-name="ce1">
            <text:p>46</text:p>
          </table:table-cell>
          <table:table-cell office:value-type="string" table:style-name="ce5">
            <text:p>Mu1K1</text:p>
          </table:table-cell>
          <table:table-cell office:value-type="float" office:value="2" table:style-name="ce1">
            <text:p>2</text:p>
          </table:table-cell>
          <table:table-cell office:value-type="float" office:value="7.8440000000000003" table:formula="of:=[Coleta_4.G21]*2" table:style-name="ce1">
            <text:p>7.844</text:p>
          </table:table-cell>
          <table:table-cell office:value-type="float" office:value="0.43380000000000002" table:formula="of:=[Coleta_4.H21]*2" table:style-name="ce1">
            <text:p>0.4338</text:p>
          </table:table-cell>
          <table:table-cell office:value-type="float" office:value="3.9649999999999998E-2" table:style-name="ce2">
            <text:p>0.03965</text:p>
          </table:table-cell>
          <table:table-cell office:value-type="float" office:value="3.9220000000000002" table:style-name="ce1">
            <text:p>3.922</text:p>
          </table:table-cell>
          <table:table-cell office:value-type="float" office:value="0.21690000000000001" table:style-name="ce1">
            <text:p>0.2169</text:p>
          </table:table-cell>
          <table:table-cell table:number-columns-repeated="3" table:style-name="ce1"/>
          <table:table-cell office:value-type="float" office:value="4" table:style-name="ce11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.9518E-2" table:style-name="ce10">
            <text:p>0.04952</text:p>
          </table:table-cell>
          <table:table-cell table:number-columns-repeated="16370"/>
        </table:table-row>
        <table:table-row table:style-name="ro4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5.286" table:style-name="ce1">
            <text:p>15.286</text:p>
          </table:table-cell>
          <table:table-cell office:value-type="float" office:value="0.6734" table:style-name="ce1">
            <text:p>0.6734</text:p>
          </table:table-cell>
          <table:table-cell table:style-name="ce2"/>
          <table:table-cell table:number-columns-repeated="5" table:style-name="ce1"/>
          <table:table-cell office:value-type="float" office:value="42" table:style-name="ce11">
            <text:p>42</text:p>
          </table:table-cell>
          <table:table-cell office:value-type="float" office:value="4" table:style-name="ce9">
            <text:p>4</text:p>
          </table:table-cell>
          <table:table-cell office:value-type="float" office:value="2.4261999999999999E-2" table:style-name="ce10">
            <text:p>0.02426</text:p>
          </table:table-cell>
          <table:table-cell table:number-columns-repeated="16370"/>
        </table:table-row>
        <table:table-row table:style-name="ro4">
          <table:table-cell office:value-type="float" office:value="48" table:style-name="ce1">
            <text:p>48</text:p>
          </table:table-cell>
          <table:table-cell office:value-type="string" table:style-name="ce5">
            <text:p>Mu0.1K1</text:p>
          </table:table-cell>
          <table:table-cell office:value-type="float" office:value="1" table:style-name="ce1">
            <text:p>1</text:p>
          </table:table-cell>
          <table:table-cell office:value-type="float" office:value="25.1" table:formula="of:=[Coleta_4.G23]*2" table:style-name="ce1">
            <text:p>25.1</text:p>
          </table:table-cell>
          <table:table-cell office:value-type="float" office:value="0.75900000000000001" table:formula="of:=[Coleta_4.H23]*2" table:style-name="ce1">
            <text:p>0.759</text:p>
          </table:table-cell>
          <table:table-cell office:value-type="string" table:style-name="ce2">
            <text:p>N/D</text:p>
          </table:table-cell>
          <table:table-cell office:value-type="float" office:value="12.55" table:style-name="ce1">
            <text:p>12.55</text:p>
          </table:table-cell>
          <table:table-cell office:value-type="float" office:value="0.3795" table:style-name="ce1">
            <text:p>0.3795</text:p>
          </table:table-cell>
          <table:table-cell table:number-columns-repeated="3" table:style-name="ce1"/>
          <table:table-cell office:value-type="float" office:value="47" table:style-name="ce11">
            <text:p>47</text:p>
          </table:table-cell>
          <table:table-cell office:value-type="float" office:value="4" table:style-name="ce9">
            <text:p>4</text:p>
          </table:table-cell>
          <table:table-cell office:value-type="float" office:value="4.9792000000000003E-2" table:style-name="ce10">
            <text:p>0.04979</text:p>
          </table:table-cell>
          <table:table-cell table:number-columns-repeated="16370"/>
        </table:table-row>
        <table:table-row table:style-name="ro4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6.536000000000001" table:style-name="ce1">
            <text:p>16.536</text:p>
          </table:table-cell>
          <table:table-cell office:value-type="float" office:value="1.0256000000000001" table:style-name="ce1">
            <text:p>1.0256</text:p>
          </table:table-cell>
          <table:table-cell table:style-name="ce2"/>
          <table:table-cell table:number-columns-repeated="5" table:style-name="ce1"/>
          <table:table-cell office:value-type="float" office:value="8" table:style-name="ce11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1.1691999999999999E-2" table:style-name="ce10">
            <text:p>0.01169</text:p>
          </table:table-cell>
          <table:table-cell table:number-columns-repeated="16370"/>
        </table:table-row>
        <table:table-row table:style-name="ro4">
          <table:table-cell office:value-type="float" office:value="51" table:style-name="ce1">
            <text:p>51</text:p>
          </table:table-cell>
          <table:table-cell office:value-type="string" table:style-name="ce5">
            <text:p>Mu1K1</text:p>
          </table:table-cell>
          <table:table-cell office:value-type="float" office:value="2" table:style-name="ce1">
            <text:p>2</text:p>
          </table:table-cell>
          <table:table-cell office:value-type="float" office:value="9.0259999999999998" table:formula="of:=[Coleta_4.G25]*2" table:style-name="ce1">
            <text:p>9.026</text:p>
          </table:table-cell>
          <table:table-cell office:value-type="float" office:value="0.50339999999999996" table:formula="of:=[Coleta_4.H25]*2" table:style-name="ce1">
            <text:p>0.5034</text:p>
          </table:table-cell>
          <table:table-cell office:value-type="float" office:value="2.6994000000000001E-2" table:style-name="ce2">
            <text:p>0.026994</text:p>
          </table:table-cell>
          <table:table-cell office:value-type="float" office:value="4.5129999999999999" table:style-name="ce1">
            <text:p>4.513</text:p>
          </table:table-cell>
          <table:table-cell office:value-type="float" office:value="0.25169999999999998" table:style-name="ce1">
            <text:p>0.2517</text:p>
          </table:table-cell>
          <table:table-cell table:number-columns-repeated="3" table:style-name="ce1"/>
          <table:table-cell office:value-type="float" office:value="14" table:style-name="ce11">
            <text:p>14</text:p>
          </table:table-cell>
          <table:table-cell office:value-type="float" office:value="4" table:style-name="ce9">
            <text:p>4</text:p>
          </table:table-cell>
          <table:table-cell office:value-type="float" office:value="2.5729999999999999E-2" table:style-name="ce10">
            <text:p>0.02573</text:p>
          </table:table-cell>
          <table:table-cell table:number-columns-repeated="16370"/>
        </table:table-row>
        <table:table-row table:style-name="ro4">
          <table:table-cell table:number-columns-repeated="5" table:style-name="ce1"/>
          <table:table-cell table:style-name="ce2"/>
          <table:table-cell table:number-columns-repeated="5" table:style-name="ce1"/>
          <table:table-cell office:value-type="float" office:value="22" table:style-name="ce11">
            <text:p>22</text:p>
          </table:table-cell>
          <table:table-cell office:value-type="float" office:value="4" table:style-name="ce9">
            <text:p>4</text:p>
          </table:table-cell>
          <table:table-cell office:value-type="float" office:value="1.9788E-2" table:style-name="ce10">
            <text:p>0.01979</text:p>
          </table:table-cell>
          <table:table-cell table:number-columns-repeated="16370"/>
        </table:table-row>
        <table:table-row table:style-name="ro4">
          <table:table-cell table:number-columns-repeated="5" table:style-name="ce1"/>
          <table:table-cell table:style-name="ce2"/>
          <table:table-cell table:number-columns-repeated="5" table:style-name="ce1"/>
          <table:table-cell office:value-type="float" office:value="49" table:style-name="ce11">
            <text:p>49</text:p>
          </table:table-cell>
          <table:table-cell office:value-type="float" office:value="4" table:style-name="ce9">
            <text:p>4</text:p>
          </table:table-cell>
          <table:table-cell office:value-type="float" office:value="3.9162000000000002E-2" table:style-name="ce10">
            <text:p>0.03916</text:p>
          </table:table-cell>
          <table:table-cell table:number-columns-repeated="16370"/>
        </table:table-row>
        <table:table-row table:style-name="ro4">
          <table:table-cell table:number-columns-repeated="5" table:style-name="ce1"/>
          <table:table-cell table:style-name="ce2"/>
          <table:table-cell table:number-columns-repeated="5" table:style-name="ce1"/>
          <table:table-cell office:value-type="float" office:value="28" table:style-name="ce11">
            <text:p>28</text:p>
          </table:table-cell>
          <table:table-cell office:value-type="float" office:value="4" table:style-name="ce9">
            <text:p>4</text:p>
          </table:table-cell>
          <table:table-cell office:value-type="float" office:value="6.547E-2" table:style-name="ce10">
            <text:p>0.06547</text:p>
          </table:table-cell>
          <table:table-cell table:number-columns-repeated="16370"/>
        </table:table-row>
        <table:table-row table:style-name="ro4">
          <table:table-cell table:number-columns-repeated="5" table:style-name="ce1"/>
          <table:table-cell table:style-name="ce2"/>
          <table:table-cell table:number-columns-repeated="5" table:style-name="ce1"/>
          <table:table-cell office:value-type="float" office:value="33" table:style-name="ce11">
            <text:p>33</text:p>
          </table:table-cell>
          <table:table-cell office:value-type="float" office:value="4" table:style-name="ce9">
            <text:p>4</text:p>
          </table:table-cell>
          <table:table-cell office:value-type="float" office:value="1.3022000000000001E-2" table:style-name="ce10">
            <text:p>0.01302</text:p>
          </table:table-cell>
          <table:table-cell table:number-columns-repeated="16370"/>
        </table:table-row>
        <table:table-row table:style-name="ro4">
          <table:table-cell table:number-columns-repeated="5" table:style-name="ce1"/>
          <table:table-cell table:style-name="ce2"/>
          <table:table-cell table:number-columns-repeated="5" table:style-name="ce1"/>
          <table:table-cell office:value-type="float" office:value="45" table:style-name="ce11">
            <text:p>45</text:p>
          </table:table-cell>
          <table:table-cell office:value-type="float" office:value="4" table:style-name="ce9">
            <text:p>4</text:p>
          </table:table-cell>
          <table:table-cell office:value-type="float" office:value="2.2141999999999998E-2" table:style-name="ce10">
            <text:p>0.02214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Coleta_5" table:style-name="ta2">
        <table:table-column table:style-name="co15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9" table:default-cell-style-name="ce1"/>
        <table:table-row table:style-name="ro3">
          <table:table-cell office:value-type="string" table:style-name="ce1">
            <text:p>bromeliad</text:p>
          </table:table-cell>
          <table:table-cell office:value-type="string" table:style-name="ce1">
            <text:p>COD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P(mg/L)</text:p>
          </table:table-cell>
          <table:table-cell table:style-name="ce1"/>
          <table:table-cell office:value-type="string" table:style-name="ce1">
            <text:p>Coluna1</text:p>
          </table:table-cell>
          <table:table-cell table:number-columns-repeated="16378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float" office:value="17.41" table:style-name="ce1">
            <text:p>17.41</text:p>
          </table:table-cell>
          <table:table-cell office:value-type="float" office:value="0.4592" table:style-name="ce1">
            <text:p>0.4592</text:p>
          </table:table-cell>
          <table:table-cell office:value-type="float" office:value="1.4580000000000001E-3" table:style-name="ce13">
            <text:p>0.00146</text:p>
          </table:table-cell>
          <table:table-cell table:number-columns-repeated="16380" table:style-name="ce1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float" office:value="16.192" table:style-name="ce1">
            <text:p>16.192</text:p>
          </table:table-cell>
          <table:table-cell office:value-type="float" office:value="0.4178" table:style-name="ce1">
            <text:p>0.4178</text:p>
          </table:table-cell>
          <table:table-cell office:value-type="float" office:value="1.6261999999999999E-2" table:style-name="ce13">
            <text:p>0.01626</text:p>
          </table:table-cell>
          <table:table-cell table:number-columns-repeated="16380" table:style-name="ce1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float" office:value="11.596" table:style-name="ce1">
            <text:p>11.596</text:p>
          </table:table-cell>
          <table:table-cell office:value-type="float" office:value="0.25659999999999999" table:style-name="ce1">
            <text:p>0.2566</text:p>
          </table:table-cell>
          <table:table-cell office:value-type="float" office:value="1.2506E-2" table:style-name="ce13">
            <text:p>0.01251</text:p>
          </table:table-cell>
          <table:table-cell table:number-columns-repeated="16380" table:style-name="ce1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float" office:value="18.412680000000002" table:style-name="ce1">
            <text:p>18.41268</text:p>
          </table:table-cell>
          <table:table-cell office:value-type="float" office:value="0.33655200000000002" table:style-name="ce1">
            <text:p>0.336552</text:p>
          </table:table-cell>
          <table:table-cell office:value-type="float" office:value="4.0000000000000003E-5" table:style-name="ce13">
            <text:p>0.00004</text:p>
          </table:table-cell>
          <table:table-cell table:number-columns-repeated="16380" table:style-name="ce1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float" office:value="9.0139999999999993" table:style-name="ce1">
            <text:p>9.014</text:p>
          </table:table-cell>
          <table:table-cell office:value-type="float" office:value="0.35020000000000001" table:style-name="ce1">
            <text:p>0.3502</text:p>
          </table:table-cell>
          <table:table-cell office:value-type="float" office:value="0.35198600000000002" table:style-name="ce13">
            <text:p>0.35199</text:p>
          </table:table-cell>
          <table:table-cell table:number-columns-repeated="16380" table:style-name="ce1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float" office:value="3.7919999999999998" table:style-name="ce1">
            <text:p>3.792</text:p>
          </table:table-cell>
          <table:table-cell office:value-type="float" office:value="0.25119999999999998" table:style-name="ce1">
            <text:p>0.2512</text:p>
          </table:table-cell>
          <table:table-cell office:value-type="float" office:value="9.3299999999999998E-3" table:style-name="ce13">
            <text:p>0.00933</text:p>
          </table:table-cell>
          <table:table-cell table:number-columns-repeated="16380" table:style-name="ce1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float" office:value="28.66" table:style-name="ce1">
            <text:p>28.66</text:p>
          </table:table-cell>
          <table:table-cell office:value-type="float" office:value="0.64480000000000004" table:style-name="ce1">
            <text:p>0.6448</text:p>
          </table:table-cell>
          <table:table-cell office:value-type="float" office:value="2.2000000000000001E-4" table:style-name="ce13">
            <text:p>0.00022</text:p>
          </table:table-cell>
          <table:table-cell table:number-columns-repeated="16380" table:style-name="ce1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float" office:value="13.50986" table:style-name="ce1">
            <text:p>13.50986</text:p>
          </table:table-cell>
          <table:table-cell office:value-type="float" office:value="0.56165200000000004" table:style-name="ce1">
            <text:p>0.561652</text:p>
          </table:table-cell>
          <table:table-cell office:value-type="float" office:value="1.4593999999999999E-2" table:style-name="ce13">
            <text:p>0.01459</text:p>
          </table:table-cell>
          <table:table-cell table:number-columns-repeated="16380" table:style-name="ce1"/>
        </table:table-row>
        <table:table-row table:style-name="ro4"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.1656E-2" table:style-name="ce14">
            <text:p>0.01166</text:p>
          </table:table-cell>
          <table:table-cell table:number-columns-repeated="16380" table:style-name="ce1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float" office:value="13.137499999999999" table:style-name="ce1">
            <text:p>13.1375</text:p>
          </table:table-cell>
          <table:table-cell office:value-type="float" office:value="0.45824999999999999" table:style-name="ce1">
            <text:p>0.45825</text:p>
          </table:table-cell>
          <table:table-cell office:value-type="float" office:value="2.0000000000000002E-5" table:style-name="ce13">
            <text:p>0.00002</text:p>
          </table:table-cell>
          <table:table-cell table:number-columns-repeated="16380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float" office:value="26.595600000000001" table:style-name="ce1">
            <text:p>26.5956</text:p>
          </table:table-cell>
          <table:table-cell office:value-type="float" office:value="0.48285" table:style-name="ce1">
            <text:p>0.48285</text:p>
          </table:table-cell>
          <table:table-cell office:value-type="float" office:value="3.1999999999999999E-5" table:style-name="ce13">
            <text:p>0.00003</text:p>
          </table:table-cell>
          <table:table-cell table:number-columns-repeated="16380" table:style-name="ce1"/>
        </table:table-row>
        <table:table-row table:style-name="ro4">
          <table:table-cell office:value-type="float" office:value="22" table:style-name="ce1">
            <text:p>22</text:p>
          </table:table-cell>
          <table:table-cell office:value-type="float" office:value="21.04" table:style-name="ce1">
            <text:p>21.04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0.15038399999999999" table:style-name="ce13">
            <text:p>0.15038</text:p>
          </table:table-cell>
          <table:table-cell table:number-columns-repeated="16380" table:style-name="ce1"/>
        </table:table-row>
        <table:table-row table:style-name="ro4">
          <table:table-cell office:value-type="float" office:value="23" table:style-name="ce1">
            <text:p>23</text:p>
          </table:table-cell>
          <table:table-cell office:value-type="float" office:value="20.864999999999998" table:style-name="ce1">
            <text:p>20.865</text:p>
          </table:table-cell>
          <table:table-cell office:value-type="float" office:value="0.77149999999999996" table:style-name="ce1">
            <text:p>0.7715</text:p>
          </table:table-cell>
          <table:table-cell office:value-type="float" office:value="3.2488000000000003E-2" table:style-name="ce13">
            <text:p>0.03249</text:p>
          </table:table-cell>
          <table:table-cell table:number-columns-repeated="16380" table:style-name="ce1"/>
        </table:table-row>
        <table:table-row table:style-name="ro4">
          <table:table-cell office:value-type="float" office:value="24" table:style-name="ce1">
            <text:p>24</text:p>
          </table:table-cell>
          <table:table-cell office:value-type="float" office:value="6.1280000000000001" table:style-name="ce1">
            <text:p>6.128</text:p>
          </table:table-cell>
          <table:table-cell office:value-type="float" office:value="0.48720000000000002" table:style-name="ce1">
            <text:p>0.4872</text:p>
          </table:table-cell>
          <table:table-cell office:value-type="float" office:value="2.78388E-2" table:style-name="ce13">
            <text:p>0.02784</text:p>
          </table:table-cell>
          <table:table-cell table:number-columns-repeated="16380" table:style-name="ce1"/>
        </table:table-row>
        <table:table-row table:style-name="ro4">
          <table:table-cell office:value-type="float" office:value="27" table:style-name="ce1">
            <text:p>27</text:p>
          </table:table-cell>
          <table:table-cell office:value-type="float" office:value="10.416" table:style-name="ce1">
            <text:p>10.416</text:p>
          </table:table-cell>
          <table:table-cell office:value-type="float" office:value="0.43120000000000003" table:style-name="ce1">
            <text:p>0.4312</text:p>
          </table:table-cell>
          <table:table-cell office:value-type="float" office:value="6.0828E-2" table:style-name="ce13">
            <text:p>0.06083</text:p>
          </table:table-cell>
          <table:table-cell table:number-columns-repeated="16380" table:style-name="ce1"/>
        </table:table-row>
        <table:table-row table:style-name="ro4">
          <table:table-cell office:value-type="float" office:value="28" table:style-name="ce1">
            <text:p>28</text:p>
          </table:table-cell>
          <table:table-cell office:value-type="float" office:value="9.9979999999999993" table:style-name="ce1">
            <text:p>9.998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5.5160000000000001E-2" table:style-name="ce13">
            <text:p>0.05516</text:p>
          </table:table-cell>
          <table:table-cell table:number-columns-repeated="16380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float" office:value="111.82" table:style-name="ce1">
            <text:p>111.82</text:p>
          </table:table-cell>
          <table:table-cell office:value-type="float" office:value="1.3692" table:style-name="ce1">
            <text:p>1.3692</text:p>
          </table:table-cell>
          <table:table-cell table:number-columns-repeated="16381" table:style-name="ce1"/>
        </table:table-row>
        <table:table-row table:style-name="ro4">
          <table:table-cell office:value-type="float" office:value="31" table:style-name="ce1">
            <text:p>31</text:p>
          </table:table-cell>
          <table:table-cell office:value-type="float" office:value="11.1111" table:style-name="ce1">
            <text:p>11.1111</text:p>
          </table:table-cell>
          <table:table-cell office:value-type="float" office:value="0.59118599999999999" table:style-name="ce1">
            <text:p>0.591186</text:p>
          </table:table-cell>
          <table:table-cell office:value-type="float" office:value="4.0000000000000003E-5" table:style-name="ce13">
            <text:p>0.00004</text:p>
          </table:table-cell>
          <table:table-cell table:number-columns-repeated="16380"/>
        </table:table-row>
        <table:table-row table:style-name="ro4">
          <table:table-cell office:value-type="float" office:value="32" table:style-name="ce1">
            <text:p>32</text:p>
          </table:table-cell>
          <table:table-cell office:value-type="float" office:value="13.211220000000001" table:style-name="ce1">
            <text:p>13.21122</text:p>
          </table:table-cell>
          <table:table-cell office:value-type="float" office:value="0.53169" table:style-name="ce1">
            <text:p>0.53169</text:p>
          </table:table-cell>
          <table:table-cell office:value-type="float" office:value="6.7999999999999999E-5" table:style-name="ce13">
            <text:p>0.00007</text:p>
          </table:table-cell>
          <table:table-cell table:number-columns-repeated="16380"/>
        </table:table-row>
        <table:table-row table:style-name="ro4">
          <table:table-cell office:value-type="float" office:value="33" table:style-name="ce1">
            <text:p>33</text:p>
          </table:table-cell>
          <table:table-cell office:value-type="float" office:value="39.940019999999997" table:style-name="ce1">
            <text:p>39.94002</text:p>
          </table:table-cell>
          <table:table-cell office:value-type="float" office:value="0.996336" table:style-name="ce1">
            <text:p>0.996336</text:p>
          </table:table-cell>
          <table:table-cell office:value-type="float" office:value="1.3746E-2" table:style-name="ce13">
            <text:p>0.01375</text:p>
          </table:table-cell>
          <table:table-cell table:number-columns-repeated="16380"/>
        </table:table-row>
        <table:table-row table:style-name="ro4">
          <table:table-cell office:value-type="float" office:value="36" table:style-name="ce1">
            <text:p>36</text:p>
          </table:table-cell>
          <table:table-cell office:value-type="float" office:value="10.62" table:style-name="ce1">
            <text:p>10.62</text:p>
          </table:table-cell>
          <table:table-cell office:value-type="float" office:value="0.62080000000000002" table:style-name="ce1">
            <text:p>0.6208</text:p>
          </table:table-cell>
          <table:table-cell office:value-type="float" office:value="2.0675969999999998E-2" table:style-name="ce13">
            <text:p>0.02068</text:p>
          </table:table-cell>
          <table:table-cell table:number-columns-repeated="16380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float" office:value="59.66028" table:style-name="ce1">
            <text:p>59.66028</text:p>
          </table:table-cell>
          <table:table-cell office:value-type="float" office:value="1.320012" table:style-name="ce1">
            <text:p>1.320012</text:p>
          </table:table-cell>
          <table:table-cell table:number-columns-repeated="16381" table:style-name="ce1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float" office:value="58.241999999999997" table:style-name="ce1">
            <text:p>58.242</text:p>
          </table:table-cell>
          <table:table-cell office:value-type="float" office:value="0.96955800000000003" table:style-name="ce1">
            <text:p>0.969558</text:p>
          </table:table-cell>
          <table:table-cell table:number-columns-repeated="16381" table:style-name="ce1"/>
        </table:table-row>
        <table:table-row table:style-name="ro4">
          <table:table-cell office:value-type="float" office:value="42" table:style-name="ce1">
            <text:p>42</text:p>
          </table:table-cell>
          <table:table-cell office:value-type="float" office:value="15.03828" table:style-name="ce1">
            <text:p>15.03828</text:p>
          </table:table-cell>
          <table:table-cell office:value-type="float" office:value="0.475524" table:style-name="ce1">
            <text:p>0.475524</text:p>
          </table:table-cell>
          <table:table-cell office:value-type="float" office:value="2.75E-2" table:style-name="ce13">
            <text:p>0.02750</text:p>
          </table:table-cell>
          <table:table-cell table:number-columns-repeated="16380"/>
        </table:table-row>
        <table:table-row table:style-name="ro4">
          <table:table-cell office:value-type="float" office:value="46" table:style-name="ce1">
            <text:p>46</text:p>
          </table:table-cell>
          <table:table-cell office:value-type="float" office:value="8.9160000000000004" table:style-name="ce1">
            <text:p>8.916</text:p>
          </table:table-cell>
          <table:table-cell office:value-type="float" office:value="0.2954" table:style-name="ce1">
            <text:p>0.2954</text:p>
          </table:table-cell>
          <table:table-cell office:value-type="float" office:value="6.7060000000000002E-3" table:style-name="ce13">
            <text:p>0.00671</text:p>
          </table:table-cell>
          <table:table-cell table:number-columns-repeated="16380"/>
        </table:table-row>
        <table:table-row table:style-name="ro4">
          <table:table-cell office:value-type="float" office:value="47" table:style-name="ce1">
            <text:p>47</text:p>
          </table:table-cell>
          <table:table-cell office:value-type="float" office:value="23.32" table:style-name="ce1">
            <text:p>23.32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2.0466000000000002E-2" table:style-name="ce13">
            <text:p>0.02047</text:p>
          </table:table-cell>
          <table:table-cell table:number-columns-repeated="16380"/>
        </table:table-row>
        <table:table-row table:style-name="ro4">
          <table:table-cell office:value-type="float" office:value="48" table:style-name="ce1">
            <text:p>48</text:p>
          </table:table-cell>
          <table:table-cell office:value-type="float" office:value="18.761220000000002" table:style-name="ce1">
            <text:p>18.76122</text:p>
          </table:table-cell>
          <table:table-cell office:value-type="float" office:value="0.71062199999999998" table:style-name="ce1">
            <text:p>0.710622</text:p>
          </table:table-cell>
          <table:table-cell office:value-type="float" office:value="4.7064000000000002E-2" table:style-name="ce13">
            <text:p>0.04706</text:p>
          </table:table-cell>
          <table:table-cell table:number-columns-repeated="16380"/>
        </table:table-row>
        <table:table-row table:style-name="ro4">
          <table:table-cell office:value-type="float" office:value="49" table:style-name="ce1">
            <text:p>49</text:p>
          </table:table-cell>
          <table:table-cell office:value-type="float" office:value="20.919060000000002" table:style-name="ce1">
            <text:p>20.91906</text:p>
          </table:table-cell>
          <table:table-cell office:value-type="float" office:value="0.86180400000000001" table:style-name="ce1">
            <text:p>0.861804</text:p>
          </table:table-cell>
          <table:table-cell office:value-type="float" office:value="1.4288E-2" table:style-name="ce13">
            <text:p>0.01429</text:p>
          </table:table-cell>
          <table:table-cell table:number-columns-repeated="16380"/>
        </table:table-row>
        <table:table-row table:style-name="ro4">
          <table:table-cell office:value-type="float" office:value="51" table:style-name="ce1">
            <text:p>51</text:p>
          </table:table-cell>
          <table:table-cell office:value-type="float" office:value="5.92" table:style-name="ce1">
            <text:p>5.92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7.0498000000000005E-2" table:style-name="ce13">
            <text:p>0.07050</text:p>
          </table:table-cell>
          <table:table-cell table:number-columns-repeated="16380"/>
        </table:table-row>
        <table:table-row table:style-name="ro4">
          <table:table-cell office:value-type="float" office:value="52" table:style-name="ce15">
            <text:p>52</text:p>
          </table:table-cell>
          <table:table-cell office:value-type="float" office:value="6.44" table:style-name="ce1">
            <text:p>6.44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5.4860000000000004E-3" table:style-name="ce13">
            <text:p>0.00549</text:p>
          </table:table-cell>
          <table:table-cell table:number-columns-repeated="16380"/>
        </table:table-row>
        <table:table-row table:style-name="ro4">
          <table:table-cell table:style-name="ce15"/>
          <table:table-cell table:number-columns-repeated="2" table:style-name="ce1"/>
          <table:table-cell table:style-name="ce13"/>
          <table:table-cell table:number-columns-repeated="16380"/>
        </table:table-row>
        <table:table-row table:number-rows-repeated="1048544" table:style-name="ro5">
          <table:table-cell table:number-columns-repeated="16384"/>
        </table:table-row>
      </table:table>
      <table:table table:name="Nutri-coleta" table:style-name="ta2">
        <table:table-column table:style-name="co15" table:number-columns-repeated="3" table:default-cell-style-name="ce2"/>
        <table:table-column table:style-name="co13" table:default-cell-style-name="ce2"/>
        <table:table-column table:style-name="co15" table:default-cell-style-name="ce2"/>
        <table:table-column table:style-name="co13" table:default-cell-style-name="ce2"/>
        <table:table-column table:style-name="co15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1"/>
        <table:table-column table:style-name="co9" table:number-columns-repeated="16373" table:default-cell-style-name="ce1"/>
        <table:table-row table:style-name="ro3">
          <table:table-cell table:number-columns-repeated="3" table:style-name="ce1"/>
          <table:table-cell office:value-type="string" table:number-columns-spanned="2" table:number-rows-spanned="1" table:style-name="ce17">
            <text:p>Coleta 1</text:p>
          </table:table-cell>
          <table:covered-table-cell/>
          <table:table-cell office:value-type="string" table:number-columns-spanned="2" table:number-rows-spanned="1" table:style-name="ce18">
            <text:p>Coleta 2</text:p>
          </table:table-cell>
          <table:covered-table-cell/>
          <table:table-cell office:value-type="string" table:number-columns-spanned="2" table:number-rows-spanned="1" table:style-name="ce17">
            <text:p>Coleta 3</text:p>
          </table:table-cell>
          <table:covered-table-cell/>
          <table:table-cell table:number-columns-repeated="16375" table:style-name="ce1"/>
        </table:table-row>
        <table:table-row table:style-name="ro3">
          <table:table-cell office:value-type="string" table:style-name="ce7">
            <text:p>Bromélia</text:p>
          </table:table-cell>
          <table:table-cell office:value-type="string" table:style-name="ce7">
            <text:p>Cenario</text:p>
          </table:table-cell>
          <table:table-cell office:value-type="string" table:style-name="ce7">
            <text:p>Bloco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table:number-columns-repeated="2" table:style-name="ce2"/>
          <table:table-cell table:number-columns-repeated="16373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Mu1K1</text:p>
          </table:table-cell>
          <table:table-cell office:value-type="float" office:value="1" table:style-name="ce7">
            <text:p>1</text:p>
          </table:table-cell>
          <table:table-cell office:value-type="float" office:value="13.85" table:style-name="ce2">
            <text:p>13.85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5.8339999999999996" table:style-name="ce7">
            <text:p>5.834</text:p>
          </table:table-cell>
          <table:table-cell office:value-type="float" office:value="0.18970000000000001" table:style-name="ce7">
            <text:p>0.1897</text:p>
          </table:table-cell>
          <table:table-cell office:value-type="float" office:value="5.6040000000000001" table:style-name="ce16">
            <text:p>5.60</text:p>
          </table:table-cell>
          <table:table-cell office:value-type="float" office:value="0.22689999999999999" table:style-name="ce16">
            <text:p>0.23</text:p>
          </table:table-cell>
          <table:table-cell table:number-columns-repeated="16375" table:style-name="ce1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string" table:style-name="ce7">
            <text:p>Mu0.1K0.5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.09" table:style-name="ce7">
            <text:p>18.09</text:p>
          </table:table-cell>
          <table:table-cell office:value-type="float" office:value="0.31319999999999998" table:style-name="ce7">
            <text:p>0.3132</text:p>
          </table:table-cell>
          <table:table-cell office:value-type="float" office:value="0.89680000000000004" table:style-name="ce16">
            <text:p>0.90</text:p>
          </table:table-cell>
          <table:table-cell office:value-type="float" office:value="8.3339999999999997E-2" table:style-name="ce16">
            <text:p>0.08</text:p>
          </table:table-cell>
          <table:table-cell table:number-columns-repeated="16375" table:style-name="ce1"/>
        </table:table-row>
        <table:table-row table:style-name="ro3">
          <table:table-cell office:value-type="float" office:value="17" table:style-name="ce7">
            <text:p>17</text:p>
          </table:table-cell>
          <table:table-cell office:value-type="string" table:style-name="ce7">
            <text:p>Mu1K0.5</text:p>
          </table:table-cell>
          <table:table-cell office:value-type="float" office:value="1" table:style-name="ce7">
            <text:p>1</text:p>
          </table:table-cell>
          <table:table-cell office:value-type="float" office:value="13.85" table:style-name="ce2">
            <text:p>13.85</text:p>
          </table:table-cell>
          <table:table-cell office:value-type="float" office:value="0.13600000000000001" table:style-name="ce2">
            <text:p>0.136</text:p>
          </table:table-cell>
          <table:table-cell office:value-type="float" office:value="3.4089999999999998" table:style-name="ce7">
            <text:p>3.409</text:p>
          </table:table-cell>
          <table:table-cell office:value-type="float" office:value="0.1381" table:style-name="ce7">
            <text:p>0.1381</text:p>
          </table:table-cell>
          <table:table-cell office:value-type="float" office:value="25.52" table:style-name="ce16">
            <text:p>25.52</text:p>
          </table:table-cell>
          <table:table-cell office:value-type="float" office:value="0.1923" table:style-name="ce16">
            <text:p>0.19</text:p>
          </table:table-cell>
          <table:table-cell table:number-columns-repeated="16375" table:style-name="ce1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string" table:style-name="ce7">
            <text:p>Mu0.1K0.5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5.99" table:style-name="ce7">
            <text:p>25.99</text:p>
          </table:table-cell>
          <table:table-cell office:value-type="float" office:value="0.42059999999999997" table:style-name="ce7">
            <text:p>0.420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75" table:style-name="ce1"/>
        </table:table-row>
        <table:table-row table:style-name="ro3">
          <table:table-cell office:value-type="float" office:value="20" table:style-name="ce7">
            <text:p>20</text:p>
          </table:table-cell>
          <table:table-cell office:value-type="string" table:style-name="ce7">
            <text:p>Mu1K0.5</text:p>
          </table:table-cell>
          <table:table-cell office:value-type="float" office:value="1" table:style-name="ce7">
            <text:p>1</text:p>
          </table:table-cell>
          <table:table-cell office:value-type="float" office:value="5.7690000000000001" table:style-name="ce2">
            <text:p>5.769</text:p>
          </table:table-cell>
          <table:table-cell office:value-type="float" office:value="0.20349999999999999" table:style-name="ce2">
            <text:p>0.2035</text:p>
          </table:table-cell>
          <table:table-cell office:value-type="float" office:value="5.2610000000000001" table:style-name="ce7">
            <text:p>5.261</text:p>
          </table:table-cell>
          <table:table-cell office:value-type="float" office:value="0.17480000000000001" table:style-name="ce7">
            <text:p>0.1748</text:p>
          </table:table-cell>
          <table:table-cell office:value-type="float" office:value="6.03" table:style-name="ce16">
            <text:p>6.03</text:p>
          </table:table-cell>
          <table:table-cell office:value-type="float" office:value="0.23400000000000001" table:style-name="ce16">
            <text:p>0.23</text:p>
          </table:table-cell>
          <table:table-cell table:number-columns-repeated="16375" table:style-name="ce1"/>
        </table:table-row>
        <table:table-row table:style-name="ro3">
          <table:table-cell office:value-type="float" office:value="31" table:style-name="ce7">
            <text:p>31</text:p>
          </table:table-cell>
          <table:table-cell office:value-type="string" table:style-name="ce7">
            <text:p>Mu1K1</text:p>
          </table:table-cell>
          <table:table-cell office:value-type="float" office:value="1" table:style-name="ce7">
            <text:p>1</text:p>
          </table:table-cell>
          <table:table-cell office:value-type="float" office:value="7.1349999999999998" table:style-name="ce2">
            <text:p>7.135</text:p>
          </table:table-cell>
          <table:table-cell office:value-type="float" office:value="0.2767" table:style-name="ce2">
            <text:p>0.2767</text:p>
          </table:table-cell>
          <table:table-cell office:value-type="float" office:value="4.6879999999999997" table:style-name="ce7">
            <text:p>4.688</text:p>
          </table:table-cell>
          <table:table-cell office:value-type="float" office:value="0.17860000000000001" table:style-name="ce7">
            <text:p>0.1786</text:p>
          </table:table-cell>
          <table:table-cell office:value-type="float" office:value="9.4930000000000003" table:style-name="ce16">
            <text:p>9.49</text:p>
          </table:table-cell>
          <table:table-cell office:value-type="float" office:value="0.1474" table:style-name="ce16">
            <text:p>0.15</text:p>
          </table:table-cell>
          <table:table-cell table:number-columns-repeated="16375" table:style-name="ce1"/>
        </table:table-row>
        <table:table-row table:style-name="ro3">
          <table:table-cell office:value-type="float" office:value="32" table:style-name="ce7">
            <text:p>32</text:p>
          </table:table-cell>
          <table:table-cell office:value-type="string" table:style-name="ce7">
            <text:p>Mu0.1K1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8.95" table:style-name="ce7">
            <text:p>28.95</text:p>
          </table:table-cell>
          <table:table-cell office:value-type="float" office:value="0.26229999999999998" table:style-name="ce7">
            <text:p>0.2623</text:p>
          </table:table-cell>
          <table:table-cell office:value-type="float" office:value="26.9" table:style-name="ce16">
            <text:p>26.90</text:p>
          </table:table-cell>
          <table:table-cell office:value-type="float" office:value="0.27639999999999998" table:style-name="ce16">
            <text:p>0.28</text:p>
          </table:table-cell>
          <table:table-cell table:number-columns-repeated="16375" table:style-name="ce1"/>
        </table:table-row>
        <table:table-row table:style-name="ro3">
          <table:table-cell office:value-type="float" office:value="48" table:style-name="ce7">
            <text:p>48</text:p>
          </table:table-cell>
          <table:table-cell office:value-type="string" table:style-name="ce7">
            <text:p>Mu0.1K1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.11" table:style-name="ce7">
            <text:p>13.11</text:p>
          </table:table-cell>
          <table:table-cell office:value-type="float" office:value="0.29199999999999998" table:style-name="ce7">
            <text:p>0.292</text:p>
          </table:table-cell>
          <table:table-cell office:value-type="float" office:value="21.01" table:style-name="ce16">
            <text:p>21.01</text:p>
          </table:table-cell>
          <table:table-cell office:value-type="float" office:value="0.28870000000000001" table:style-name="ce16">
            <text:p>0.29</text:p>
          </table:table-cell>
          <table:table-cell table:number-columns-repeated="16375" table:style-name="ce1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Mu0.1K0.5</text:p>
          </table:table-cell>
          <table:table-cell office:value-type="float" office:value="2" table:style-name="ce7">
            <text:p>2</text:p>
          </table:table-cell>
          <table:table-cell office:value-type="float" office:value="20.89" table:style-name="ce2">
            <text:p>20.89</text:p>
          </table:table-cell>
          <table:table-cell office:value-type="float" office:value="0.84730000000000005" table:style-name="ce2">
            <text:p>0.8473</text:p>
          </table:table-cell>
          <table:table-cell office:value-type="float" office:value="44.62" table:style-name="ce7">
            <text:p>44.62</text:p>
          </table:table-cell>
          <table:table-cell office:value-type="float" office:value="0.27960000000000002" table:style-name="ce7">
            <text:p>0.2796</text:p>
          </table:table-cell>
          <table:table-cell office:value-type="float" office:value="9.5429999999999993" table:style-name="ce16">
            <text:p>9.54</text:p>
          </table:table-cell>
          <table:table-cell office:value-type="float" office:value="0" table:style-name="ce16">
            <text:p>0.00</text:p>
          </table:table-cell>
          <table:table-cell table:number-columns-repeated="16375" table:style-name="ce1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Mu1K0.5</text:p>
          </table:table-cell>
          <table:table-cell office:value-type="float" office:value="2" table:style-name="ce7">
            <text:p>2</text:p>
          </table:table-cell>
          <table:table-cell office:value-type="float" office:value="20.55" table:style-name="ce2">
            <text:p>20.55</text:p>
          </table:table-cell>
          <table:table-cell office:value-type="float" office:value="0.77480000000000004" table:style-name="ce2">
            <text:p>0.7748</text:p>
          </table:table-cell>
          <table:table-cell office:value-type="float" office:value="41.47" table:style-name="ce7">
            <text:p>41.47</text:p>
          </table:table-cell>
          <table:table-cell office:value-type="float" office:value="8.6430000000000007E-2" table:style-name="ce7">
            <text:p>0.08643</text:p>
          </table:table-cell>
          <table:table-cell office:value-type="float" office:value="5.6429999999999998" table:style-name="ce16">
            <text:p>5.64</text:p>
          </table:table-cell>
          <table:table-cell office:value-type="float" office:value="0.1648" table:style-name="ce16">
            <text:p>0.16</text:p>
          </table:table-cell>
          <table:table-cell table:number-columns-repeated="16375" table:style-name="ce1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7">
            <text:p>Mu0.1K1</text:p>
          </table:table-cell>
          <table:table-cell office:value-type="float" office:value="2" table:style-name="ce7">
            <text:p>2</text:p>
          </table:table-cell>
          <table:table-cell office:value-type="float" office:value="8.3390000000000004" table:style-name="ce2">
            <text:p>8.339</text:p>
          </table:table-cell>
          <table:table-cell office:value-type="float" office:value="0.39369999999999999" table:style-name="ce2">
            <text:p>0.3937</text:p>
          </table:table-cell>
          <table:table-cell office:value-type="float" office:value="32.32" table:style-name="ce7">
            <text:p>32.32</text:p>
          </table:table-cell>
          <table:table-cell office:value-type="float" office:value="0.2475" table:style-name="ce7">
            <text:p>0.2475</text:p>
          </table:table-cell>
          <table:table-cell office:value-type="float" office:value="5.6710000000000003" table:style-name="ce16">
            <text:p>5.67</text:p>
          </table:table-cell>
          <table:table-cell office:value-type="float" office:value="0.2177" table:style-name="ce16">
            <text:p>0.22</text:p>
          </table:table-cell>
          <table:table-cell table:number-columns-repeated="16375" table:style-name="ce1"/>
        </table:table-row>
        <table:table-row table:style-name="ro3">
          <table:table-cell office:value-type="float" office:value="23" table:style-name="ce7">
            <text:p>23</text:p>
          </table:table-cell>
          <table:table-cell office:value-type="string" table:style-name="ce7">
            <text:p>Mu0.1K1</text:p>
          </table:table-cell>
          <table:table-cell office:value-type="float" office:value="2" table:style-name="ce7">
            <text:p>2</text:p>
          </table:table-cell>
          <table:table-cell office:value-type="float" office:value="51.7" table:style-name="ce2">
            <text:p>51.7</text:p>
          </table:table-cell>
          <table:table-cell office:value-type="float" office:value="0.6694" table:style-name="ce2">
            <text:p>0.6694</text:p>
          </table:table-cell>
          <table:table-cell office:value-type="float" office:value="36.869999999999997" table:style-name="ce7">
            <text:p>36.87</text:p>
          </table:table-cell>
          <table:table-cell office:value-type="float" office:value="0.2349" table:style-name="ce7">
            <text:p>0.2349</text:p>
          </table:table-cell>
          <table:table-cell office:value-type="float" office:value="9.3030000000000008" table:style-name="ce16">
            <text:p>9.30</text:p>
          </table:table-cell>
          <table:table-cell office:value-type="float" office:value="0.28549999999999998" table:style-name="ce16">
            <text:p>0.29</text:p>
          </table:table-cell>
          <table:table-cell table:number-columns-repeated="16375" table:style-name="ce1"/>
        </table:table-row>
        <table:table-row table:style-name="ro3">
          <table:table-cell office:value-type="float" office:value="24" table:style-name="ce7">
            <text:p>24</text:p>
          </table:table-cell>
          <table:table-cell office:value-type="string" table:style-name="ce7">
            <text:p>Mu1K0.5</text:p>
          </table:table-cell>
          <table:table-cell office:value-type="float" office:value="2" table:style-name="ce7">
            <text:p>2</text:p>
          </table:table-cell>
          <table:table-cell office:value-type="float" office:value="5.6849999999999996" table:style-name="ce2">
            <text:p>5.685</text:p>
          </table:table-cell>
          <table:table-cell office:value-type="float" office:value="0.25619999999999998" table:style-name="ce2">
            <text:p>0.2562</text:p>
          </table:table-cell>
          <table:table-cell office:value-type="float" office:value="10.41" table:style-name="ce7">
            <text:p>10.41</text:p>
          </table:table-cell>
          <table:table-cell office:value-type="float" office:value="0.1895" table:style-name="ce7">
            <text:p>0.1895</text:p>
          </table:table-cell>
          <table:table-cell office:value-type="float" office:value="4.3239999999999998" table:style-name="ce16">
            <text:p>4.32</text:p>
          </table:table-cell>
          <table:table-cell office:value-type="float" office:value="0.15740000000000001" table:style-name="ce16">
            <text:p>0.16</text:p>
          </table:table-cell>
          <table:table-cell table:number-columns-repeated="16375" table:style-name="ce1"/>
        </table:table-row>
        <table:table-row table:style-name="ro3">
          <table:table-cell office:value-type="float" office:value="36" table:style-name="ce7">
            <text:p>36</text:p>
          </table:table-cell>
          <table:table-cell office:value-type="string" table:style-name="ce7">
            <text:p>Mu0.1K0.5</text:p>
          </table:table-cell>
          <table:table-cell office:value-type="float" office:value="2" table:style-name="ce7">
            <text:p>2</text:p>
          </table:table-cell>
          <table:table-cell office:value-type="float" office:value="28.59" table:style-name="ce2">
            <text:p>28.59</text:p>
          </table:table-cell>
          <table:table-cell office:value-type="float" office:value="0.68689999999999996" table:style-name="ce2">
            <text:p>0.6869</text:p>
          </table:table-cell>
          <table:table-cell office:value-type="float" office:value="23.9" table:style-name="ce7">
            <text:p>23.9</text:p>
          </table:table-cell>
          <table:table-cell office:value-type="float" office:value="0.32240000000000002" table:style-name="ce7">
            <text:p>0.3224</text:p>
          </table:table-cell>
          <table:table-cell office:value-type="float" office:value="10.85" table:style-name="ce16">
            <text:p>10.85</text:p>
          </table:table-cell>
          <table:table-cell office:value-type="float" office:value="0.4713" table:style-name="ce16">
            <text:p>0.47</text:p>
          </table:table-cell>
          <table:table-cell table:number-columns-repeated="16375" table:style-name="ce1"/>
        </table:table-row>
        <table:table-row table:style-name="ro3">
          <table:table-cell office:value-type="float" office:value="46" table:style-name="ce7">
            <text:p>46</text:p>
          </table:table-cell>
          <table:table-cell office:value-type="string" table:style-name="ce7">
            <text:p>Mu1K1</text:p>
          </table:table-cell>
          <table:table-cell office:value-type="float" office:value="2" table:style-name="ce7">
            <text:p>2</text:p>
          </table:table-cell>
          <table:table-cell office:value-type="float" office:value="8.6010000000000009" table:style-name="ce2">
            <text:p>8.601</text:p>
          </table:table-cell>
          <table:table-cell office:value-type="float" office:value="0.19900000000000001" table:style-name="ce2">
            <text:p>0.199</text:p>
          </table:table-cell>
          <table:table-cell office:value-type="float" office:value="48.81" table:style-name="ce7">
            <text:p>48.81</text:p>
          </table:table-cell>
          <table:table-cell office:value-type="float" office:value="0.1051" table:style-name="ce7">
            <text:p>0.1051</text:p>
          </table:table-cell>
          <table:table-cell office:value-type="float" office:value="4.9009999999999998" table:style-name="ce16">
            <text:p>4.90</text:p>
          </table:table-cell>
          <table:table-cell office:value-type="float" office:value="0.2417" table:style-name="ce16">
            <text:p>0.24</text:p>
          </table:table-cell>
          <table:table-cell table:number-columns-repeated="16375"/>
        </table:table-row>
        <table:table-row table:style-name="ro3">
          <table:table-cell office:value-type="float" office:value="51" table:style-name="ce7">
            <text:p>51</text:p>
          </table:table-cell>
          <table:table-cell office:value-type="string" table:style-name="ce7">
            <text:p>Mu1K1</text:p>
          </table:table-cell>
          <table:table-cell office:value-type="float" office:value="2" table:style-name="ce7">
            <text:p>2</text:p>
          </table:table-cell>
          <table:table-cell office:value-type="float" office:value="16.489999999999998" table:style-name="ce2">
            <text:p>16.49</text:p>
          </table:table-cell>
          <table:table-cell office:value-type="float" office:value="0.1361" table:style-name="ce2">
            <text:p>0.1361</text:p>
          </table:table-cell>
          <table:table-cell office:value-type="float" office:value="30.65" table:style-name="ce7">
            <text:p>30.65</text:p>
          </table:table-cell>
          <table:table-cell office:value-type="float" office:value="7.1179999999999993E-2" table:style-name="ce7">
            <text:p>0.07118</text:p>
          </table:table-cell>
          <table:table-cell office:value-type="float" office:value="4.6909999999999998" table:style-name="ce16">
            <text:p>4.69</text:p>
          </table:table-cell>
          <table:table-cell office:value-type="float" office:value="0.14899999999999999" table:style-name="ce16">
            <text:p>0.15</text:p>
          </table:table-cell>
          <table:table-cell table:number-columns-repeated="16375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7">
            <text:p>Mu1K1</text:p>
          </table:table-cell>
          <table:table-cell office:value-type="float" office:value="3" table:style-name="ce7">
            <text:p>3</text:p>
          </table:table-cell>
          <table:table-cell office:value-type="float" office:value="11.67" table:style-name="ce2">
            <text:p>11.67</text:p>
          </table:table-cell>
          <table:table-cell office:value-type="float" office:value="0.23150000000000001" table:style-name="ce2">
            <text:p>0.2315</text:p>
          </table:table-cell>
          <table:table-cell office:value-type="float" office:value="8.4870000000000001" table:style-name="ce7">
            <text:p>8.487</text:p>
          </table:table-cell>
          <table:table-cell office:value-type="float" office:value="0.1288" table:style-name="ce7">
            <text:p>0.1288</text:p>
          </table:table-cell>
          <table:table-cell office:value-type="float" office:value="3.0859999999999999" table:style-name="ce16">
            <text:p>3.09</text:p>
          </table:table-cell>
          <table:table-cell office:value-type="float" office:value="0.1205" table:style-name="ce16">
            <text:p>0.12</text:p>
          </table:table-cell>
          <table:table-cell table:number-columns-repeated="16375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7">
            <text:p>Mu1K1</text:p>
          </table:table-cell>
          <table:table-cell office:value-type="float" office:value="3" table:style-name="ce7">
            <text:p>3</text:p>
          </table:table-cell>
          <table:table-cell office:value-type="float" office:value="17.420000000000002" table:style-name="ce2">
            <text:p>17.42</text:p>
          </table:table-cell>
          <table:table-cell office:value-type="float" office:value="0.191" table:style-name="ce2">
            <text:p>0.191</text:p>
          </table:table-cell>
          <table:table-cell office:value-type="float" office:value="4.1120000000000001" table:style-name="ce7">
            <text:p>4.112</text:p>
          </table:table-cell>
          <table:table-cell office:value-type="float" office:value="0.1178" table:style-name="ce7">
            <text:p>0.1178</text:p>
          </table:table-cell>
          <table:table-cell office:value-type="float" office:value="2.879" table:style-name="ce16">
            <text:p>2.88</text:p>
          </table:table-cell>
          <table:table-cell office:value-type="float" office:value="0.1603" table:style-name="ce16">
            <text:p>0.16</text:p>
          </table:table-cell>
          <table:table-cell table:number-columns-repeated="16375"/>
        </table:table-row>
        <table:table-row table:style-name="ro3">
          <table:table-cell office:value-type="float" office:value="27" table:style-name="ce7">
            <text:p>27</text:p>
          </table:table-cell>
          <table:table-cell office:value-type="string" table:style-name="ce7">
            <text:p>Mu1K0.5</text:p>
          </table:table-cell>
          <table:table-cell office:value-type="float" office:value="3" table:style-name="ce7">
            <text:p>3</text:p>
          </table:table-cell>
          <table:table-cell office:value-type="float" office:value="9.2590000000000003" table:style-name="ce2">
            <text:p>9.259</text:p>
          </table:table-cell>
          <table:table-cell office:value-type="float" office:value="0.21460000000000001" table:style-name="ce2">
            <text:p>0.2146</text:p>
          </table:table-cell>
          <table:table-cell office:value-type="float" office:value="9.5289999999999999" table:style-name="ce7">
            <text:p>9.529</text:p>
          </table:table-cell>
          <table:table-cell office:value-type="float" office:value="0.16370000000000001" table:style-name="ce7">
            <text:p>0.1637</text:p>
          </table:table-cell>
          <table:table-cell office:value-type="float" office:value="7.0519999999999996" table:style-name="ce16">
            <text:p>7.05</text:p>
          </table:table-cell>
          <table:table-cell office:value-type="float" office:value="0.1424" table:style-name="ce16">
            <text:p>0.14</text:p>
          </table:table-cell>
          <table:table-cell table:number-columns-repeated="16375"/>
        </table:table-row>
        <table:table-row table:style-name="ro3">
          <table:table-cell office:value-type="float" office:value="38" table:style-name="ce7">
            <text:p>38</text:p>
          </table:table-cell>
          <table:table-cell office:value-type="string" table:style-name="ce7">
            <text:p>Mu0.1K1</text:p>
          </table:table-cell>
          <table:table-cell office:value-type="float" office:value="3" table:style-name="ce7">
            <text:p>3</text:p>
          </table:table-cell>
          <table:table-cell office:value-type="float" office:value="21.04" table:style-name="ce2">
            <text:p>21.04</text:p>
          </table:table-cell>
          <table:table-cell office:value-type="float" office:value="0.51590000000000003" table:style-name="ce2">
            <text:p>0.5159</text:p>
          </table:table-cell>
          <table:table-cell office:value-type="float" office:value="11.71" table:style-name="ce7">
            <text:p>11.71</text:p>
          </table:table-cell>
          <table:table-cell office:value-type="float" office:value="0.221" table:style-name="ce7">
            <text:p>0.221</text:p>
          </table:table-cell>
          <table:table-cell office:value-type="float" office:value="9.33" table:style-name="ce16">
            <text:p>9.33</text:p>
          </table:table-cell>
          <table:table-cell office:value-type="float" office:value="0.22" table:style-name="ce16">
            <text:p>0.22</text:p>
          </table:table-cell>
          <table:table-cell table:number-columns-repeated="16375"/>
        </table:table-row>
        <table:table-row table:style-name="ro3">
          <table:table-cell office:value-type="float" office:value="40" table:style-name="ce7">
            <text:p>40</text:p>
          </table:table-cell>
          <table:table-cell office:value-type="string" table:style-name="ce7">
            <text:p>Mu0.1K0.5</text:p>
          </table:table-cell>
          <table:table-cell office:value-type="float" office:value="3" table:style-name="ce7">
            <text:p>3</text:p>
          </table:table-cell>
          <table:table-cell office:value-type="float" office:value="17.41" table:style-name="ce2">
            <text:p>17.41</text:p>
          </table:table-cell>
          <table:table-cell office:value-type="float" office:value="0.40310000000000001" table:style-name="ce2">
            <text:p>0.4031</text:p>
          </table:table-cell>
          <table:table-cell office:value-type="float" office:value="13.91" table:style-name="ce7">
            <text:p>13.91</text:p>
          </table:table-cell>
          <table:table-cell office:value-type="float" office:value="0.36430000000000001" table:style-name="ce7">
            <text:p>0.3643</text:p>
          </table:table-cell>
          <table:table-cell office:value-type="float" office:value="5.3579999999999997" table:style-name="ce16">
            <text:p>5.36</text:p>
          </table:table-cell>
          <table:table-cell office:value-type="float" office:value="0.1706" table:style-name="ce16">
            <text:p>0.17</text:p>
          </table:table-cell>
          <table:table-cell table:number-columns-repeated="16375"/>
        </table:table-row>
        <table:table-row table:style-name="ro3">
          <table:table-cell office:value-type="float" office:value="44" table:style-name="ce7">
            <text:p>44</text:p>
          </table:table-cell>
          <table:table-cell office:value-type="string" table:style-name="ce7">
            <text:p>Mu0.1K0.5</text:p>
          </table:table-cell>
          <table:table-cell office:value-type="float" office:value="3" table:style-name="ce7">
            <text:p>3</text:p>
          </table:table-cell>
          <table:table-cell office:value-type="float" office:value="16.989999999999998" table:style-name="ce2">
            <text:p>16.99</text:p>
          </table:table-cell>
          <table:table-cell office:value-type="float" office:value="0.65549999999999997" table:style-name="ce2">
            <text:p>0.6555</text:p>
          </table:table-cell>
          <table:table-cell office:value-type="float" office:value="12.17" table:style-name="ce7">
            <text:p>12.17</text:p>
          </table:table-cell>
          <table:table-cell office:value-type="float" office:value="0.39300000000000002" table:style-name="ce7">
            <text:p>0.393</text:p>
          </table:table-cell>
          <table:table-cell office:value-type="float" office:value="16.96" table:style-name="ce16">
            <text:p>16.96</text:p>
          </table:table-cell>
          <table:table-cell office:value-type="float" office:value="0.49559999999999998" table:style-name="ce16">
            <text:p>0.50</text:p>
          </table:table-cell>
          <table:table-cell table:number-columns-repeated="16375"/>
        </table:table-row>
        <table:table-row table:style-name="ro3">
          <table:table-cell office:value-type="float" office:value="52" table:style-name="ce7">
            <text:p>52</text:p>
          </table:table-cell>
          <table:table-cell office:value-type="string" table:style-name="ce7">
            <text:p>Mu1K0.5</text:p>
          </table:table-cell>
          <table:table-cell office:value-type="float" office:value="3" table:style-name="ce7">
            <text:p>3</text:p>
          </table:table-cell>
          <table:table-cell office:value-type="float" office:value="22.29" table:style-name="ce2">
            <text:p>22.29</text:p>
          </table:table-cell>
          <table:table-cell office:value-type="float" office:value="0.41720000000000002" table:style-name="ce2">
            <text:p>0.4172</text:p>
          </table:table-cell>
          <table:table-cell office:value-type="float" office:value="9.2170000000000005" table:style-name="ce7">
            <text:p>9.217</text:p>
          </table:table-cell>
          <table:table-cell office:value-type="float" office:value="0.1263" table:style-name="ce7">
            <text:p>0.1263</text:p>
          </table:table-cell>
          <table:table-cell office:value-type="float" office:value="4.4859999999999998" table:style-name="ce16">
            <text:p>4.49</text:p>
          </table:table-cell>
          <table:table-cell office:value-type="float" office:value="0.18310000000000001" table:style-name="ce16">
            <text:p>0.18</text:p>
          </table:table-cell>
          <table:table-cell table:number-columns-repeated="16375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Mu0.1K1</text:p>
          </table:table-cell>
          <table:table-cell office:value-type="float" office:value="4" table:style-name="ce7">
            <text:p>4</text:p>
          </table:table-cell>
          <table:table-cell office:value-type="float" office:value="0.50880000000000003" table:style-name="ce2">
            <text:p>0.5088</text:p>
          </table:table-cell>
          <table:table-cell office:value-type="float" office:value="0.1804" table:style-name="ce2">
            <text:p>0.1804</text:p>
          </table:table-cell>
          <table:table-cell office:value-type="float" office:value="1.4470000000000001" table:style-name="ce7">
            <text:p>1.447</text:p>
          </table:table-cell>
          <table:table-cell office:value-type="float" office:value="3.6740000000000002E-2" table:style-name="ce7">
            <text:p>0.03674</text:p>
          </table:table-cell>
          <table:table-cell office:value-type="float" office:value="3.9849999999999999" table:style-name="ce16">
            <text:p>3.99</text:p>
          </table:table-cell>
          <table:table-cell office:value-type="float" office:value="0.13089999999999999" table:style-name="ce16">
            <text:p>0.13</text:p>
          </table:table-cell>
          <table:table-cell table:number-columns-repeated="16375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Mu1K0.5</text:p>
          </table:table-cell>
          <table:table-cell office:value-type="float" office:value="4" table:style-name="ce7">
            <text:p>4</text:p>
          </table:table-cell>
          <table:table-cell office:value-type="float" office:value="0.51429999999999998" table:style-name="ce2">
            <text:p>0.5143</text:p>
          </table:table-cell>
          <table:table-cell office:value-type="float" office:value="0.375" table:style-name="ce2">
            <text:p>0.375</text:p>
          </table:table-cell>
          <table:table-cell office:value-type="float" office:value="7.726" table:style-name="ce7">
            <text:p>7.726</text:p>
          </table:table-cell>
          <table:table-cell office:value-type="float" office:value="0.13139999999999999" table:style-name="ce7">
            <text:p>0.1314</text:p>
          </table:table-cell>
          <table:table-cell office:value-type="float" office:value="8.0079999999999991" table:style-name="ce16">
            <text:p>8.01</text:p>
          </table:table-cell>
          <table:table-cell office:value-type="float" office:value="0.23069999999999999" table:style-name="ce16">
            <text:p>0.23</text:p>
          </table:table-cell>
          <table:table-cell table:number-columns-repeated="16375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7">
            <text:p>Mu1K1</text:p>
          </table:table-cell>
          <table:table-cell office:value-type="float" office:value="4" table:style-name="ce7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28920000000000001" table:style-name="ce2">
            <text:p>0.2892</text:p>
          </table:table-cell>
          <table:table-cell office:value-type="float" office:value="4.5110000000000001" table:style-name="ce7">
            <text:p>4.511</text:p>
          </table:table-cell>
          <table:table-cell office:value-type="float" office:value="0.1192" table:style-name="ce7">
            <text:p>0.1192</text:p>
          </table:table-cell>
          <table:table-cell office:value-type="float" office:value="4.5380000000000003" table:style-name="ce16">
            <text:p>4.54</text:p>
          </table:table-cell>
          <table:table-cell office:value-type="float" office:value="0.222" table:style-name="ce16">
            <text:p>0.22</text:p>
          </table:table-cell>
          <table:table-cell table:number-columns-repeated="16375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7">
            <text:p>Mu0.1K0.5</text:p>
          </table:table-cell>
          <table:table-cell office:value-type="float" office:value="4" table:style-name="ce7">
            <text:p>4</text:p>
          </table:table-cell>
          <table:table-cell office:value-type="float" office:value="1.0189999999999999" table:style-name="ce2">
            <text:p>1.019</text:p>
          </table:table-cell>
          <table:table-cell office:value-type="float" office:value="0.80889999999999995" table:style-name="ce2">
            <text:p>0.8089</text:p>
          </table:table-cell>
          <table:table-cell office:value-type="float" office:value="12.79" table:style-name="ce7">
            <text:p>12.79</text:p>
          </table:table-cell>
          <table:table-cell office:value-type="float" office:value="0.30409999999999998" table:style-name="ce7">
            <text:p>0.3041</text:p>
          </table:table-cell>
          <table:table-cell office:value-type="float" office:value="2.0699999999999998" table:style-name="ce16">
            <text:p>2.07</text:p>
          </table:table-cell>
          <table:table-cell office:value-type="float" office:value="7.4429999999999996E-2" table:style-name="ce16">
            <text:p>0.07</text:p>
          </table:table-cell>
          <table:table-cell table:number-columns-repeated="16375"/>
        </table:table-row>
        <table:table-row table:style-name="ro3">
          <table:table-cell office:value-type="float" office:value="28" table:style-name="ce7">
            <text:p>28</text:p>
          </table:table-cell>
          <table:table-cell office:value-type="string" table:style-name="ce7">
            <text:p>Mu1K0.5</text:p>
          </table:table-cell>
          <table:table-cell office:value-type="float" office:value="4" table:style-name="ce7">
            <text:p>4</text:p>
          </table:table-cell>
          <table:table-cell office:value-type="float" office:value="14.83" table:style-name="ce2">
            <text:p>14.83</text:p>
          </table:table-cell>
          <table:table-cell office:value-type="float" office:value="0.31069999999999998" table:style-name="ce2">
            <text:p>0.3107</text:p>
          </table:table-cell>
          <table:table-cell office:value-type="float" office:value="5.6020000000000003" table:style-name="ce7">
            <text:p>5.602</text:p>
          </table:table-cell>
          <table:table-cell office:value-type="float" office:value="9.9750000000000005E-2" table:style-name="ce7">
            <text:p>0.09975</text:p>
          </table:table-cell>
          <table:table-cell office:value-type="float" office:value="4.9980000000000002" table:style-name="ce16">
            <text:p>5.00</text:p>
          </table:table-cell>
          <table:table-cell office:value-type="float" office:value="0.1885" table:style-name="ce16">
            <text:p>0.19</text:p>
          </table:table-cell>
          <table:table-cell table:number-columns-repeated="16375"/>
        </table:table-row>
        <table:table-row table:style-name="ro3">
          <table:table-cell office:value-type="float" office:value="29" table:style-name="ce7">
            <text:p>29</text:p>
          </table:table-cell>
          <table:table-cell office:value-type="string" table:style-name="ce7">
            <text:p>Mu1K1</text:p>
          </table:table-cell>
          <table:table-cell office:value-type="float" office:value="4" table:style-name="ce7">
            <text:p>4</text:p>
          </table:table-cell>
          <table:table-cell office:value-type="float" office:value="33.17" table:style-name="ce2">
            <text:p>33.17</text:p>
          </table:table-cell>
          <table:table-cell office:value-type="float" office:value="0.69040000000000001" table:style-name="ce2">
            <text:p>0.6904</text:p>
          </table:table-cell>
          <table:table-cell office:value-type="float" office:value="2.7930000000000001" table:style-name="ce7">
            <text:p>2.793</text:p>
          </table:table-cell>
          <table:table-cell office:value-type="float" office:value="0.12709999999999999" table:style-name="ce7">
            <text:p>0.127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75"/>
        </table:table-row>
        <table:table-row table:style-name="ro3">
          <table:table-cell office:value-type="float" office:value="45" table:style-name="ce7">
            <text:p>45</text:p>
          </table:table-cell>
          <table:table-cell office:value-type="string" table:style-name="ce7">
            <text:p>Mu0.1K0.5</text:p>
          </table:table-cell>
          <table:table-cell office:value-type="float" office:value="4" table:style-name="ce7">
            <text:p>4</text:p>
          </table:table-cell>
          <table:table-cell office:value-type="float" office:value="21.19" table:style-name="ce2">
            <text:p>21.19</text:p>
          </table:table-cell>
          <table:table-cell office:value-type="float" office:value="0.93510000000000004" table:style-name="ce2">
            <text:p>0.9351</text:p>
          </table:table-cell>
          <table:table-cell office:value-type="float" office:value="7.12" table:style-name="ce7">
            <text:p>7.12</text:p>
          </table:table-cell>
          <table:table-cell office:value-type="float" office:value="0.26079999999999998" table:style-name="ce7">
            <text:p>0.2608</text:p>
          </table:table-cell>
          <table:table-cell office:value-type="float" office:value="13.1" table:style-name="ce16">
            <text:p>13.10</text:p>
          </table:table-cell>
          <table:table-cell office:value-type="float" office:value="0.3826" table:style-name="ce16">
            <text:p>0.38</text:p>
          </table:table-cell>
          <table:table-cell table:number-columns-repeated="16375"/>
        </table:table-row>
        <table:table-row table:style-name="ro3">
          <table:table-cell office:value-type="float" office:value="49" table:style-name="ce7">
            <text:p>49</text:p>
          </table:table-cell>
          <table:table-cell office:value-type="string" table:style-name="ce7">
            <text:p>Mu0.1K1</text:p>
          </table:table-cell>
          <table:table-cell office:value-type="float" office:value="4" table:style-name="ce7">
            <text:p>4</text:p>
          </table:table-cell>
          <table:table-cell office:value-type="float" office:value="16.16" table:style-name="ce2">
            <text:p>16.16</text:p>
          </table:table-cell>
          <table:table-cell office:value-type="float" office:value="0.98160000000000003" table:style-name="ce2">
            <text:p>0.9816</text:p>
          </table:table-cell>
          <table:table-cell office:value-type="float" office:value="14.54" table:style-name="ce7">
            <text:p>14.54</text:p>
          </table:table-cell>
          <table:table-cell office:value-type="float" office:value="0.43569999999999998" table:style-name="ce7">
            <text:p>0.4357</text:p>
          </table:table-cell>
          <table:table-cell office:value-type="float" office:value="11.26" table:style-name="ce16">
            <text:p>11.26</text:p>
          </table:table-cell>
          <table:table-cell office:value-type="float" office:value="0.38900000000000001" table:style-name="ce16">
            <text:p>0.39</text:p>
          </table:table-cell>
          <table:table-cell table:number-columns-repeated="16375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Mu1K1</text:p>
          </table:table-cell>
          <table:table-cell office:value-type="float" office:value="5" table:style-name="ce7">
            <text:p>5</text:p>
          </table:table-cell>
          <table:table-cell office:value-type="float" office:value="115.6" table:style-name="ce2">
            <text:p>115.6</text:p>
          </table:table-cell>
          <table:table-cell office:value-type="float" office:value="0.4113" table:style-name="ce2">
            <text:p>0.4113</text:p>
          </table:table-cell>
          <table:table-cell office:value-type="float" office:value="92.71" table:style-name="ce7">
            <text:p>92.71</text:p>
          </table:table-cell>
          <table:table-cell office:value-type="float" office:value="0.1855" table:style-name="ce7">
            <text:p>0.1855</text:p>
          </table:table-cell>
          <table:table-cell office:value-type="float" office:value="4.3479999999999999" table:style-name="ce16">
            <text:p>4.35</text:p>
          </table:table-cell>
          <table:table-cell office:value-type="float" office:value="0.122" table:style-name="ce16">
            <text:p>0.12</text:p>
          </table:table-cell>
          <table:table-cell table:number-columns-repeated="16375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Mu1K0.5</text:p>
          </table:table-cell>
          <table:table-cell office:value-type="float" office:value="5" table:style-name="ce7">
            <text:p>5</text:p>
          </table:table-cell>
          <table:table-cell office:value-type="float" office:value="52.84" table:style-name="ce2">
            <text:p>52.84</text:p>
          </table:table-cell>
          <table:table-cell office:value-type="float" office:value="0.1419" table:style-name="ce2">
            <text:p>0.1419</text:p>
          </table:table-cell>
          <table:table-cell office:value-type="float" office:value="4.4539999999999997" table:style-name="ce7">
            <text:p>4.454</text:p>
          </table:table-cell>
          <table:table-cell office:value-type="float" office:value="0.193" table:style-name="ce7">
            <text:p>0.193</text:p>
          </table:table-cell>
          <table:table-cell office:value-type="float" office:value="2.468" table:style-name="ce16">
            <text:p>2.47</text:p>
          </table:table-cell>
          <table:table-cell office:value-type="float" office:value="0.11210000000000001" table:style-name="ce16">
            <text:p>0.11</text:p>
          </table:table-cell>
          <table:table-cell table:number-columns-repeated="16375"/>
        </table:table-row>
        <table:table-row table:style-name="ro3">
          <table:table-cell office:value-type="float" office:value="33" table:style-name="ce7">
            <text:p>33</text:p>
          </table:table-cell>
          <table:table-cell office:value-type="string" table:style-name="ce7">
            <text:p>Mu1K1</text:p>
          </table:table-cell>
          <table:table-cell office:value-type="float" office:value="5" table:style-name="ce7">
            <text:p>5</text:p>
          </table:table-cell>
          <table:table-cell office:value-type="float" office:value="35.380000000000003" table:style-name="ce2">
            <text:p>35.38</text:p>
          </table:table-cell>
          <table:table-cell office:value-type="float" office:value="0.1593" table:style-name="ce2">
            <text:p>0.1593</text:p>
          </table:table-cell>
          <table:table-cell office:value-type="float" office:value="10.24" table:style-name="ce7">
            <text:p>10.24</text:p>
          </table:table-cell>
          <table:table-cell office:value-type="float" office:value="0.17100000000000001" table:style-name="ce7">
            <text:p>0.171</text:p>
          </table:table-cell>
          <table:table-cell office:value-type="float" office:value="4.7610000000000001" table:style-name="ce16">
            <text:p>4.76</text:p>
          </table:table-cell>
          <table:table-cell office:value-type="float" office:value="0.12690000000000001" table:style-name="ce16">
            <text:p>0.13</text:p>
          </table:table-cell>
          <table:table-cell table:number-columns-repeated="16375"/>
        </table:table-row>
        <table:table-row table:style-name="ro3">
          <table:table-cell office:value-type="float" office:value="41" table:style-name="ce7">
            <text:p>41</text:p>
          </table:table-cell>
          <table:table-cell office:value-type="string" table:style-name="ce7">
            <text:p>Mu0.1K0.5</text:p>
          </table:table-cell>
          <table:table-cell office:value-type="float" office:value="5" table:style-name="ce7">
            <text:p>5</text:p>
          </table:table-cell>
          <table:table-cell office:value-type="float" office:value="47.43" table:style-name="ce2">
            <text:p>47.43</text:p>
          </table:table-cell>
          <table:table-cell office:value-type="float" office:value="0.46910000000000002" table:style-name="ce2">
            <text:p>0.4691</text:p>
          </table:table-cell>
          <table:table-cell office:value-type="float" office:value="23.81" table:style-name="ce7">
            <text:p>23.81</text:p>
          </table:table-cell>
          <table:table-cell office:value-type="float" office:value="0.79769999999999996" table:style-name="ce7">
            <text:p>0.7977</text:p>
          </table:table-cell>
          <table:table-cell office:value-type="float" office:value="5.8380000000000001" table:style-name="ce16">
            <text:p>5.84</text:p>
          </table:table-cell>
          <table:table-cell office:value-type="float" office:value="0.16880000000000001" table:style-name="ce16">
            <text:p>0.17</text:p>
          </table:table-cell>
          <table:table-cell table:number-columns-repeated="16375"/>
        </table:table-row>
        <table:table-row table:style-name="ro3">
          <table:table-cell office:value-type="float" office:value="42" table:style-name="ce7">
            <text:p>42</text:p>
          </table:table-cell>
          <table:table-cell office:value-type="string" table:style-name="ce7">
            <text:p>Mu1K0.5</text:p>
          </table:table-cell>
          <table:table-cell office:value-type="float" office:value="5" table:style-name="ce7">
            <text:p>5</text:p>
          </table:table-cell>
          <table:table-cell office:value-type="float" office:value="22.94" table:style-name="ce2">
            <text:p>22.94</text:p>
          </table:table-cell>
          <table:table-cell office:value-type="float" office:value="0.36859999999999998" table:style-name="ce2">
            <text:p>0.3686</text:p>
          </table:table-cell>
          <table:table-cell office:value-type="float" office:value="8.5709999999999997" table:style-name="ce7">
            <text:p>8.571</text:p>
          </table:table-cell>
          <table:table-cell office:value-type="float" office:value="0.30740000000000001" table:style-name="ce7">
            <text:p>0.3074</text:p>
          </table:table-cell>
          <table:table-cell office:value-type="float" office:value="4.452" table:style-name="ce16">
            <text:p>4.45</text:p>
          </table:table-cell>
          <table:table-cell office:value-type="float" office:value="0.14760000000000001" table:style-name="ce16">
            <text:p>0.15</text:p>
          </table:table-cell>
          <table:table-cell table:number-columns-repeated="16375"/>
        </table:table-row>
        <table:table-row table:style-name="ro3">
          <table:table-cell office:value-type="float" office:value="47" table:style-name="ce7">
            <text:p>47</text:p>
          </table:table-cell>
          <table:table-cell office:value-type="string" table:style-name="ce7">
            <text:p>Mu0.1K1</text:p>
          </table:table-cell>
          <table:table-cell office:value-type="float" office:value="5" table:style-name="ce7">
            <text:p>5</text:p>
          </table:table-cell>
          <table:table-cell office:value-type="float" office:value="24.85" table:style-name="ce2">
            <text:p>24.85</text:p>
          </table:table-cell>
          <table:table-cell office:value-type="float" office:value="0.36030000000000001" table:style-name="ce2">
            <text:p>0.3603</text:p>
          </table:table-cell>
          <table:table-cell office:value-type="float" office:value="10.86" table:style-name="ce7">
            <text:p>10.86</text:p>
          </table:table-cell>
          <table:table-cell office:value-type="float" office:value="0.27479999999999999" table:style-name="ce7">
            <text:p>0.2748</text:p>
          </table:table-cell>
          <table:table-cell office:value-type="float" office:value="6.32" table:style-name="ce16">
            <text:p>6.32</text:p>
          </table:table-cell>
          <table:table-cell office:value-type="float" office:value="0.26390000000000002" table:style-name="ce16">
            <text:p>0.26</text:p>
          </table:table-cell>
          <table:table-cell table:number-columns-repeated="16375"/>
        </table:table-row>
        <table:table-row table:number-rows-repeated="1048537" table:style-name="ro5">
          <table:table-cell table:number-columns-repeated="16384"/>
        </table:table-row>
      </table:table>
      <table:table table:name="Nutri-Final" table:style-name="ta2">
        <table:table-column table:style-name="co15" table:number-columns-repeated="2" table:default-cell-style-name="ce2"/>
        <table:table-column table:style-name="co20" table:default-cell-style-name="ce2"/>
        <table:table-column table:style-name="co13" table:default-cell-style-name="ce2"/>
        <table:table-column table:style-name="co15" table:default-cell-style-name="ce2"/>
        <table:table-column table:style-name="co13" table:default-cell-style-name="ce2"/>
        <table:table-column table:style-name="co15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9" table:number-columns-repeated="16371" table:default-cell-style-name="ce1"/>
        <table:table-row table:style-name="ro3">
          <table:table-cell office:value-type="string" table:style-name="ce7">
            <text:p>Bromélia</text:p>
          </table:table-cell>
          <table:table-cell office:value-type="string" table:style-name="ce7">
            <text:p>Cenario</text:p>
          </table:table-cell>
          <table:table-cell office:value-type="string" table:style-name="ce7">
            <text:p>Bloco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office:value-type="string" table:style-name="ce2">
            <text:p>COD (mg/L)</text:p>
          </table:table-cell>
          <table:table-cell office:value-type="string" table:style-name="ce2">
            <text:p>ND (mg/L)</text:p>
          </table:table-cell>
          <table:table-cell table:number-columns-repeated="2" table:style-name="ce1"/>
          <table:table-cell office:value-type="string" table:style-name="ce1">
            <text:p>Média</text:p>
          </table:table-cell>
          <table:table-cell table:number-columns-repeated="16372" table:style-name="ce1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string" table:style-name="ce7">
            <text:p>Mu0.1K0.5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6.18" table:formula="of:=(['Nutri-coleta'.F4])*2" table:style-name="ce2">
            <text:p>36.18</text:p>
          </table:table-cell>
          <table:table-cell office:value-type="float" office:value="0.62639999999999996" table:formula="of:=(['Nutri-coleta'.G4])*2" table:style-name="ce2">
            <text:p>0.6264</text:p>
          </table:table-cell>
          <table:table-cell office:value-type="float" office:value="1.7936000000000001" table:formula="of:=(['Nutri-coleta'.H4])*2" table:style-name="ce2">
            <text:p>1.7936</text:p>
          </table:table-cell>
          <table:table-cell office:value-type="float" office:value="0.16667999999999999" table:formula="of:=(['Nutri-coleta'.I4])*2" table:style-name="ce2">
            <text:p>0.16668</text:p>
          </table:table-cell>
          <table:table-cell table:number-columns-repeated="16375" table:style-name="ce1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string" table:style-name="ce7">
            <text:p>Mu0.1K0.5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1.98" table:formula="of:=(['Nutri-coleta'.F6])*2" table:style-name="ce2">
            <text:p>51.98</text:p>
          </table:table-cell>
          <table:table-cell office:value-type="float" office:value="0.84119999999999995" table:formula="of:=(['Nutri-coleta'.G6])*2" table:style-name="ce2">
            <text:p>0.84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75" table:style-name="ce1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7">
            <text:p>Mu0.1K0.5</text:p>
          </table:table-cell>
          <table:table-cell office:value-type="float" office:value="2" table:style-name="ce7">
            <text:p>2</text:p>
          </table:table-cell>
          <table:table-cell office:value-type="float" office:value="41.78" table:formula="of:=(['Nutri-coleta'.D11])*2" table:style-name="ce2">
            <text:p>41.78</text:p>
          </table:table-cell>
          <table:table-cell office:value-type="float" office:value="1.6946000000000001" table:formula="of:=(['Nutri-coleta'.E11])*2" table:style-name="ce2">
            <text:p>1.6946</text:p>
          </table:table-cell>
          <table:table-cell office:value-type="float" office:value="89.24" table:formula="of:=(['Nutri-coleta'.F11])*2" table:style-name="ce2">
            <text:p>89.24</text:p>
          </table:table-cell>
          <table:table-cell office:value-type="float" office:value="0.55920000000000003" table:formula="of:=(['Nutri-coleta'.G11])*2" table:style-name="ce2">
            <text:p>0.5592</text:p>
          </table:table-cell>
          <table:table-cell office:value-type="float" office:value="19.085999999999999" table:formula="of:=(['Nutri-coleta'.H11])*2" table:style-name="ce2">
            <text:p>19.086</text:p>
          </table:table-cell>
          <table:table-cell office:value-type="float" office:value="0" table:formula="of:=(['Nutri-coleta'.I11])*2" table:style-name="ce2">
            <text:p>0</text:p>
          </table:table-cell>
          <table:table-cell table:number-columns-repeated="16375" table:style-name="ce1"/>
        </table:table-row>
        <table:table-row table:style-name="ro3">
          <table:table-cell office:value-type="float" office:value="36" table:style-name="ce7">
            <text:p>36</text:p>
          </table:table-cell>
          <table:table-cell office:value-type="string" table:style-name="ce7">
            <text:p>Mu0.1K0.5</text:p>
          </table:table-cell>
          <table:table-cell office:value-type="float" office:value="2" table:style-name="ce7">
            <text:p>2</text:p>
          </table:table-cell>
          <table:table-cell office:value-type="float" office:value="57.18" table:formula="of:=(['Nutri-coleta'.D16])*2" table:style-name="ce2">
            <text:p>57.18</text:p>
          </table:table-cell>
          <table:table-cell office:value-type="float" office:value="1.3737999999999999" table:formula="of:=(['Nutri-coleta'.E16])*2" table:style-name="ce2">
            <text:p>1.3738</text:p>
          </table:table-cell>
          <table:table-cell office:value-type="float" office:value="47.8" table:formula="of:=(['Nutri-coleta'.F16])*2" table:style-name="ce2">
            <text:p>47.8</text:p>
          </table:table-cell>
          <table:table-cell office:value-type="float" office:value="0.64480000000000004" table:formula="of:=(['Nutri-coleta'.G16])*2" table:style-name="ce2">
            <text:p>0.6448</text:p>
          </table:table-cell>
          <table:table-cell office:value-type="float" office:value="21.7" table:formula="of:=(['Nutri-coleta'.H16])*2" table:style-name="ce2">
            <text:p>21.7</text:p>
          </table:table-cell>
          <table:table-cell office:value-type="float" office:value="0.94259999999999999" table:formula="of:=(['Nutri-coleta'.I16])*2" table:style-name="ce2">
            <text:p>0.9426</text:p>
          </table:table-cell>
          <table:table-cell table:number-columns-repeated="16375" table:style-name="ce1"/>
        </table:table-row>
        <table:table-row table:style-name="ro3">
          <table:table-cell office:value-type="float" office:value="40" table:style-name="ce7">
            <text:p>40</text:p>
          </table:table-cell>
          <table:table-cell office:value-type="string" table:style-name="ce7">
            <text:p>Mu0.1K0.5</text:p>
          </table:table-cell>
          <table:table-cell office:value-type="float" office:value="3" table:style-name="ce7">
            <text:p>3</text:p>
          </table:table-cell>
          <table:table-cell office:value-type="float" office:value="34.82" table:formula="of:=(['Nutri-coleta'.D23])*2" table:style-name="ce2">
            <text:p>34.82</text:p>
          </table:table-cell>
          <table:table-cell office:value-type="float" office:value="0.80620000000000003" table:formula="of:=(['Nutri-coleta'.E23])*2" table:style-name="ce2">
            <text:p>0.8062</text:p>
          </table:table-cell>
          <table:table-cell office:value-type="float" office:value="27.82" table:formula="of:=(['Nutri-coleta'.F23])*2" table:style-name="ce2">
            <text:p>27.82</text:p>
          </table:table-cell>
          <table:table-cell office:value-type="float" office:value="0.72860000000000003" table:formula="of:=(['Nutri-coleta'.G23])*2" table:style-name="ce2">
            <text:p>0.7286</text:p>
          </table:table-cell>
          <table:table-cell office:value-type="float" office:value="10.715999999999999" table:formula="of:=(['Nutri-coleta'.H23])*2" table:style-name="ce2">
            <text:p>10.716</text:p>
          </table:table-cell>
          <table:table-cell office:value-type="float" office:value="0.3412" table:formula="of:=(['Nutri-coleta'.I23])*2" table:style-name="ce2">
            <text:p>0.3412</text:p>
          </table:table-cell>
          <table:table-cell table:number-columns-repeated="16375" table:style-name="ce1"/>
        </table:table-row>
        <table:table-row table:style-name="ro3">
          <table:table-cell office:value-type="float" office:value="44" table:style-name="ce7">
            <text:p>44</text:p>
          </table:table-cell>
          <table:table-cell office:value-type="string" table:style-name="ce7">
            <text:p>Mu0.1K0.5</text:p>
          </table:table-cell>
          <table:table-cell office:value-type="float" office:value="3" table:style-name="ce7">
            <text:p>3</text:p>
          </table:table-cell>
          <table:table-cell office:value-type="float" office:value="33.979999999999997" table:formula="of:=(['Nutri-coleta'.D24])*2" table:style-name="ce2">
            <text:p>33.98</text:p>
          </table:table-cell>
          <table:table-cell office:value-type="float" office:value="1.3109999999999999" table:formula="of:=(['Nutri-coleta'.E24])*2" table:style-name="ce2">
            <text:p>1.311</text:p>
          </table:table-cell>
          <table:table-cell office:value-type="float" office:value="24.34" table:formula="of:=(['Nutri-coleta'.F24])*2" table:style-name="ce2">
            <text:p>24.34</text:p>
          </table:table-cell>
          <table:table-cell office:value-type="float" office:value="0.78600000000000003" table:formula="of:=(['Nutri-coleta'.G24])*2" table:style-name="ce2">
            <text:p>0.786</text:p>
          </table:table-cell>
          <table:table-cell office:value-type="float" office:value="33.92" table:formula="of:=(['Nutri-coleta'.H24])*2" table:style-name="ce2">
            <text:p>33.92</text:p>
          </table:table-cell>
          <table:table-cell office:value-type="float" office:value="0.99119999999999997" table:formula="of:=(['Nutri-coleta'.I24])*2" table:style-name="ce2">
            <text:p>0.9912</text:p>
          </table:table-cell>
          <table:table-cell table:number-columns-repeated="16375" table:style-name="ce1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7">
            <text:p>Mu0.1K0.5</text:p>
          </table:table-cell>
          <table:table-cell office:value-type="float" office:value="4" table:style-name="ce7">
            <text:p>4</text:p>
          </table:table-cell>
          <table:table-cell office:value-type="float" office:value="2.0379999999999998" table:formula="of:=(['Nutri-coleta'.D29])*2" table:style-name="ce2">
            <text:p>2.038</text:p>
          </table:table-cell>
          <table:table-cell office:value-type="float" office:value="1.6177999999999999" table:formula="of:=(['Nutri-coleta'.E29])*2" table:style-name="ce2">
            <text:p>1.6178</text:p>
          </table:table-cell>
          <table:table-cell office:value-type="float" office:value="25.58" table:formula="of:=(['Nutri-coleta'.F29])*2" table:style-name="ce2">
            <text:p>25.58</text:p>
          </table:table-cell>
          <table:table-cell office:value-type="float" office:value="0.60819999999999996" table:formula="of:=(['Nutri-coleta'.G29])*2" table:style-name="ce2">
            <text:p>0.6082</text:p>
          </table:table-cell>
          <table:table-cell office:value-type="float" office:value="4.1399999999999997" table:formula="of:=(['Nutri-coleta'.H29])*2" table:style-name="ce2">
            <text:p>4.14</text:p>
          </table:table-cell>
          <table:table-cell office:value-type="float" office:value="0.14885999999999999" table:formula="of:=(['Nutri-coleta'.I29])*2" table:style-name="ce2">
            <text:p>0.14886</text:p>
          </table:table-cell>
          <table:table-cell table:number-columns-repeated="2" table:style-name="ce1"/>
          <table:table-cell office:value-type="string" table:style-name="ce1">
            <text:p>DesPad</text:p>
          </table:table-cell>
          <table:table-cell table:number-columns-repeated="16372" table:style-name="ce1"/>
        </table:table-row>
        <table:table-row table:style-name="ro3">
          <table:table-cell office:value-type="float" office:value="45" table:style-name="ce7">
            <text:p>45</text:p>
          </table:table-cell>
          <table:table-cell office:value-type="string" table:style-name="ce7">
            <text:p>Mu0.1K0.5</text:p>
          </table:table-cell>
          <table:table-cell office:value-type="float" office:value="4" table:style-name="ce7">
            <text:p>4</text:p>
          </table:table-cell>
          <table:table-cell office:value-type="float" office:value="42.38" table:formula="of:=(['Nutri-coleta'.D32])*2" table:style-name="ce2">
            <text:p>42.38</text:p>
          </table:table-cell>
          <table:table-cell office:value-type="float" office:value="1.8702000000000001" table:formula="of:=(['Nutri-coleta'.E32])*2" table:style-name="ce2">
            <text:p>1.8702</text:p>
          </table:table-cell>
          <table:table-cell office:value-type="float" office:value="14.24" table:formula="of:=(['Nutri-coleta'.F32])*2" table:style-name="ce2">
            <text:p>14.24</text:p>
          </table:table-cell>
          <table:table-cell office:value-type="float" office:value="0.52159999999999995" table:formula="of:=(['Nutri-coleta'.G32])*2" table:style-name="ce2">
            <text:p>0.5216</text:p>
          </table:table-cell>
          <table:table-cell office:value-type="float" office:value="26.2" table:formula="of:=(['Nutri-coleta'.H32])*2" table:style-name="ce2">
            <text:p>26.2</text:p>
          </table:table-cell>
          <table:table-cell office:value-type="float" office:value="0.76519999999999999" table:formula="of:=(['Nutri-coleta'.I32])*2" table:style-name="ce2">
            <text:p>0.7652</text:p>
          </table:table-cell>
          <table:table-cell table:style-name="ce1"/>
          <table:table-cell office:value-type="string" table:style-name="ce1">
            <text:p>Cenários</text:p>
          </table:table-cell>
          <table:table-cell office:value-type="string" table:style-name="ce1">
            <text:p>COD (mg/L)</text:p>
          </table:table-cell>
          <table:table-cell office:value-type="string" table:style-name="ce1">
            <text:p>ND (mg/L)</text:p>
          </table:table-cell>
          <table:table-cell table:number-columns-repeated="16371"/>
        </table:table-row>
        <table:table-row table:style-name="ro3">
          <table:table-cell office:value-type="float" office:value="41" table:style-name="ce7">
            <text:p>41</text:p>
          </table:table-cell>
          <table:table-cell office:value-type="string" table:style-name="ce7">
            <text:p>Mu0.1K0.5</text:p>
          </table:table-cell>
          <table:table-cell office:value-type="float" office:value="5" table:style-name="ce7">
            <text:p>5</text:p>
          </table:table-cell>
          <table:table-cell office:value-type="float" office:value="94.86" table:formula="of:=(['Nutri-coleta'.D37])*2" table:style-name="ce2">
            <text:p>94.86</text:p>
          </table:table-cell>
          <table:table-cell office:value-type="float" office:value="0.93820000000000003" table:formula="of:=(['Nutri-coleta'.E37])*2" table:style-name="ce2">
            <text:p>0.9382</text:p>
          </table:table-cell>
          <table:table-cell office:value-type="float" office:value="47.62" table:formula="of:=(['Nutri-coleta'.F37])*2" table:style-name="ce2">
            <text:p>47.62</text:p>
          </table:table-cell>
          <table:table-cell office:value-type="float" office:value="1.5953999999999999" table:formula="of:=(['Nutri-coleta'.G37])*2" table:style-name="ce2">
            <text:p>1.5954</text:p>
          </table:table-cell>
          <table:table-cell office:value-type="float" office:value="11.676" table:formula="of:=(['Nutri-coleta'.H37])*2" table:style-name="ce2">
            <text:p>11.676</text:p>
          </table:table-cell>
          <table:table-cell office:value-type="float" office:value="0.33760000000000001" table:formula="of:=(['Nutri-coleta'.I37])*2" table:style-name="ce2">
            <text:p>0.3376</text:p>
          </table:table-cell>
          <table:table-cell table:style-name="ce1"/>
          <table:table-cell office:value-type="string" table:style-name="ce1">
            <text:p>Mu0.1K0.5</text:p>
          </table:table-cell>
          <table:table-cell office:value-type="float" office:value="23.89942410723301" table:formula="of:=STDEV(['Nutri-Final'.D2:.D10];['Nutri-Final'.F2:.F10];['Nutri-Final'.H2:.H10])" table:style-name="ce1">
            <text:p>23.89942411</text:p>
          </table:table-cell>
          <table:table-cell office:value-type="float" office:value="0.51052103491915723" table:formula="of:=STDEV(['Nutri-Final'.E2:.E10];['Nutri-Final'.G2:.G10];['Nutri-Final'.I2:.I10])" table:style-name="ce1">
            <text:p>0.510521035</text:p>
          </table:table-cell>
          <table:table-cell table:number-columns-repeated="16371"/>
        </table:table-row>
        <table:table-row table:style-name="ro3">
          <table:table-cell office:value-type="float" office:value="32" table:style-name="ce7">
            <text:p>32</text:p>
          </table:table-cell>
          <table:table-cell office:value-type="string" table:style-name="ce7">
            <text:p>Mu0.1K1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7.9" table:formula="of:=(['Nutri-coleta'.F9])*2" table:style-name="ce2">
            <text:p>57.9</text:p>
          </table:table-cell>
          <table:table-cell office:value-type="float" office:value="0.52459999999999996" table:formula="of:=(['Nutri-coleta'.G9])*2" table:style-name="ce2">
            <text:p>0.5246</text:p>
          </table:table-cell>
          <table:table-cell office:value-type="float" office:value="53.8" table:formula="of:=(['Nutri-coleta'.H9])*2" table:style-name="ce2">
            <text:p>53.8</text:p>
          </table:table-cell>
          <table:table-cell office:value-type="float" office:value="0.55279999999999996" table:formula="of:=(['Nutri-coleta'.I9])*2" table:style-name="ce2">
            <text:p>0.5528</text:p>
          </table:table-cell>
          <table:table-cell table:style-name="ce1"/>
          <table:table-cell office:value-type="string" table:style-name="ce1">
            <text:p>Mu0.1K1</text:p>
          </table:table-cell>
          <table:table-cell office:value-type="float" office:value="25.466802400633267" table:formula="of:=STDEV(['Nutri-Final'.D11:.D18];['Nutri-Final'.F11:.F18];['Nutri-Final'.H11:.H18])" table:style-name="ce1">
            <text:p>25.4668024</text:p>
          </table:table-cell>
          <table:table-cell office:value-type="float" office:value="0.39379164917196502" table:formula="of:=STDEV(['Nutri-Final'.E11:.E18];['Nutri-Final'.G11:.G18];['Nutri-Final'.I11:.I18])" table:style-name="ce1">
            <text:p>0.393791649</text:p>
          </table:table-cell>
          <table:table-cell table:number-columns-repeated="16371"/>
        </table:table-row>
        <table:table-row table:style-name="ro3">
          <table:table-cell office:value-type="float" office:value="48" table:style-name="ce7">
            <text:p>48</text:p>
          </table:table-cell>
          <table:table-cell office:value-type="string" table:style-name="ce7">
            <text:p>Mu0.1K1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6.22" table:formula="of:=(['Nutri-coleta'.F10])*2" table:style-name="ce2">
            <text:p>26.22</text:p>
          </table:table-cell>
          <table:table-cell office:value-type="float" office:value="0.58399999999999996" table:formula="of:=(['Nutri-coleta'.G10])*2" table:style-name="ce2">
            <text:p>0.584</text:p>
          </table:table-cell>
          <table:table-cell office:value-type="float" office:value="42.02" table:formula="of:=(['Nutri-coleta'.H10])*2" table:style-name="ce2">
            <text:p>42.02</text:p>
          </table:table-cell>
          <table:table-cell office:value-type="float" office:value="0.57740000000000002" table:formula="of:=(['Nutri-coleta'.I10])*2" table:style-name="ce2">
            <text:p>0.5774</text:p>
          </table:table-cell>
          <table:table-cell table:style-name="ce1"/>
          <table:table-cell office:value-type="string" table:style-name="ce1">
            <text:p>Mu1K0.5</text:p>
          </table:table-cell>
          <table:table-cell office:value-type="float" office:value="23.294608907307584" table:formula="of:=STDEV(['Nutri-Final'.D19:.D28];['Nutri-Final'.F19:.F28];['Nutri-Final'.H19:.H28])" table:style-name="ce1">
            <text:p>23.29460891</text:p>
          </table:table-cell>
          <table:table-cell office:value-type="float" office:value="0.26760636947215771" table:formula="of:=STDEV(['Nutri-Final'.E19:.E28];['Nutri-Final'.G19:.G28];['Nutri-Final'.I19:.I28])" table:style-name="ce1">
            <text:p>0.267606369</text:p>
          </table:table-cell>
          <table:table-cell table:number-columns-repeated="16371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7">
            <text:p>Mu0.1K1</text:p>
          </table:table-cell>
          <table:table-cell office:value-type="float" office:value="2" table:style-name="ce7">
            <text:p>2</text:p>
          </table:table-cell>
          <table:table-cell office:value-type="float" office:value="16.678000000000001" table:formula="of:=(['Nutri-coleta'.D13])*2" table:style-name="ce2">
            <text:p>16.678</text:p>
          </table:table-cell>
          <table:table-cell office:value-type="float" office:value="0.78739999999999999" table:formula="of:=(['Nutri-coleta'.E13])*2" table:style-name="ce2">
            <text:p>0.7874</text:p>
          </table:table-cell>
          <table:table-cell office:value-type="float" office:value="64.64" table:formula="of:=(['Nutri-coleta'.F13])*2" table:style-name="ce2">
            <text:p>64.64</text:p>
          </table:table-cell>
          <table:table-cell office:value-type="float" office:value="0.495" table:formula="of:=(['Nutri-coleta'.G13])*2" table:style-name="ce2">
            <text:p>0.495</text:p>
          </table:table-cell>
          <table:table-cell office:value-type="float" office:value="11.342000000000001" table:formula="of:=(['Nutri-coleta'.H13])*2" table:style-name="ce2">
            <text:p>11.342</text:p>
          </table:table-cell>
          <table:table-cell office:value-type="float" office:value="0.43540000000000001" table:formula="of:=(['Nutri-coleta'.I13])*2" table:style-name="ce2">
            <text:p>0.4354</text:p>
          </table:table-cell>
          <table:table-cell table:style-name="ce1"/>
          <table:table-cell office:value-type="string" table:style-name="ce1">
            <text:p>Mu1K1</text:p>
          </table:table-cell>
          <table:table-cell office:value-type="float" office:value="53.409162657666727" table:formula="of:=STDEV(['Nutri-Final'.D29:.D38];['Nutri-Final'.F29:.F38];['Nutri-Final'.H29:.H38])" table:style-name="ce1">
            <text:p>53.40916266</text:p>
          </table:table-cell>
          <table:table-cell office:value-type="float" office:value="0.23525973705211958" table:formula="of:=STDEV(['Nutri-Final'.E29:.E38];['Nutri-Final'.G29:.G38];['Nutri-Final'.I29:.I38])" table:style-name="ce1">
            <text:p>0.235259737</text:p>
          </table:table-cell>
          <table:table-cell table:number-columns-repeated="16371"/>
        </table:table-row>
        <table:table-row table:style-name="ro3">
          <table:table-cell office:value-type="float" office:value="23" table:style-name="ce7">
            <text:p>23</text:p>
          </table:table-cell>
          <table:table-cell office:value-type="string" table:style-name="ce7">
            <text:p>Mu0.1K1</text:p>
          </table:table-cell>
          <table:table-cell office:value-type="float" office:value="2" table:style-name="ce7">
            <text:p>2</text:p>
          </table:table-cell>
          <table:table-cell office:value-type="float" office:value="103.4" table:formula="of:=(['Nutri-coleta'.D14])*2" table:style-name="ce2">
            <text:p>103.4</text:p>
          </table:table-cell>
          <table:table-cell office:value-type="float" office:value="1.3388" table:formula="of:=(['Nutri-coleta'.E14])*2" table:style-name="ce2">
            <text:p>1.3388</text:p>
          </table:table-cell>
          <table:table-cell office:value-type="float" office:value="73.739999999999995" table:formula="of:=(['Nutri-coleta'.F14])*2" table:style-name="ce2">
            <text:p>73.74</text:p>
          </table:table-cell>
          <table:table-cell office:value-type="float" office:value="0.4698" table:formula="of:=(['Nutri-coleta'.G14])*2" table:style-name="ce2">
            <text:p>0.4698</text:p>
          </table:table-cell>
          <table:table-cell office:value-type="float" office:value="18.606000000000002" table:formula="of:=(['Nutri-coleta'.H14])*2" table:style-name="ce2">
            <text:p>18.606</text:p>
          </table:table-cell>
          <table:table-cell office:value-type="float" office:value="0.57099999999999995" table:formula="of:=(['Nutri-coleta'.I14])*2" table:style-name="ce2">
            <text:p>0.571</text:p>
          </table:table-cell>
          <table:table-cell table:number-columns-repeated="16375" table:style-name="ce1"/>
        </table:table-row>
        <table:table-row table:style-name="ro3">
          <table:table-cell office:value-type="float" office:value="38" table:style-name="ce7">
            <text:p>38</text:p>
          </table:table-cell>
          <table:table-cell office:value-type="string" table:style-name="ce7">
            <text:p>Mu0.1K1</text:p>
          </table:table-cell>
          <table:table-cell office:value-type="float" office:value="3" table:style-name="ce7">
            <text:p>3</text:p>
          </table:table-cell>
          <table:table-cell office:value-type="float" office:value="42.08" table:formula="of:=(['Nutri-coleta'.D22])*2" table:style-name="ce2">
            <text:p>42.08</text:p>
          </table:table-cell>
          <table:table-cell office:value-type="float" office:value="1.0318000000000001" table:formula="of:=(['Nutri-coleta'.E22])*2" table:style-name="ce2">
            <text:p>1.0318</text:p>
          </table:table-cell>
          <table:table-cell office:value-type="float" office:value="23.42" table:formula="of:=(['Nutri-coleta'.F22])*2" table:style-name="ce2">
            <text:p>23.42</text:p>
          </table:table-cell>
          <table:table-cell office:value-type="float" office:value="0.442" table:formula="of:=(['Nutri-coleta'.G22])*2" table:style-name="ce2">
            <text:p>0.442</text:p>
          </table:table-cell>
          <table:table-cell office:value-type="float" office:value="18.66" table:formula="of:=(['Nutri-coleta'.H22])*2" table:style-name="ce2">
            <text:p>18.66</text:p>
          </table:table-cell>
          <table:table-cell office:value-type="float" office:value="0.44" table:formula="of:=(['Nutri-coleta'.I22])*2" table:style-name="ce2">
            <text:p>0.44</text:p>
          </table:table-cell>
          <table:table-cell table:number-columns-repeated="16375" table:style-name="ce1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string" table:style-name="ce7">
            <text:p>Mu0.1K1</text:p>
          </table:table-cell>
          <table:table-cell office:value-type="float" office:value="4" table:style-name="ce7">
            <text:p>4</text:p>
          </table:table-cell>
          <table:table-cell office:value-type="float" office:value="1.0176000000000001" table:formula="of:=(['Nutri-coleta'.D26])*2" table:style-name="ce2">
            <text:p>1.0176</text:p>
          </table:table-cell>
          <table:table-cell office:value-type="float" office:value="0.36080000000000001" table:formula="of:=(['Nutri-coleta'.E26])*2" table:style-name="ce2">
            <text:p>0.3608</text:p>
          </table:table-cell>
          <table:table-cell office:value-type="float" office:value="2.8940000000000001" table:formula="of:=(['Nutri-coleta'.F26])*2" table:style-name="ce2">
            <text:p>2.894</text:p>
          </table:table-cell>
          <table:table-cell office:value-type="float" office:value="7.3480000000000004E-2" table:formula="of:=(['Nutri-coleta'.G26])*2" table:style-name="ce2">
            <text:p>0.07348</text:p>
          </table:table-cell>
          <table:table-cell office:value-type="float" office:value="7.97" table:formula="of:=(['Nutri-coleta'.H26])*2" table:style-name="ce2">
            <text:p>7.97</text:p>
          </table:table-cell>
          <table:table-cell office:value-type="float" office:value="0.26179999999999998" table:formula="of:=(['Nutri-coleta'.I26])*2" table:style-name="ce2">
            <text:p>0.2618</text:p>
          </table:table-cell>
          <table:table-cell table:style-name="ce1"/>
          <table:table-cell office:value-type="string" table:style-name="ce19">
            <text:p>Cenários</text:p>
          </table:table-cell>
          <table:table-cell office:value-type="string" table:style-name="ce19">
            <text:p>COD (mg/L)</text:p>
          </table:table-cell>
          <table:table-cell office:value-type="string" table:style-name="ce19">
            <text:p>ND (mg/L)</text:p>
          </table:table-cell>
          <table:table-cell table:number-columns-repeated="16371"/>
        </table:table-row>
        <table:table-row table:style-name="ro3">
          <table:table-cell office:value-type="float" office:value="49" table:style-name="ce7">
            <text:p>49</text:p>
          </table:table-cell>
          <table:table-cell office:value-type="string" table:style-name="ce7">
            <text:p>Mu0.1K1</text:p>
          </table:table-cell>
          <table:table-cell office:value-type="float" office:value="4" table:style-name="ce7">
            <text:p>4</text:p>
          </table:table-cell>
          <table:table-cell office:value-type="float" office:value="32.32" table:formula="of:=(['Nutri-coleta'.D33])*2" table:style-name="ce2">
            <text:p>32.32</text:p>
          </table:table-cell>
          <table:table-cell office:value-type="float" office:value="1.9632000000000001" table:formula="of:=(['Nutri-coleta'.E33])*2" table:style-name="ce2">
            <text:p>1.9632</text:p>
          </table:table-cell>
          <table:table-cell office:value-type="float" office:value="29.08" table:formula="of:=(['Nutri-coleta'.F33])*2" table:style-name="ce2">
            <text:p>29.08</text:p>
          </table:table-cell>
          <table:table-cell office:value-type="float" office:value="0.87139999999999995" table:formula="of:=(['Nutri-coleta'.G33])*2" table:style-name="ce2">
            <text:p>0.8714</text:p>
          </table:table-cell>
          <table:table-cell office:value-type="float" office:value="22.52" table:formula="of:=(['Nutri-coleta'.H33])*2" table:style-name="ce2">
            <text:p>22.52</text:p>
          </table:table-cell>
          <table:table-cell office:value-type="float" office:value="0.77800000000000002" table:formula="of:=(['Nutri-coleta'.I33])*2" table:style-name="ce2">
            <text:p>0.778</text:p>
          </table:table-cell>
          <table:table-cell table:style-name="ce1"/>
          <table:table-cell office:value-type="string" table:style-name="ce20">
            <text:p>Mu0.1K0.5</text:p>
          </table:table-cell>
          <table:table-cell office:value-type="float" office:value="33.377900000000011" table:formula="of:=AVERAGE(['Nutri-Final'.D2:.D10];['Nutri-Final'.F2:.F10];['Nutri-Final'.H2:.H10])" table:style-name="ce21">
            <text:p>33.38</text:p>
          </table:table-cell>
          <table:table-cell office:value-type="float" office:value="0.8423558333333333" table:formula="of:=AVERAGE(['Nutri-Final'.E2:.E10];['Nutri-Final'.G2:.G10];['Nutri-Final'.I2:.I10])" table:style-name="ce21">
            <text:p>0.84</text:p>
          </table:table-cell>
          <table:table-cell table:number-columns-repeated="16371"/>
        </table:table-row>
        <table:table-row table:style-name="ro3">
          <table:table-cell office:value-type="float" office:value="47" table:style-name="ce7">
            <text:p>47</text:p>
          </table:table-cell>
          <table:table-cell office:value-type="string" table:style-name="ce7">
            <text:p>Mu0.1K1</text:p>
          </table:table-cell>
          <table:table-cell office:value-type="float" office:value="5" table:style-name="ce7">
            <text:p>5</text:p>
          </table:table-cell>
          <table:table-cell office:value-type="float" office:value="49.7" table:formula="of:=(['Nutri-coleta'.D39])*2" table:style-name="ce2">
            <text:p>49.7</text:p>
          </table:table-cell>
          <table:table-cell office:value-type="float" office:value="0.72060000000000002" table:formula="of:=(['Nutri-coleta'.E39])*2" table:style-name="ce2">
            <text:p>0.7206</text:p>
          </table:table-cell>
          <table:table-cell office:value-type="float" office:value="21.72" table:formula="of:=(['Nutri-coleta'.F39])*2" table:style-name="ce2">
            <text:p>21.72</text:p>
          </table:table-cell>
          <table:table-cell office:value-type="float" office:value="0.54959999999999998" table:formula="of:=(['Nutri-coleta'.G39])*2" table:style-name="ce2">
            <text:p>0.5496</text:p>
          </table:table-cell>
          <table:table-cell office:value-type="float" office:value="12.64" table:formula="of:=(['Nutri-coleta'.H39])*2" table:style-name="ce2">
            <text:p>12.64</text:p>
          </table:table-cell>
          <table:table-cell office:value-type="float" office:value="0.52780000000000005" table:formula="of:=(['Nutri-coleta'.I39])*2" table:style-name="ce2">
            <text:p>0.5278</text:p>
          </table:table-cell>
          <table:table-cell table:style-name="ce1"/>
          <table:table-cell office:value-type="string" table:style-name="ce20">
            <text:p>Mu0.1K1</text:p>
          </table:table-cell>
          <table:table-cell office:value-type="float" office:value="33.289436363636362" table:formula="of:=AVERAGE(['Nutri-Final'.D11:.D18];['Nutri-Final'.F11:.F18];['Nutri-Final'.H11:.H18])" table:style-name="ce21">
            <text:p>33.29</text:p>
          </table:table-cell>
          <table:table-cell office:value-type="float" office:value="0.65257636363636351" table:formula="of:=AVERAGE(['Nutri-Final'.E11:.E18];['Nutri-Final'.G11:.G18];['Nutri-Final'.I11:.I18])" table:style-name="ce21">
            <text:p>0.65</text:p>
          </table:table-cell>
          <table:table-cell table:number-columns-repeated="16371"/>
        </table:table-row>
        <table:table-row table:style-name="ro3">
          <table:table-cell office:value-type="float" office:value="17" table:style-name="ce7">
            <text:p>17</text:p>
          </table:table-cell>
          <table:table-cell office:value-type="string" table:style-name="ce7">
            <text:p>Mu1K0.5</text:p>
          </table:table-cell>
          <table:table-cell office:value-type="float" office:value="1" table:style-name="ce7">
            <text:p>1</text:p>
          </table:table-cell>
          <table:table-cell office:value-type="float" office:value="27.7" table:formula="of:=(['Nutri-coleta'.D5])*2" table:style-name="ce2">
            <text:p>27.7</text:p>
          </table:table-cell>
          <table:table-cell office:value-type="float" office:value="0.27200000000000002" table:formula="of:=(['Nutri-coleta'.E5])*2" table:style-name="ce2">
            <text:p>0.272</text:p>
          </table:table-cell>
          <table:table-cell office:value-type="float" office:value="6.8179999999999996" table:formula="of:=(['Nutri-coleta'.F5])*2" table:style-name="ce2">
            <text:p>6.818</text:p>
          </table:table-cell>
          <table:table-cell office:value-type="float" office:value="0.2762" table:formula="of:=(['Nutri-coleta'.G5])*2" table:style-name="ce2">
            <text:p>0.2762</text:p>
          </table:table-cell>
          <table:table-cell office:value-type="float" office:value="51.04" table:formula="of:=(['Nutri-coleta'.H5])*2" table:style-name="ce2">
            <text:p>51.04</text:p>
          </table:table-cell>
          <table:table-cell office:value-type="float" office:value="0.3846" table:formula="of:=(['Nutri-coleta'.I5])*2" table:style-name="ce2">
            <text:p>0.3846</text:p>
          </table:table-cell>
          <table:table-cell table:style-name="ce1"/>
          <table:table-cell office:value-type="string" table:style-name="ce20">
            <text:p>Mu1K0.5</text:p>
          </table:table-cell>
          <table:table-cell office:value-type="float" office:value="23.143819999999998" table:formula="of:=AVERAGE(['Nutri-Final'.D19:.D28];['Nutri-Final'.F19:.F28];['Nutri-Final'.H19:.H28])" table:style-name="ce21">
            <text:p>23.14</text:p>
          </table:table-cell>
          <table:table-cell office:value-type="float" office:value="0.43745200000000001" table:formula="of:=AVERAGE(['Nutri-Final'.E19:.E28];['Nutri-Final'.G19:.G28];['Nutri-Final'.I19:.I28])" table:style-name="ce21">
            <text:p>0.44</text:p>
          </table:table-cell>
          <table:table-cell table:number-columns-repeated="16371"/>
        </table:table-row>
        <table:table-row table:style-name="ro3">
          <table:table-cell office:value-type="float" office:value="20" table:style-name="ce7">
            <text:p>20</text:p>
          </table:table-cell>
          <table:table-cell office:value-type="string" table:style-name="ce7">
            <text:p>Mu1K0.5</text:p>
          </table:table-cell>
          <table:table-cell office:value-type="float" office:value="1" table:style-name="ce7">
            <text:p>1</text:p>
          </table:table-cell>
          <table:table-cell office:value-type="float" office:value="11.538" table:formula="of:=(['Nutri-coleta'.D7])*2" table:style-name="ce2">
            <text:p>11.538</text:p>
          </table:table-cell>
          <table:table-cell office:value-type="float" office:value="0.40699999999999997" table:formula="of:=(['Nutri-coleta'.E7])*2" table:style-name="ce2">
            <text:p>0.407</text:p>
          </table:table-cell>
          <table:table-cell office:value-type="float" office:value="10.522" table:formula="of:=(['Nutri-coleta'.F7])*2" table:style-name="ce2">
            <text:p>10.522</text:p>
          </table:table-cell>
          <table:table-cell office:value-type="float" office:value="0.34960000000000002" table:formula="of:=(['Nutri-coleta'.G7])*2" table:style-name="ce2">
            <text:p>0.3496</text:p>
          </table:table-cell>
          <table:table-cell office:value-type="float" office:value="12.06" table:formula="of:=(['Nutri-coleta'.H7])*2" table:style-name="ce2">
            <text:p>12.06</text:p>
          </table:table-cell>
          <table:table-cell office:value-type="float" office:value="0.46800000000000003" table:formula="of:=(['Nutri-coleta'.I7])*2" table:style-name="ce2">
            <text:p>0.468</text:p>
          </table:table-cell>
          <table:table-cell table:style-name="ce1"/>
          <table:table-cell office:value-type="string" table:style-name="ce20">
            <text:p>Mu1K1</text:p>
          </table:table-cell>
          <table:table-cell office:value-type="float" office:value="35.658689655172417" table:formula="of:=AVERAGE(['Nutri-Final'.D29:.D38];['Nutri-Final'.F29:.F38];['Nutri-Final'.H29:.H38])" table:style-name="ce21">
            <text:p>35.66</text:p>
          </table:table-cell>
          <table:table-cell office:value-type="float" office:value="0.38835724137931044" table:formula="of:=AVERAGE(['Nutri-Final'.E29:.E38];['Nutri-Final'.G29:.G38];['Nutri-Final'.I29:.I38])" table:style-name="ce21">
            <text:p>0.39</text:p>
          </table:table-cell>
          <table:table-cell table:number-columns-repeated="16371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Mu1K0.5</text:p>
          </table:table-cell>
          <table:table-cell office:value-type="float" office:value="2" table:style-name="ce7">
            <text:p>2</text:p>
          </table:table-cell>
          <table:table-cell office:value-type="float" office:value="41.1" table:formula="of:=(['Nutri-coleta'.D12])*2" table:style-name="ce2">
            <text:p>41.1</text:p>
          </table:table-cell>
          <table:table-cell office:value-type="float" office:value="1.5496000000000001" table:formula="of:=(['Nutri-coleta'.E12])*2" table:style-name="ce2">
            <text:p>1.5496</text:p>
          </table:table-cell>
          <table:table-cell office:value-type="float" office:value="82.94" table:formula="of:=(['Nutri-coleta'.F12])*2" table:style-name="ce2">
            <text:p>82.94</text:p>
          </table:table-cell>
          <table:table-cell office:value-type="float" office:value="0.17286000000000001" table:formula="of:=(['Nutri-coleta'.G12])*2" table:style-name="ce2">
            <text:p>0.17286</text:p>
          </table:table-cell>
          <table:table-cell office:value-type="float" office:value="11.286" table:formula="of:=(['Nutri-coleta'.H12])*2" table:style-name="ce2">
            <text:p>11.286</text:p>
          </table:table-cell>
          <table:table-cell office:value-type="float" office:value="0.3296" table:formula="of:=(['Nutri-coleta'.I12])*2" table:style-name="ce2">
            <text:p>0.3296</text:p>
          </table:table-cell>
          <table:table-cell table:number-columns-repeated="16375" table:style-name="ce1"/>
        </table:table-row>
        <table:table-row table:style-name="ro3">
          <table:table-cell office:value-type="float" office:value="24" table:style-name="ce7">
            <text:p>24</text:p>
          </table:table-cell>
          <table:table-cell office:value-type="string" table:style-name="ce7">
            <text:p>Mu1K0.5</text:p>
          </table:table-cell>
          <table:table-cell office:value-type="float" office:value="2" table:style-name="ce7">
            <text:p>2</text:p>
          </table:table-cell>
          <table:table-cell office:value-type="float" office:value="11.37" table:formula="of:=(['Nutri-coleta'.D15])*2" table:style-name="ce2">
            <text:p>11.37</text:p>
          </table:table-cell>
          <table:table-cell office:value-type="float" office:value="0.51239999999999997" table:formula="of:=(['Nutri-coleta'.E15])*2" table:style-name="ce2">
            <text:p>0.5124</text:p>
          </table:table-cell>
          <table:table-cell office:value-type="float" office:value="20.82" table:formula="of:=(['Nutri-coleta'.F15])*2" table:style-name="ce2">
            <text:p>20.82</text:p>
          </table:table-cell>
          <table:table-cell office:value-type="float" office:value="0.379" table:formula="of:=(['Nutri-coleta'.G15])*2" table:style-name="ce2">
            <text:p>0.379</text:p>
          </table:table-cell>
          <table:table-cell office:value-type="float" office:value="8.6479999999999997" table:formula="of:=(['Nutri-coleta'.H15])*2" table:style-name="ce2">
            <text:p>8.648</text:p>
          </table:table-cell>
          <table:table-cell office:value-type="float" office:value="0.31480000000000002" table:formula="of:=(['Nutri-coleta'.I15])*2" table:style-name="ce2">
            <text:p>0.3148</text:p>
          </table:table-cell>
          <table:table-cell table:number-columns-repeated="16375" table:style-name="ce1"/>
        </table:table-row>
        <table:table-row table:style-name="ro3">
          <table:table-cell office:value-type="float" office:value="27" table:style-name="ce7">
            <text:p>27</text:p>
          </table:table-cell>
          <table:table-cell office:value-type="string" table:style-name="ce7">
            <text:p>Mu1K0.5</text:p>
          </table:table-cell>
          <table:table-cell office:value-type="float" office:value="3" table:style-name="ce7">
            <text:p>3</text:p>
          </table:table-cell>
          <table:table-cell office:value-type="float" office:value="18.518000000000001" table:formula="of:=(['Nutri-coleta'.D21])*2" table:style-name="ce2">
            <text:p>18.518</text:p>
          </table:table-cell>
          <table:table-cell office:value-type="float" office:value="0.42920000000000003" table:formula="of:=(['Nutri-coleta'.E21])*2" table:style-name="ce2">
            <text:p>0.4292</text:p>
          </table:table-cell>
          <table:table-cell office:value-type="float" office:value="19.058" table:formula="of:=(['Nutri-coleta'.F21])*2" table:style-name="ce2">
            <text:p>19.058</text:p>
          </table:table-cell>
          <table:table-cell office:value-type="float" office:value="0.32740000000000002" table:formula="of:=(['Nutri-coleta'.G21])*2" table:style-name="ce2">
            <text:p>0.3274</text:p>
          </table:table-cell>
          <table:table-cell office:value-type="float" office:value="14.103999999999999" table:formula="of:=(['Nutri-coleta'.H21])*2" table:style-name="ce2">
            <text:p>14.104</text:p>
          </table:table-cell>
          <table:table-cell office:value-type="float" office:value="0.2848" table:formula="of:=(['Nutri-coleta'.I21])*2" table:style-name="ce2">
            <text:p>0.2848</text:p>
          </table:table-cell>
          <table:table-cell table:number-columns-repeated="16375" table:style-name="ce1"/>
        </table:table-row>
        <table:table-row table:style-name="ro3">
          <table:table-cell office:value-type="float" office:value="52" table:style-name="ce7">
            <text:p>52</text:p>
          </table:table-cell>
          <table:table-cell office:value-type="string" table:style-name="ce7">
            <text:p>Mu1K0.5</text:p>
          </table:table-cell>
          <table:table-cell office:value-type="float" office:value="3" table:style-name="ce7">
            <text:p>3</text:p>
          </table:table-cell>
          <table:table-cell office:value-type="float" office:value="44.58" table:formula="of:=(['Nutri-coleta'.D25])*2" table:style-name="ce2">
            <text:p>44.58</text:p>
          </table:table-cell>
          <table:table-cell office:value-type="float" office:value="0.83440000000000003" table:formula="of:=(['Nutri-coleta'.E25])*2" table:style-name="ce2">
            <text:p>0.8344</text:p>
          </table:table-cell>
          <table:table-cell office:value-type="float" office:value="18.434000000000001" table:formula="of:=(['Nutri-coleta'.F25])*2" table:style-name="ce2">
            <text:p>18.434</text:p>
          </table:table-cell>
          <table:table-cell office:value-type="float" office:value="0.25259999999999999" table:formula="of:=(['Nutri-coleta'.G25])*2" table:style-name="ce2">
            <text:p>0.2526</text:p>
          </table:table-cell>
          <table:table-cell office:value-type="float" office:value="8.9719999999999995" table:formula="of:=(['Nutri-coleta'.H25])*2" table:style-name="ce2">
            <text:p>8.972</text:p>
          </table:table-cell>
          <table:table-cell office:value-type="float" office:value="0.36620000000000003" table:formula="of:=(['Nutri-coleta'.I25])*2" table:style-name="ce2">
            <text:p>0.3662</text:p>
          </table:table-cell>
          <table:table-cell table:number-columns-repeated="16375" table:style-name="ce1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Mu1K0.5</text:p>
          </table:table-cell>
          <table:table-cell office:value-type="float" office:value="4" table:style-name="ce7">
            <text:p>4</text:p>
          </table:table-cell>
          <table:table-cell office:value-type="float" office:value="1.0286" table:formula="of:=(['Nutri-coleta'.D27])*2" table:style-name="ce2">
            <text:p>1.0286</text:p>
          </table:table-cell>
          <table:table-cell office:value-type="float" office:value="0.75" table:formula="of:=(['Nutri-coleta'.E27])*2" table:style-name="ce2">
            <text:p>0.75</text:p>
          </table:table-cell>
          <table:table-cell office:value-type="float" office:value="15.452" table:formula="of:=(['Nutri-coleta'.F27])*2" table:style-name="ce2">
            <text:p>15.452</text:p>
          </table:table-cell>
          <table:table-cell office:value-type="float" office:value="0.26279999999999998" table:formula="of:=(['Nutri-coleta'.G27])*2" table:style-name="ce2">
            <text:p>0.2628</text:p>
          </table:table-cell>
          <table:table-cell office:value-type="float" office:value="16.015999999999998" table:formula="of:=(['Nutri-coleta'.H27])*2" table:style-name="ce2">
            <text:p>16.016</text:p>
          </table:table-cell>
          <table:table-cell office:value-type="float" office:value="0.46139999999999998" table:formula="of:=(['Nutri-coleta'.I27])*2" table:style-name="ce2">
            <text:p>0.4614</text:p>
          </table:table-cell>
          <table:table-cell table:number-columns-repeated="16375" table:style-name="ce1"/>
        </table:table-row>
        <table:table-row table:style-name="ro3">
          <table:table-cell office:value-type="float" office:value="28" table:style-name="ce7">
            <text:p>28</text:p>
          </table:table-cell>
          <table:table-cell office:value-type="string" table:style-name="ce7">
            <text:p>Mu1K0.5</text:p>
          </table:table-cell>
          <table:table-cell office:value-type="float" office:value="4" table:style-name="ce7">
            <text:p>4</text:p>
          </table:table-cell>
          <table:table-cell office:value-type="float" office:value="29.66" table:formula="of:=(['Nutri-coleta'.D30])*2" table:style-name="ce2">
            <text:p>29.66</text:p>
          </table:table-cell>
          <table:table-cell office:value-type="float" office:value="0.62139999999999995" table:formula="of:=(['Nutri-coleta'.E30])*2" table:style-name="ce2">
            <text:p>0.6214</text:p>
          </table:table-cell>
          <table:table-cell office:value-type="float" office:value="11.204000000000001" table:formula="of:=(['Nutri-coleta'.F30])*2" table:style-name="ce2">
            <text:p>11.204</text:p>
          </table:table-cell>
          <table:table-cell office:value-type="float" office:value="0.19950000000000001" table:formula="of:=(['Nutri-coleta'.G30])*2" table:style-name="ce2">
            <text:p>0.1995</text:p>
          </table:table-cell>
          <table:table-cell office:value-type="float" office:value="9.9960000000000004" table:formula="of:=(['Nutri-coleta'.H30])*2" table:style-name="ce2">
            <text:p>9.996</text:p>
          </table:table-cell>
          <table:table-cell office:value-type="float" office:value="0.377" table:formula="of:=(['Nutri-coleta'.I30])*2" table:style-name="ce2">
            <text:p>0.377</text:p>
          </table:table-cell>
          <table:table-cell table:number-columns-repeated="16375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7">
            <text:p>Mu1K0.5</text:p>
          </table:table-cell>
          <table:table-cell office:value-type="float" office:value="5" table:style-name="ce7">
            <text:p>5</text:p>
          </table:table-cell>
          <table:table-cell office:value-type="float" office:value="105.68" table:formula="of:=(['Nutri-coleta'.D35])*2" table:style-name="ce2">
            <text:p>105.68</text:p>
          </table:table-cell>
          <table:table-cell office:value-type="float" office:value="0.2838" table:formula="of:=(['Nutri-coleta'.E35])*2" table:style-name="ce2">
            <text:p>0.2838</text:p>
          </table:table-cell>
          <table:table-cell office:value-type="float" office:value="8.9079999999999995" table:formula="of:=(['Nutri-coleta'.F35])*2" table:style-name="ce2">
            <text:p>8.908</text:p>
          </table:table-cell>
          <table:table-cell office:value-type="float" office:value="0.38600000000000001" table:formula="of:=(['Nutri-coleta'.G35])*2" table:style-name="ce2">
            <text:p>0.386</text:p>
          </table:table-cell>
          <table:table-cell office:value-type="float" office:value="4.9359999999999999" table:formula="of:=(['Nutri-coleta'.H35])*2" table:style-name="ce2">
            <text:p>4.936</text:p>
          </table:table-cell>
          <table:table-cell office:value-type="float" office:value="0.22420000000000001" table:formula="of:=(['Nutri-coleta'.I35])*2" table:style-name="ce2">
            <text:p>0.2242</text:p>
          </table:table-cell>
          <table:table-cell table:number-columns-repeated="16375" table:style-name="ce1"/>
        </table:table-row>
        <table:table-row table:style-name="ro3">
          <table:table-cell office:value-type="float" office:value="42" table:style-name="ce7">
            <text:p>42</text:p>
          </table:table-cell>
          <table:table-cell office:value-type="string" table:style-name="ce7">
            <text:p>Mu1K0.5</text:p>
          </table:table-cell>
          <table:table-cell office:value-type="float" office:value="5" table:style-name="ce7">
            <text:p>5</text:p>
          </table:table-cell>
          <table:table-cell office:value-type="float" office:value="45.88" table:formula="of:=(['Nutri-coleta'.D38])*2" table:style-name="ce2">
            <text:p>45.88</text:p>
          </table:table-cell>
          <table:table-cell office:value-type="float" office:value="0.73719999999999997" table:formula="of:=(['Nutri-coleta'.E38])*2" table:style-name="ce2">
            <text:p>0.7372</text:p>
          </table:table-cell>
          <table:table-cell office:value-type="float" office:value="17.141999999999999" table:formula="of:=(['Nutri-coleta'.F38])*2" table:style-name="ce2">
            <text:p>17.142</text:p>
          </table:table-cell>
          <table:table-cell office:value-type="float" office:value="0.61480000000000001" table:formula="of:=(['Nutri-coleta'.G38])*2" table:style-name="ce2">
            <text:p>0.6148</text:p>
          </table:table-cell>
          <table:table-cell office:value-type="float" office:value="8.9039999999999999" table:formula="of:=(['Nutri-coleta'.H38])*2" table:style-name="ce2">
            <text:p>8.904</text:p>
          </table:table-cell>
          <table:table-cell office:value-type="float" office:value="0.29520000000000002" table:formula="of:=(['Nutri-coleta'.I38])*2" table:style-name="ce2">
            <text:p>0.2952</text:p>
          </table:table-cell>
          <table:table-cell table:number-columns-repeated="16375" table:style-name="ce1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7">
            <text:p>Mu1K1</text:p>
          </table:table-cell>
          <table:table-cell office:value-type="float" office:value="1" table:style-name="ce7">
            <text:p>1</text:p>
          </table:table-cell>
          <table:table-cell office:value-type="float" office:value="27.7" table:formula="of:=(['Nutri-coleta'.D3])*2" table:style-name="ce2">
            <text:p>27.7</text:p>
          </table:table-cell>
          <table:table-cell office:value-type="float" office:value="0.27200000000000002" table:formula="of:=(['Nutri-coleta'.E3])*2" table:style-name="ce2">
            <text:p>0.272</text:p>
          </table:table-cell>
          <table:table-cell office:value-type="float" office:value="11.667999999999999" table:formula="of:=(['Nutri-coleta'.F3])*2" table:style-name="ce2">
            <text:p>11.668</text:p>
          </table:table-cell>
          <table:table-cell office:value-type="float" office:value="0.37940000000000002" table:formula="of:=(['Nutri-coleta'.G3])*2" table:style-name="ce2">
            <text:p>0.3794</text:p>
          </table:table-cell>
          <table:table-cell office:value-type="float" office:value="11.208" table:formula="of:=(['Nutri-coleta'.H3])*2" table:style-name="ce2">
            <text:p>11.208</text:p>
          </table:table-cell>
          <table:table-cell office:value-type="float" office:value="0.45379999999999998" table:formula="of:=(['Nutri-coleta'.I3])*2" table:style-name="ce2">
            <text:p>0.4538</text:p>
          </table:table-cell>
          <table:table-cell table:number-columns-repeated="16375" table:style-name="ce1"/>
        </table:table-row>
        <table:table-row table:style-name="ro3">
          <table:table-cell office:value-type="float" office:value="31" table:style-name="ce7">
            <text:p>31</text:p>
          </table:table-cell>
          <table:table-cell office:value-type="string" table:style-name="ce7">
            <text:p>Mu1K1</text:p>
          </table:table-cell>
          <table:table-cell office:value-type="float" office:value="1" table:style-name="ce7">
            <text:p>1</text:p>
          </table:table-cell>
          <table:table-cell office:value-type="float" office:value="14.27" table:formula="of:=(['Nutri-coleta'.D8])*2" table:style-name="ce2">
            <text:p>14.27</text:p>
          </table:table-cell>
          <table:table-cell office:value-type="float" office:value="0.5534" table:formula="of:=(['Nutri-coleta'.E8])*2" table:style-name="ce2">
            <text:p>0.5534</text:p>
          </table:table-cell>
          <table:table-cell office:value-type="float" office:value="9.3759999999999994" table:formula="of:=(['Nutri-coleta'.F8])*2" table:style-name="ce2">
            <text:p>9.376</text:p>
          </table:table-cell>
          <table:table-cell office:value-type="float" office:value="0.35720000000000002" table:formula="of:=(['Nutri-coleta'.G8])*2" table:style-name="ce2">
            <text:p>0.3572</text:p>
          </table:table-cell>
          <table:table-cell office:value-type="float" office:value="18.986000000000001" table:formula="of:=(['Nutri-coleta'.H8])*2" table:style-name="ce2">
            <text:p>18.986</text:p>
          </table:table-cell>
          <table:table-cell office:value-type="float" office:value="0.29480000000000001" table:formula="of:=(['Nutri-coleta'.I8])*2" table:style-name="ce2">
            <text:p>0.2948</text:p>
          </table:table-cell>
          <table:table-cell table:number-columns-repeated="16375" table:style-name="ce1"/>
        </table:table-row>
        <table:table-row table:style-name="ro3">
          <table:table-cell office:value-type="float" office:value="46" table:style-name="ce7">
            <text:p>46</text:p>
          </table:table-cell>
          <table:table-cell office:value-type="string" table:style-name="ce7">
            <text:p>Mu1K1</text:p>
          </table:table-cell>
          <table:table-cell office:value-type="float" office:value="2" table:style-name="ce7">
            <text:p>2</text:p>
          </table:table-cell>
          <table:table-cell office:value-type="float" office:value="17.202000000000002" table:formula="of:=(['Nutri-coleta'.D17])*2" table:style-name="ce2">
            <text:p>17.202</text:p>
          </table:table-cell>
          <table:table-cell office:value-type="float" office:value="0.39800000000000002" table:formula="of:=(['Nutri-coleta'.E17])*2" table:style-name="ce2">
            <text:p>0.398</text:p>
          </table:table-cell>
          <table:table-cell office:value-type="float" office:value="97.62" table:formula="of:=(['Nutri-coleta'.F17])*2" table:style-name="ce2">
            <text:p>97.62</text:p>
          </table:table-cell>
          <table:table-cell office:value-type="float" office:value="0.2102" table:formula="of:=(['Nutri-coleta'.G17])*2" table:style-name="ce2">
            <text:p>0.2102</text:p>
          </table:table-cell>
          <table:table-cell office:value-type="float" office:value="9.8019999999999996" table:formula="of:=(['Nutri-coleta'.H17])*2" table:style-name="ce2">
            <text:p>9.802</text:p>
          </table:table-cell>
          <table:table-cell office:value-type="float" office:value="0.4834" table:formula="of:=(['Nutri-coleta'.I17])*2" table:style-name="ce2">
            <text:p>0.4834</text:p>
          </table:table-cell>
          <table:table-cell table:number-columns-repeated="16375" table:style-name="ce1"/>
        </table:table-row>
        <table:table-row table:style-name="ro3">
          <table:table-cell office:value-type="float" office:value="51" table:style-name="ce7">
            <text:p>51</text:p>
          </table:table-cell>
          <table:table-cell office:value-type="string" table:style-name="ce7">
            <text:p>Mu1K1</text:p>
          </table:table-cell>
          <table:table-cell office:value-type="float" office:value="2" table:style-name="ce7">
            <text:p>2</text:p>
          </table:table-cell>
          <table:table-cell office:value-type="float" office:value="32.979999999999997" table:formula="of:=(['Nutri-coleta'.D18])*2" table:style-name="ce2">
            <text:p>32.98</text:p>
          </table:table-cell>
          <table:table-cell office:value-type="float" office:value="0.2722" table:formula="of:=(['Nutri-coleta'.E18])*2" table:style-name="ce2">
            <text:p>0.2722</text:p>
          </table:table-cell>
          <table:table-cell office:value-type="float" office:value="61.3" table:formula="of:=(['Nutri-coleta'.F18])*2" table:style-name="ce2">
            <text:p>61.3</text:p>
          </table:table-cell>
          <table:table-cell office:value-type="float" office:value="0.14235999999999999" table:formula="of:=(['Nutri-coleta'.G18])*2" table:style-name="ce2">
            <text:p>0.14236</text:p>
          </table:table-cell>
          <table:table-cell office:value-type="float" office:value="9.3819999999999997" table:formula="of:=(['Nutri-coleta'.H18])*2" table:style-name="ce2">
            <text:p>9.382</text:p>
          </table:table-cell>
          <table:table-cell office:value-type="float" office:value="0.29799999999999999" table:formula="of:=(['Nutri-coleta'.I18])*2" table:style-name="ce2">
            <text:p>0.298</text:p>
          </table:table-cell>
          <table:table-cell table:number-columns-repeated="16375" table:style-name="ce1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7">
            <text:p>Mu1K1</text:p>
          </table:table-cell>
          <table:table-cell office:value-type="float" office:value="3" table:style-name="ce7">
            <text:p>3</text:p>
          </table:table-cell>
          <table:table-cell office:value-type="float" office:value="23.34" table:formula="of:=(['Nutri-coleta'.D19])*2" table:style-name="ce2">
            <text:p>23.34</text:p>
          </table:table-cell>
          <table:table-cell office:value-type="float" office:value="0.46300000000000002" table:formula="of:=(['Nutri-coleta'.E19])*2" table:style-name="ce2">
            <text:p>0.463</text:p>
          </table:table-cell>
          <table:table-cell office:value-type="float" office:value="16.974" table:formula="of:=(['Nutri-coleta'.F19])*2" table:style-name="ce2">
            <text:p>16.974</text:p>
          </table:table-cell>
          <table:table-cell office:value-type="float" office:value="0.2576" table:formula="of:=(['Nutri-coleta'.G19])*2" table:style-name="ce2">
            <text:p>0.2576</text:p>
          </table:table-cell>
          <table:table-cell office:value-type="float" office:value="6.1719999999999997" table:formula="of:=(['Nutri-coleta'.H19])*2" table:style-name="ce2">
            <text:p>6.172</text:p>
          </table:table-cell>
          <table:table-cell office:value-type="float" office:value="0.24099999999999999" table:formula="of:=(['Nutri-coleta'.I19])*2" table:style-name="ce2">
            <text:p>0.241</text:p>
          </table:table-cell>
          <table:table-cell table:number-columns-repeated="16375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7">
            <text:p>Mu1K1</text:p>
          </table:table-cell>
          <table:table-cell office:value-type="float" office:value="3" table:style-name="ce7">
            <text:p>3</text:p>
          </table:table-cell>
          <table:table-cell office:value-type="float" office:value="34.840000000000003" table:formula="of:=(['Nutri-coleta'.D20])*2" table:style-name="ce2">
            <text:p>34.84</text:p>
          </table:table-cell>
          <table:table-cell office:value-type="float" office:value="0.38200000000000001" table:formula="of:=(['Nutri-coleta'.E20])*2" table:style-name="ce2">
            <text:p>0.382</text:p>
          </table:table-cell>
          <table:table-cell office:value-type="float" office:value="8.2240000000000002" table:formula="of:=(['Nutri-coleta'.F20])*2" table:style-name="ce2">
            <text:p>8.224</text:p>
          </table:table-cell>
          <table:table-cell office:value-type="float" office:value="0.2356" table:formula="of:=(['Nutri-coleta'.G20])*2" table:style-name="ce2">
            <text:p>0.2356</text:p>
          </table:table-cell>
          <table:table-cell office:value-type="float" office:value="5.758" table:formula="of:=(['Nutri-coleta'.H20])*2" table:style-name="ce2">
            <text:p>5.758</text:p>
          </table:table-cell>
          <table:table-cell office:value-type="float" office:value="0.3206" table:formula="of:=(['Nutri-coleta'.I20])*2" table:style-name="ce2">
            <text:p>0.3206</text:p>
          </table:table-cell>
          <table:table-cell table:number-columns-repeated="16375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7">
            <text:p>Mu1K1</text:p>
          </table:table-cell>
          <table:table-cell office:value-type="float" office:value="4" table:style-name="ce7">
            <text:p>4</text:p>
          </table:table-cell>
          <table:table-cell office:value-type="float" office:value="1.198" table:formula="of:=(['Nutri-coleta'.D28])*2" table:style-name="ce2">
            <text:p>1.198</text:p>
          </table:table-cell>
          <table:table-cell office:value-type="float" office:value="0.57840000000000003" table:formula="of:=(['Nutri-coleta'.E28])*2" table:style-name="ce2">
            <text:p>0.5784</text:p>
          </table:table-cell>
          <table:table-cell office:value-type="float" office:value="9.0220000000000002" table:formula="of:=(['Nutri-coleta'.F28])*2" table:style-name="ce2">
            <text:p>9.022</text:p>
          </table:table-cell>
          <table:table-cell office:value-type="float" office:value="0.2384" table:formula="of:=(['Nutri-coleta'.G28])*2" table:style-name="ce2">
            <text:p>0.2384</text:p>
          </table:table-cell>
          <table:table-cell office:value-type="float" office:value="9.0760000000000005" table:formula="of:=(['Nutri-coleta'.H28])*2" table:style-name="ce2">
            <text:p>9.076</text:p>
          </table:table-cell>
          <table:table-cell office:value-type="float" office:value="0.44400000000000001" table:formula="of:=(['Nutri-coleta'.I28])*2" table:style-name="ce2">
            <text:p>0.444</text:p>
          </table:table-cell>
          <table:table-cell table:number-columns-repeated="16375"/>
        </table:table-row>
        <table:table-row table:style-name="ro3">
          <table:table-cell office:value-type="float" office:value="29" table:style-name="ce7">
            <text:p>29</text:p>
          </table:table-cell>
          <table:table-cell office:value-type="string" table:style-name="ce7">
            <text:p>Mu1K1</text:p>
          </table:table-cell>
          <table:table-cell office:value-type="float" office:value="4" table:style-name="ce7">
            <text:p>4</text:p>
          </table:table-cell>
          <table:table-cell office:value-type="float" office:value="66.34" table:formula="of:=(['Nutri-coleta'.D31])*2" table:style-name="ce2">
            <text:p>66.34</text:p>
          </table:table-cell>
          <table:table-cell office:value-type="float" office:value="1.3808" table:formula="of:=(['Nutri-coleta'.E31])*2" table:style-name="ce2">
            <text:p>1.3808</text:p>
          </table:table-cell>
          <table:table-cell office:value-type="float" office:value="5.5860000000000003" table:formula="of:=(['Nutri-coleta'.F31])*2" table:style-name="ce2">
            <text:p>5.586</text:p>
          </table:table-cell>
          <table:table-cell office:value-type="float" office:value="0.25419999999999998" table:formula="of:=(['Nutri-coleta'.G31])*2" table:style-name="ce2">
            <text:p>0.254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75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7">
            <text:p>Mu1K1</text:p>
          </table:table-cell>
          <table:table-cell office:value-type="float" office:value="5" table:style-name="ce7">
            <text:p>5</text:p>
          </table:table-cell>
          <table:table-cell office:value-type="float" office:value="231.2" table:formula="of:=(['Nutri-coleta'.D34])*2" table:style-name="ce2">
            <text:p>231.2</text:p>
          </table:table-cell>
          <table:table-cell office:value-type="float" office:value="0.8226" table:formula="of:=(['Nutri-coleta'.E34])*2" table:style-name="ce2">
            <text:p>0.8226</text:p>
          </table:table-cell>
          <table:table-cell office:value-type="float" office:value="185.42" table:formula="of:=(['Nutri-coleta'.F34])*2" table:style-name="ce2">
            <text:p>185.42</text:p>
          </table:table-cell>
          <table:table-cell office:value-type="float" office:value="0.371" table:formula="of:=(['Nutri-coleta'.G34])*2" table:style-name="ce2">
            <text:p>0.371</text:p>
          </table:table-cell>
          <table:table-cell office:value-type="float" office:value="8.6959999999999997" table:formula="of:=(['Nutri-coleta'.H34])*2" table:style-name="ce2">
            <text:p>8.696</text:p>
          </table:table-cell>
          <table:table-cell office:value-type="float" office:value="0.24399999999999999" table:formula="of:=(['Nutri-coleta'.I34])*2" table:style-name="ce2">
            <text:p>0.244</text:p>
          </table:table-cell>
          <table:table-cell table:number-columns-repeated="16375"/>
        </table:table-row>
        <table:table-row table:style-name="ro3">
          <table:table-cell office:value-type="float" office:value="33" table:style-name="ce7">
            <text:p>33</text:p>
          </table:table-cell>
          <table:table-cell office:value-type="string" table:style-name="ce7">
            <text:p>Mu1K1</text:p>
          </table:table-cell>
          <table:table-cell office:value-type="float" office:value="5" table:style-name="ce7">
            <text:p>5</text:p>
          </table:table-cell>
          <table:table-cell office:value-type="float" office:value="70.760000000000005" table:formula="of:=(['Nutri-coleta'.D36])*2" table:style-name="ce2">
            <text:p>70.76</text:p>
          </table:table-cell>
          <table:table-cell office:value-type="float" office:value="0.31859999999999999" table:formula="of:=(['Nutri-coleta'.E36])*2" table:style-name="ce2">
            <text:p>0.3186</text:p>
          </table:table-cell>
          <table:table-cell office:value-type="float" office:value="20.48" table:formula="of:=(['Nutri-coleta'.F36])*2" table:style-name="ce2">
            <text:p>20.48</text:p>
          </table:table-cell>
          <table:table-cell office:value-type="float" office:value="0.34200000000000003" table:formula="of:=(['Nutri-coleta'.G36])*2" table:style-name="ce2">
            <text:p>0.342</text:p>
          </table:table-cell>
          <table:table-cell office:value-type="float" office:value="9.5220000000000002" table:formula="of:=(['Nutri-coleta'.H36])*2" table:style-name="ce2">
            <text:p>9.522</text:p>
          </table:table-cell>
          <table:table-cell office:value-type="float" office:value="0.25380000000000003" table:formula="of:=(['Nutri-coleta'.I36])*2" table:style-name="ce2">
            <text:p>0.2538</text:p>
          </table:table-cell>
          <table:table-cell table:number-columns-repeated="16375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048536" table:style-name="ro5">
          <table:table-cell table:number-columns-repeated="16384"/>
        </table:table-row>
      </table:table>
      <table:table table:name="água-milliq" table:style-name="ta2">
        <table:table-column table:style-name="co21" table:default-cell-style-name="ce1"/>
        <table:table-column table:style-name="co15" table:number-columns-repeated="2" table:default-cell-style-name="ce1"/>
        <table:table-column table:style-name="co9" table:number-columns-repeated="16381" table:default-cell-style-name="ce1"/>
        <table:table-row table:style-name="ro3">
          <table:table-cell office:value-type="string" table:style-name="ce1">
            <text:p>Sample</text:p>
          </table:table-cell>
          <table:table-cell office:value-type="string" table:style-name="ce1">
            <text:p>Carbon</text:p>
          </table:table-cell>
          <table:table-cell office:value-type="string" table:style-name="ce1">
            <text:p>Nitrogen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huva1</text:p>
          </table:table-cell>
          <table:table-cell office:value-type="float" office:value="17.059999999999999" table:style-name="ce5">
            <text:p>17.06</text:p>
          </table:table-cell>
          <table:table-cell office:value-type="float" office:value="0.81240000000000001" table:style-name="ce5">
            <text:p>0.8124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huva2</text:p>
          </table:table-cell>
          <table:table-cell office:value-type="float" office:value="8.8940000000000001" table:style-name="ce5">
            <text:p>8.894</text:p>
          </table:table-cell>
          <table:table-cell office:value-type="float" office:value="0.1799" table:style-name="ce5">
            <text:p>0.1799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ineral1</text:p>
          </table:table-cell>
          <table:table-cell office:value-type="float" office:value="2.254" table:style-name="ce5">
            <text:p>2.254</text:p>
          </table:table-cell>
          <table:table-cell office:value-type="float" office:value="0.36420000000000002" table:style-name="ce5">
            <text:p>0.3642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ineral2</text:p>
          </table:table-cell>
          <table:table-cell office:value-type="float" office:value="1.9179999999999999" table:style-name="ce5">
            <text:p>1.918</text:p>
          </table:table-cell>
          <table:table-cell office:value-type="float" office:value="0.18859999999999999" table:style-name="ce5">
            <text:p>0.1886</text:p>
          </table:table-cell>
          <table:table-cell table:number-columns-repeated="16381"/>
        </table:table-row>
        <table:table-row table:number-rows-repeated="1048571" table:style-name="ro5">
          <table:table-cell table:number-columns-repeated="16384"/>
        </table:table-row>
      </table:table>
      <table:database-ranges>
        <table:database-range table:target-range-address="Coleta_1.A1:Coleta_1.H35" table:name="__Anonymous_Sheet_DB__0" table:display-filter-buttons="true">
          <table:sort>
            <table:sort-by table:field-number="0"/>
          </table:sort>
        </table:database-range>
        <table:database-range table:target-range-address="Coleta_2.A1:Coleta_2.H38" table:name="__Anonymous_Sheet_DB__1" table:display-filter-buttons="true">
          <table:sort>
            <table:sort-by table:field-number="0"/>
          </table:sort>
        </table:database-range>
        <table:database-range table:target-range-address="Coleta_3.A1:Coleta_3.H36" table:name="__Anonymous_Sheet_DB__2" table:display-filter-buttons="true">
          <table:sort>
            <table:sort-by table:field-number="0"/>
          </table:sort>
        </table:database-range>
        <table:database-range table:target-range-address="Coleta_4.A1:Coleta_4.H25" table:name="__Anonymous_Sheet_DB__3" table:display-filter-buttons="true">
          <table:sort>
            <table:sort-by table:field-number="0"/>
          </table:sort>
        </table:database-range>
        <table:database-range table:target-range-address="Coleta_5.F1:Coleta_5.F32" table:name="__Anonymous_Sheet_DB__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Nimbus Roman No9 L" svg:font-family="&quot;Nimbus Roman No9 L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5" number:min-integer-digits="1"/>
    </number:number-style>
    <number:date-style style:name="N37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Marcos</meta:initial-creator>
    <dc:creator>Vinicius Farjalla</dc:creator>
    <meta:creation-date>2014-05-20T17:44:27Z</meta:creation-date>
    <dc:date>2017-11-28T13:20:01Z</dc:date>
    <meta:editing-cycles>25</meta:editing-cycles>
    <meta:editing-duration>PT22403S</meta:editing-duration>
  </office:meta>
</office:document-meta>
</file>